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0.52pt" svg:y="355.24pt">
            <draw:object draw:notify-on-update-of-ranges="Sheet1.F2:Sheet1.F100 Sheet1.G1:Sheet1.G1 Sheet1.G2:Sheet1.G100 Sheet1.H1:Sheet1.H1 Sheet1.H2:Sheet1.H100 Sheet1.I1:Sheet1.I1 Sheet1.I2:Sheet1.I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82.61pt" svg:y="358.67pt">
            <draw:object draw:notify-on-update-of-ranges="Sheet1.K2:Sheet1.K100 Sheet1.L1:Sheet1.L1 Sheet1.L2:Sheet1.L100 Sheet1.M1:Sheet1.M1 Sheet1.M2:Sheet1.M100 Sheet1.N1:Sheet1.N1 Sheet1.N2:Sheet1.N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in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out</text:p>
          </table:table-cell>
          <table:table-cell table:style-name="ce1" office:value-type="string" calcext:value-type="string">
            <text:p>T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 ]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formula="of:=[.$B$7]" office:value-type="float" office:value="30" calcext:value-type="float">
            <text:p>30.00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style-name="ce1" table:formula="of:=[.$B$7]" office:value-type="float" office:value="30" calcext:value-type="float">
            <text:p>30.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 ]</text:p>
          </table:table-cell>
          <table:table-cell table:number-columns-repeated="2"/>
          <table:table-cell table:formula="of:=[.F2]+[.$B$4]" office:value-type="float" office:value="0.1" calcext:value-type="float">
            <text:p>0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]+([.F3]-[.F2])/[.$B$8]*([.G2]-[.$B$9]*([.I2]-[.H2]))" office:value-type="float" office:value="29.4005994005994" calcext:value-type="float">
            <text:p>29.40</text:p>
          </table:table-cell>
          <table:table-cell/>
          <table:table-cell table:style-name="ce1" table:formula="of:=[.K2]+[.$B$4]" office:value-type="float" office:value="0.1" calcext:value-type="float">
            <text:p>0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]+([.$B$4]*[.L3]/[.$B$8])+([.$B$4]*[.$B$9]/[.$B$8]*[.M3]))/(1+[.$B$4]*[.$B$9]/[.$B$8])" office:value-type="float" office:value="29.4647636039251" calcext:value-type="float">
            <text:p>29.4647636039251</text:p>
          </table:table-cell>
        </table:table-row>
        <table:table-row table:style-name="ro1">
          <table:table-cell office:value-type="string" calcext:value-type="string">
            <text:p>deltatim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[s]</text:p>
          </table:table-cell>
          <table:table-cell table:number-columns-repeated="2"/>
          <table:table-cell table:formula="of:=[.F3]+[.$B$4]" office:value-type="float" office:value="0.2" calcext:value-type="float">
            <text:p>0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]+([.F4]-[.F3])/[.$B$8]*([.G3]-[.$B$9]*([.I3]-[.H3]))" office:value-type="float" office:value="28.8730550169112" calcext:value-type="float">
            <text:p>28.87</text:p>
          </table:table-cell>
          <table:table-cell/>
          <table:table-cell table:style-name="ce1" table:formula="of:=[.K3]+[.$B$4]" office:value-type="float" office:value="0.2" calcext:value-type="float">
            <text:p>0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]+([.$B$4]*[.L4]/[.$B$8])+([.$B$4]*[.$B$9]/[.$B$8]*[.M4]))/(1+[.$B$4]*[.$B$9]/[.$B$8])" office:value-type="float" office:value="28.9868228077868" calcext:value-type="float">
            <text:p>28.986822807786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W]</text:p>
          </table:table-cell>
          <table:table-cell table:number-columns-repeated="2"/>
          <table:table-cell table:formula="of:=[.F4]+[.$B$4]" office:value-type="float" office:value="0.3" calcext:value-type="float">
            <text:p>0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]+([.F5]-[.F4])/[.$B$8]*([.G4]-[.$B$9]*([.I4]-[.H4]))" office:value-type="float" office:value="28.4087527171815" calcext:value-type="float">
            <text:p>28.41</text:p>
          </table:table-cell>
          <table:table-cell/>
          <table:table-cell table:style-name="ce1" table:formula="of:=[.K4]+[.$B$4]" office:value-type="float" office:value="0.3" calcext:value-type="float">
            <text:p>0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]+([.$B$4]*[.L5]/[.$B$8])+([.$B$4]*[.$B$9]/[.$B$8]*[.M5]))/(1+[.$B$4]*[.$B$9]/[.$B$8])" office:value-type="float" office:value="28.560044273501" calcext:value-type="float">
            <text:p>28.560044273501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C]</text:p>
          </table:table-cell>
          <table:table-cell table:number-columns-repeated="2"/>
          <table:table-cell table:formula="of:=[.F5]+[.$B$4]" office:value-type="float" office:value="0.4" calcext:value-type="float">
            <text:p>0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]+([.F6]-[.F5])/[.$B$8]*([.G5]-[.$B$9]*([.I5]-[.H5]))" office:value-type="float" office:value="28.0001110328041" calcext:value-type="float">
            <text:p>28.00</text:p>
          </table:table-cell>
          <table:table-cell/>
          <table:table-cell table:style-name="ce1" table:formula="of:=[.K5]+[.$B$4]" office:value-type="float" office:value="0.4" calcext:value-type="float">
            <text:p>0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]+([.$B$4]*[.L6]/[.$B$8])+([.$B$4]*[.$B$9]/[.$B$8]*[.M6]))/(1+[.$B$4]*[.$B$9]/[.$B$8])" office:value-type="float" office:value="28.1789512201378" calcext:value-type="float">
            <text:p>28.178951220137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]</text:p>
          </table:table-cell>
          <table:table-cell table:number-columns-repeated="2"/>
          <table:table-cell table:formula="of:=[.F6]+[.$B$4]" office:value-type="float" office:value="0.5" calcext:value-type="float">
            <text:p>0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]+([.F7]-[.F6])/[.$B$8]*([.G6]-[.$B$9]*([.I6]-[.H6]))" office:value-type="float" office:value="27.6404573625379" calcext:value-type="float">
            <text:p>27.64</text:p>
          </table:table-cell>
          <table:table-cell/>
          <table:table-cell table:style-name="ce1" table:formula="of:=[.K6]+[.$B$4]" office:value-type="float" office:value="0.5" calcext:value-type="float">
            <text:p>0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]+([.$B$4]*[.L7]/[.$B$8])+([.$B$4]*[.$B$9]/[.$B$8]*[.M7]))/(1+[.$B$4]*[.$B$9]/[.$B$8])" office:value-type="float" office:value="27.8386531412649" calcext:value-type="float">
            <text:p>27.838653141264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001" calcext:value-type="float">
            <text:p>1.001</text:p>
          </table:table-cell>
          <table:table-cell office:value-type="string" calcext:value-type="string">
            <text:p>[J/K]</text:p>
          </table:table-cell>
          <table:table-cell table:number-columns-repeated="2"/>
          <table:table-cell table:formula="of:=[.F7]+[.$B$4]" office:value-type="float" office:value="0.6" calcext:value-type="float">
            <text:p>0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]+([.F8]-[.F7])/[.$B$8]*([.G7]-[.$B$9]*([.I7]-[.H7]))" office:value-type="float" office:value="27.3239190173785" calcext:value-type="float">
            <text:p>27.32</text:p>
          </table:table-cell>
          <table:table-cell/>
          <table:table-cell table:style-name="ce1" table:formula="of:=[.K7]+[.$B$4]" office:value-type="float" office:value="0.6" calcext:value-type="float">
            <text:p>0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]+([.$B$4]*[.L8]/[.$B$8])+([.$B$4]*[.$B$9]/[.$B$8]*[.M8]))/(1+[.$B$4]*[.$B$9]/[.$B$8])" office:value-type="float" office:value="27.5347830458574" calcext:value-type="float">
            <text:p>27.53478304585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[.B10]*[.B11]" office:value-type="float" office:value="1.2" calcext:value-type="float">
            <text:p>1.2</text:p>
          </table:table-cell>
          <table:table-cell office:value-type="string" calcext:value-type="string">
            <text:p>[W/K]</text:p>
          </table:table-cell>
          <table:table-cell table:number-columns-repeated="2"/>
          <table:table-cell table:formula="of:=[.F8]+[.$B$4]" office:value-type="float" office:value="0.7" calcext:value-type="float">
            <text:p>0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]+([.F9]-[.F8])/[.$B$8]*([.G8]-[.$B$9]*([.I8]-[.H8]))" office:value-type="float" office:value="27.0453273269835" calcext:value-type="float">
            <text:p>27.05</text:p>
          </table:table-cell>
          <table:table-cell/>
          <table:table-cell table:style-name="ce1" table:formula="of:=[.K8]+[.$B$4]" office:value-type="float" office:value="0.7" calcext:value-type="float">
            <text:p>0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]+([.$B$4]*[.L9]/[.$B$8])+([.$B$4]*[.$B$9]/[.$B$8]*[.M9]))/(1+[.$B$4]*[.$B$9]/[.$B$8])" office:value-type="float" office:value="27.2634414173981" calcext:value-type="float">
            <text:p>27.263441417398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[W/m2/K]</text:p>
          </table:table-cell>
          <table:table-cell table:number-columns-repeated="2"/>
          <table:table-cell table:formula="of:=[.F9]+[.$B$4]" office:value-type="float" office:value="0.8" calcext:value-type="float">
            <text:p>0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]+([.F10]-[.F9])/[.$B$8]*([.G9]-[.$B$9]*([.I9]-[.H9]))" office:value-type="float" office:value="26.8001332418306" calcext:value-type="float">
            <text:p>26.80</text:p>
          </table:table-cell>
          <table:table-cell/>
          <table:table-cell table:style-name="ce1" table:formula="of:=[.K9]+[.$B$4]" office:value-type="float" office:value="0.8" calcext:value-type="float">
            <text:p>0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]+([.$B$4]*[.L10]/[.$B$8])+([.$B$4]*[.$B$9]/[.$B$8]*[.M10]))/(1+[.$B$4]*[.$B$9]/[.$B$8])" office:value-type="float" office:value="27.0211461720031" calcext:value-type="float">
            <text:p>27.02114617200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m2]</text:p>
          </table:table-cell>
          <table:table-cell table:number-columns-repeated="2"/>
          <table:table-cell table:formula="of:=[.F10]+[.$B$4]" office:value-type="float" office:value="0.9" calcext:value-type="float">
            <text:p>0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0]+([.F11]-[.F10])/[.$B$8]*([.G10]-[.$B$9]*([.I10]-[.H10]))" office:value-type="float" office:value="26.5843330529998" calcext:value-type="float">
            <text:p>26.58</text:p>
          </table:table-cell>
          <table:table-cell/>
          <table:table-cell table:style-name="ce1" table:formula="of:=[.K10]+[.$B$4]" office:value-type="float" office:value="0.9" calcext:value-type="float">
            <text:p>0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0]+([.$B$4]*[.L11]/[.$B$8])+([.$B$4]*[.$B$9]/[.$B$8]*[.M11]))/(1+[.$B$4]*[.$B$9]/[.$B$8])" office:value-type="float" office:value="26.8047879733944" calcext:value-type="float">
            <text:p>26.8047879733944</text:p>
          </table:table-cell>
        </table:table-row>
        <table:table-row table:style-name="ro1">
          <table:table-cell table:number-columns-repeated="5"/>
          <table:table-cell table:formula="of:=[.F11]+[.$B$4]" office:value-type="float" office:value="1" calcext:value-type="float">
            <text:p>1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1]+([.F12]-[.F11])/[.$B$8]*([.G11]-[.$B$9]*([.I11]-[.H11]))" office:value-type="float" office:value="26.3944030166761" calcext:value-type="float">
            <text:p>26.39</text:p>
          </table:table-cell>
          <table:table-cell/>
          <table:table-cell table:style-name="ce1" table:formula="of:=[.K11]+[.$B$4]" office:value-type="float" office:value="1" calcext:value-type="float">
            <text:p>1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1]+([.$B$4]*[.L12]/[.$B$8])+([.$B$4]*[.$B$9]/[.$B$8]*[.M12]))/(1+[.$B$4]*[.$B$9]/[.$B$8])" office:value-type="float" office:value="26.6115903312826" calcext:value-type="float">
            <text:p>26.6115903312826</text:p>
          </table:table-cell>
        </table:table-row>
        <table:table-row table:style-name="ro1">
          <table:table-cell table:number-columns-repeated="5"/>
          <table:table-cell table:formula="of:=[.F12]+[.$B$4]" office:value-type="float" office:value="1.1" calcext:value-type="float">
            <text:p>1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2]+([.F13]-[.F12])/[.$B$8]*([.G12]-[.$B$9]*([.I12]-[.H12]))" office:value-type="float" office:value="26.2272418158758" calcext:value-type="float">
            <text:p>26.23</text:p>
          </table:table-cell>
          <table:table-cell/>
          <table:table-cell table:style-name="ce1" table:formula="of:=[.K12]+[.$B$4]" office:value-type="float" office:value="1.1" calcext:value-type="float">
            <text:p>1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2]+([.$B$4]*[.L13]/[.$B$8])+([.$B$4]*[.$B$9]/[.$B$8]*[.M13]))/(1+[.$B$4]*[.$B$9]/[.$B$8])" office:value-type="float" office:value="26.4390739711096" calcext:value-type="float">
            <text:p>26.4390739711096</text:p>
          </table:table-cell>
        </table:table-row>
        <table:table-row table:style-name="ro1">
          <table:table-cell table:number-columns-repeated="5"/>
          <table:table-cell table:formula="of:=[.F13]+[.$B$4]" office:value-type="float" office:value="1.2" calcext:value-type="float">
            <text:p>1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3]+([.F14]-[.F13])/[.$B$8]*([.G13]-[.$B$9]*([.I13]-[.H13]))" office:value-type="float" office:value="26.0801199198667" calcext:value-type="float">
            <text:p>26.08</text:p>
          </table:table-cell>
          <table:table-cell/>
          <table:table-cell table:style-name="ce1" table:formula="of:=[.K13]+[.$B$4]" office:value-type="float" office:value="1.2" calcext:value-type="float">
            <text:p>1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3]+([.$B$4]*[.L14]/[.$B$8])+([.$B$4]*[.$B$9]/[.$B$8]*[.M14]))/(1+[.$B$4]*[.$B$9]/[.$B$8])" office:value-type="float" office:value="26.2850250179132" calcext:value-type="float">
            <text:p>26.2850250179132</text:p>
          </table:table-cell>
        </table:table-row>
        <table:table-row table:style-name="ro1">
          <table:table-cell table:number-columns-repeated="5"/>
          <table:table-cell table:formula="of:=[.F14]+[.$B$4]" office:value-type="float" office:value="1.3" calcext:value-type="float">
            <text:p>1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4]+([.F15]-[.F14])/[.$B$8]*([.G14]-[.$B$9]*([.I14]-[.H14]))" office:value-type="float" office:value="25.9506350143882" calcext:value-type="float">
            <text:p>25.95</text:p>
          </table:table-cell>
          <table:table-cell/>
          <table:table-cell table:style-name="ce1" table:formula="of:=[.K14]+[.$B$4]" office:value-type="float" office:value="1.3" calcext:value-type="float">
            <text:p>1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4]+([.$B$4]*[.L15]/[.$B$8])+([.$B$4]*[.$B$9]/[.$B$8]*[.M15]))/(1+[.$B$4]*[.$B$9]/[.$B$8])" office:value-type="float" office:value="26.1474665860224" calcext:value-type="float">
            <text:p>26.1474665860224</text:p>
          </table:table-cell>
        </table:table-row>
        <table:table-row table:style-name="ro1">
          <table:table-cell table:number-columns-repeated="5"/>
          <table:table-cell table:formula="of:=[.F15]+[.$B$4]" office:value-type="float" office:value="1.4" calcext:value-type="float">
            <text:p>1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5]+([.F16]-[.F15])/[.$B$8]*([.G15]-[.$B$9]*([.I15]-[.H15]))" office:value-type="float" office:value="25.8366727749011" calcext:value-type="float">
            <text:p>25.84</text:p>
          </table:table-cell>
          <table:table-cell/>
          <table:table-cell table:style-name="ce1" table:formula="of:=[.K15]+[.$B$4]" office:value-type="float" office:value="1.4" calcext:value-type="float">
            <text:p>1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5]+([.$B$4]*[.L16]/[.$B$8])+([.$B$4]*[.$B$9]/[.$B$8]*[.M16]))/(1+[.$B$4]*[.$B$9]/[.$B$8])" office:value-type="float" office:value="26.0246334099986" calcext:value-type="float">
            <text:p>26.0246334099986</text:p>
          </table:table-cell>
        </table:table-row>
        <table:table-row table:style-name="ro1">
          <table:table-cell table:number-columns-repeated="5"/>
          <table:table-cell table:formula="of:=[.F16]+[.$B$4]" office:value-type="float" office:value="1.5" calcext:value-type="float">
            <text:p>1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6]+([.F17]-[.F16])/[.$B$8]*([.G16]-[.$B$9]*([.I16]-[.H16]))" office:value-type="float" office:value="25.7363723423455" calcext:value-type="float">
            <text:p>25.74</text:p>
          </table:table-cell>
          <table:table-cell/>
          <table:table-cell table:style-name="ce1" table:formula="of:=[.K16]+[.$B$4]" office:value-type="float" office:value="1.5" calcext:value-type="float">
            <text:p>1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6]+([.$B$4]*[.L17]/[.$B$8])+([.$B$4]*[.$B$9]/[.$B$8]*[.M17]))/(1+[.$B$4]*[.$B$9]/[.$B$8])" office:value-type="float" office:value="25.9149491912655" calcext:value-type="float">
            <text:p>25.9149491912655</text:p>
          </table:table-cell>
        </table:table-row>
        <table:table-row table:style-name="ro1">
          <table:table-cell table:number-columns-repeated="5"/>
          <table:table-cell table:formula="of:=[.F17]+[.$B$4]" office:value-type="float" office:value="1.6" calcext:value-type="float">
            <text:p>1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7]+([.F18]-[.F17])/[.$B$8]*([.G17]-[.$B$9]*([.I17]-[.H17]))" office:value-type="float" office:value="25.6480959376687" calcext:value-type="float">
            <text:p>25.65</text:p>
          </table:table-cell>
          <table:table-cell/>
          <table:table-cell table:style-name="ce1" table:formula="of:=[.K17]+[.$B$4]" office:value-type="float" office:value="1.6" calcext:value-type="float">
            <text:p>1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7]+([.$B$4]*[.L18]/[.$B$8])+([.$B$4]*[.$B$9]/[.$B$8]*[.M18]))/(1+[.$B$4]*[.$B$9]/[.$B$8])" office:value-type="float" office:value="25.8170063697206" calcext:value-type="float">
            <text:p>25.8170063697206</text:p>
          </table:table-cell>
        </table:table-row>
        <table:table-row table:style-name="ro1">
          <table:table-cell table:number-columns-repeated="5"/>
          <table:table-cell table:formula="of:=[.F18]+[.$B$4]" office:value-type="float" office:value="1.7" calcext:value-type="float">
            <text:p>1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8]+([.F19]-[.F18])/[.$B$8]*([.G18]-[.$B$9]*([.I18]-[.H18]))" office:value-type="float" office:value="25.5704021189672" calcext:value-type="float">
            <text:p>25.57</text:p>
          </table:table-cell>
          <table:table-cell/>
          <table:table-cell table:style-name="ce1" table:formula="of:=[.K18]+[.$B$4]" office:value-type="float" office:value="1.7" calcext:value-type="float">
            <text:p>1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8]+([.$B$4]*[.L19]/[.$B$8])+([.$B$4]*[.$B$9]/[.$B$8]*[.M19]))/(1+[.$B$4]*[.$B$9]/[.$B$8])" office:value-type="float" office:value="25.7295480607407" calcext:value-type="float">
            <text:p>25.7295480607407</text:p>
          </table:table-cell>
        </table:table-row>
        <table:table-row table:style-name="ro1">
          <table:table-cell table:number-columns-repeated="5"/>
          <table:table-cell table:formula="of:=[.F19]+[.$B$4]" office:value-type="float" office:value="1.8" calcext:value-type="float">
            <text:p>1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19]+([.F20]-[.F19])/[.$B$8]*([.G19]-[.$B$9]*([.I19]-[.H19]))" office:value-type="float" office:value="25.5020222445655" calcext:value-type="float">
            <text:p>25.50</text:p>
          </table:table-cell>
          <table:table-cell/>
          <table:table-cell table:style-name="ce1" table:formula="of:=[.K19]+[.$B$4]" office:value-type="float" office:value="1.8" calcext:value-type="float">
            <text:p>1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19]+([.$B$4]*[.L20]/[.$B$8])+([.$B$4]*[.$B$9]/[.$B$8]*[.M20]))/(1+[.$B$4]*[.$B$9]/[.$B$8])" office:value-type="float" office:value="25.6514519257818" calcext:value-type="float">
            <text:p>25.6514519257818</text:p>
          </table:table-cell>
        </table:table-row>
        <table:table-row table:style-name="ro1">
          <table:table-cell table:number-columns-repeated="5"/>
          <table:table-cell table:formula="of:=[.F20]+[.$B$4]" office:value-type="float" office:value="1.9" calcext:value-type="float">
            <text:p>1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0]+([.F21]-[.F20])/[.$B$8]*([.G20]-[.$B$9]*([.I20]-[.H20]))" office:value-type="float" office:value="25.4418397577045" calcext:value-type="float">
            <text:p>25.44</text:p>
          </table:table-cell>
          <table:table-cell/>
          <table:table-cell table:style-name="ce1" table:formula="of:=[.K20]+[.$B$4]" office:value-type="float" office:value="1.9" calcext:value-type="float">
            <text:p>1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0]+([.$B$4]*[.L21]/[.$B$8])+([.$B$4]*[.$B$9]/[.$B$8]*[.M21]))/(1+[.$B$4]*[.$B$9]/[.$B$8])" office:value-type="float" office:value="25.5817157695875" calcext:value-type="float">
            <text:p>25.5817157695875</text:p>
          </table:table-cell>
        </table:table-row>
        <table:table-row table:style-name="ro1">
          <table:table-cell table:number-columns-repeated="5"/>
          <table:table-cell table:formula="of:=[.F21]+[.$B$4]" office:value-type="float" office:value="2" calcext:value-type="float">
            <text:p>2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1]+([.F22]-[.F21])/[.$B$8]*([.G21]-[.$B$9]*([.I21]-[.H21]))" office:value-type="float" office:value="25.3888719545831" calcext:value-type="float">
            <text:p>25.39</text:p>
          </table:table-cell>
          <table:table-cell/>
          <table:table-cell table:style-name="ce1" table:formula="of:=[.K21]+[.$B$4]" office:value-type="float" office:value="2" calcext:value-type="float">
            <text:p>2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1]+([.$B$4]*[.L22]/[.$B$8])+([.$B$4]*[.$B$9]/[.$B$8]*[.M22]))/(1+[.$B$4]*[.$B$9]/[.$B$8])" office:value-type="float" office:value="25.5194446791767" calcext:value-type="float">
            <text:p>25.5194446791767</text:p>
          </table:table-cell>
        </table:table-row>
        <table:table-row table:style-name="ro1">
          <table:table-cell table:number-columns-repeated="5"/>
          <table:table-cell table:formula="of:=[.F22]+[.$B$4]" office:value-type="float" office:value="2.1" calcext:value-type="float">
            <text:p>2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2]+([.F23]-[.F22])/[.$B$8]*([.G22]-[.$B$9]*([.I22]-[.H22]))" office:value-type="float" office:value="25.3422539380497" calcext:value-type="float">
            <text:p>25.34</text:p>
          </table:table-cell>
          <table:table-cell/>
          <table:table-cell table:style-name="ce1" table:formula="of:=[.K22]+[.$B$4]" office:value-type="float" office:value="2.1" calcext:value-type="float">
            <text:p>2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2]+([.$B$4]*[.L23]/[.$B$8])+([.$B$4]*[.$B$9]/[.$B$8]*[.M23]))/(1+[.$B$4]*[.$B$9]/[.$B$8])" office:value-type="float" office:value="25.4638395395682" calcext:value-type="float">
            <text:p>25.4638395395682</text:p>
          </table:table-cell>
        </table:table-row>
        <table:table-row table:style-name="ro1">
          <table:table-cell table:number-columns-repeated="5"/>
          <table:table-cell table:formula="of:=[.F23]+[.$B$4]" office:value-type="float" office:value="2.2" calcext:value-type="float">
            <text:p>2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3]+([.F24]-[.F23])/[.$B$8]*([.G23]-[.$B$9]*([.I23]-[.H23]))" office:value-type="float" office:value="25.3012244949268" calcext:value-type="float">
            <text:p>25.30</text:p>
          </table:table-cell>
          <table:table-cell/>
          <table:table-cell table:style-name="ce1" table:formula="of:=[.K23]+[.$B$4]" office:value-type="float" office:value="2.2" calcext:value-type="float">
            <text:p>2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3]+([.$B$4]*[.L24]/[.$B$8])+([.$B$4]*[.$B$9]/[.$B$8]*[.M24]))/(1+[.$B$4]*[.$B$9]/[.$B$8])" office:value-type="float" office:value="25.4141867788651" calcext:value-type="float">
            <text:p>25.4141867788651</text:p>
          </table:table-cell>
        </table:table-row>
        <table:table-row table:style-name="ro1">
          <table:table-cell table:number-columns-repeated="5"/>
          <table:table-cell table:formula="of:=[.F24]+[.$B$4]" office:value-type="float" office:value="2.3" calcext:value-type="float">
            <text:p>2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4]+([.F25]-[.F24])/[.$B$8]*([.G24]-[.$B$9]*([.I24]-[.H24]))" office:value-type="float" office:value="25.2651136663642" calcext:value-type="float">
            <text:p>25.27</text:p>
          </table:table-cell>
          <table:table-cell/>
          <table:table-cell table:style-name="ce1" table:formula="of:=[.K24]+[.$B$4]" office:value-type="float" office:value="2.3" calcext:value-type="float">
            <text:p>2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4]+([.$B$4]*[.L25]/[.$B$8])+([.$B$4]*[.$B$9]/[.$B$8]*[.M25]))/(1+[.$B$4]*[.$B$9]/[.$B$8])" office:value-type="float" office:value="25.3698492111007" calcext:value-type="float">
            <text:p>25.3698492111007</text:p>
          </table:table-cell>
        </table:table-row>
        <table:table-row table:style-name="ro1">
          <table:table-cell table:number-columns-repeated="5"/>
          <table:table-cell table:formula="of:=[.F25]+[.$B$4]" office:value-type="float" office:value="2.4" calcext:value-type="float">
            <text:p>2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5]+([.F26]-[.F25])/[.$B$8]*([.G25]-[.$B$9]*([.I25]-[.H25]))" office:value-type="float" office:value="25.2333318082586" calcext:value-type="float">
            <text:p>25.23</text:p>
          </table:table-cell>
          <table:table-cell/>
          <table:table-cell table:style-name="ce1" table:formula="of:=[.K25]+[.$B$4]" office:value-type="float" office:value="2.4" calcext:value-type="float">
            <text:p>2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5]+([.$B$4]*[.L26]/[.$B$8])+([.$B$4]*[.$B$9]/[.$B$8]*[.M26]))/(1+[.$B$4]*[.$B$9]/[.$B$8])" office:value-type="float" office:value="25.3302578593326" calcext:value-type="float">
            <text:p>25.3302578593326</text:p>
          </table:table-cell>
        </table:table-row>
        <table:table-row table:style-name="ro1">
          <table:table-cell table:number-columns-repeated="5"/>
          <table:table-cell table:formula="of:=[.F26]+[.$B$4]" office:value-type="float" office:value="2.5" calcext:value-type="float">
            <text:p>2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6]+([.F27]-[.F26])/[.$B$8]*([.G26]-[.$B$9]*([.I26]-[.H26]))" office:value-type="float" office:value="25.2053599631127" calcext:value-type="float">
            <text:p>25.21</text:p>
          </table:table-cell>
          <table:table-cell/>
          <table:table-cell table:style-name="ce1" table:formula="of:=[.K26]+[.$B$4]" office:value-type="float" office:value="2.5" calcext:value-type="float">
            <text:p>2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6]+([.$B$4]*[.L27]/[.$B$8])+([.$B$4]*[.$B$9]/[.$B$8]*[.M27]))/(1+[.$B$4]*[.$B$9]/[.$B$8])" office:value-type="float" office:value="25.2949046540517" calcext:value-type="float">
            <text:p>25.2949046540517</text:p>
          </table:table-cell>
        </table:table-row>
        <table:table-row table:style-name="ro1">
          <table:table-cell table:number-columns-repeated="5"/>
          <table:table-cell table:formula="of:=[.F27]+[.$B$4]" office:value-type="float" office:value="2.6" calcext:value-type="float">
            <text:p>2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7]+([.F28]-[.F27])/[.$B$8]*([.G27]-[.$B$9]*([.I27]-[.H27]))" office:value-type="float" office:value="25.1807413861162" calcext:value-type="float">
            <text:p>25.18</text:p>
          </table:table-cell>
          <table:table-cell/>
          <table:table-cell table:style-name="ce1" table:formula="of:=[.K27]+[.$B$4]" office:value-type="float" office:value="2.6" calcext:value-type="float">
            <text:p>2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7]+([.$B$4]*[.L28]/[.$B$8])+([.$B$4]*[.$B$9]/[.$B$8]*[.M28]))/(1+[.$B$4]*[.$B$9]/[.$B$8])" office:value-type="float" office:value="25.2633359132076" calcext:value-type="float">
            <text:p>25.2633359132076</text:p>
          </table:table-cell>
        </table:table-row>
        <table:table-row table:style-name="ro1">
          <table:table-cell table:number-columns-repeated="5"/>
          <table:table-cell table:formula="of:=[.F28]+[.$B$4]" office:value-type="float" office:value="2.7" calcext:value-type="float">
            <text:p>2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8]+([.F29]-[.F28])/[.$B$8]*([.G28]-[.$B$9]*([.I28]-[.H28]))" office:value-type="float" office:value="25.1590740870813" calcext:value-type="float">
            <text:p>25.16</text:p>
          </table:table-cell>
          <table:table-cell/>
          <table:table-cell table:style-name="ce1" table:formula="of:=[.K28]+[.$B$4]" office:value-type="float" office:value="2.7" calcext:value-type="float">
            <text:p>2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8]+([.$B$4]*[.L29]/[.$B$8])+([.$B$4]*[.$B$9]/[.$B$8]*[.M29]))/(1+[.$B$4]*[.$B$9]/[.$B$8])" office:value-type="float" office:value="25.2351465201791" calcext:value-type="float">
            <text:p>25.2351465201791</text:p>
          </table:table-cell>
        </table:table-row>
        <table:table-row table:style-name="ro1">
          <table:table-cell table:number-columns-repeated="5"/>
          <table:table-cell table:formula="of:=[.F29]+[.$B$4]" office:value-type="float" office:value="2.8" calcext:value-type="float">
            <text:p>2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29]+([.F30]-[.F29])/[.$B$8]*([.G29]-[.$B$9]*([.I29]-[.H29]))" office:value-type="float" office:value="25.1400042664521" calcext:value-type="float">
            <text:p>25.14</text:p>
          </table:table-cell>
          <table:table-cell/>
          <table:table-cell table:style-name="ce1" table:formula="of:=[.K29]+[.$B$4]" office:value-type="float" office:value="2.8" calcext:value-type="float">
            <text:p>2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29]+([.$B$4]*[.L30]/[.$B$8])+([.$B$4]*[.$B$9]/[.$B$8]*[.M30]))/(1+[.$B$4]*[.$B$9]/[.$B$8])" office:value-type="float" office:value="25.2099747249771" calcext:value-type="float">
            <text:p>25.2099747249771</text:p>
          </table:table-cell>
        </table:table-row>
        <table:table-row table:style-name="ro1">
          <table:table-cell table:number-columns-repeated="5"/>
          <table:table-cell table:formula="of:=[.F30]+[.$B$4]" office:value-type="float" office:value="2.9" calcext:value-type="float">
            <text:p>2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0]+([.F31]-[.F30])/[.$B$8]*([.G30]-[.$B$9]*([.I30]-[.H30]))" office:value-type="float" office:value="25.1232205382061" calcext:value-type="float">
            <text:p>25.12</text:p>
          </table:table-cell>
          <table:table-cell/>
          <table:table-cell table:style-name="ce1" table:formula="of:=[.K30]+[.$B$4]" office:value-type="float" office:value="2.9" calcext:value-type="float">
            <text:p>2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0]+([.$B$4]*[.L31]/[.$B$8])+([.$B$4]*[.$B$9]/[.$B$8]*[.M31]))/(1+[.$B$4]*[.$B$9]/[.$B$8])" office:value-type="float" office:value="25.1874975019644" calcext:value-type="float">
            <text:p>25.1874975019644</text:p>
          </table:table-cell>
        </table:table-row>
        <table:table-row table:style-name="ro1">
          <table:table-cell table:number-columns-repeated="5"/>
          <table:table-cell table:formula="of:=[.F31]+[.$B$4]" office:value-type="float" office:value="3" calcext:value-type="float">
            <text:p>3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1]+([.F32]-[.F31])/[.$B$8]*([.G31]-[.$B$9]*([.I31]-[.H31]))" office:value-type="float" office:value="25.1084488453143" calcext:value-type="float">
            <text:p>25.11</text:p>
          </table:table-cell>
          <table:table-cell/>
          <table:table-cell table:style-name="ce1" table:formula="of:=[.K31]+[.$B$4]" office:value-type="float" office:value="3" calcext:value-type="float">
            <text:p>3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1]+([.$B$4]*[.L32]/[.$B$8])+([.$B$4]*[.$B$9]/[.$B$8]*[.M32]))/(1+[.$B$4]*[.$B$9]/[.$B$8])" office:value-type="float" office:value="25.1674264045195" calcext:value-type="float">
            <text:p>25.1674264045195</text:p>
          </table:table-cell>
        </table:table-row>
        <table:table-row table:style-name="ro1">
          <table:table-cell table:number-columns-repeated="5"/>
          <table:table-cell table:formula="of:=[.F32]+[.$B$4]" office:value-type="float" office:value="3.1" calcext:value-type="float">
            <text:p>3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2]+([.F33]-[.F32])/[.$B$8]*([.G32]-[.$B$9]*([.I32]-[.H32]))" office:value-type="float" office:value="25.0954479847371" calcext:value-type="float">
            <text:p>25.10</text:p>
          </table:table-cell>
          <table:table-cell/>
          <table:table-cell table:style-name="ce1" table:formula="of:=[.K32]+[.$B$4]" office:value-type="float" office:value="3.1" calcext:value-type="float">
            <text:p>3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2]+([.$B$4]*[.L33]/[.$B$8])+([.$B$4]*[.$B$9]/[.$B$8]*[.M33]))/(1+[.$B$4]*[.$B$9]/[.$B$8])" office:value-type="float" office:value="25.1495038634469" calcext:value-type="float">
            <text:p>25.1495038634469</text:p>
          </table:table-cell>
        </table:table-row>
        <table:table-row table:style-name="ro1">
          <table:table-cell table:number-columns-repeated="5"/>
          <table:table-cell table:formula="of:=[.F33]+[.$B$4]" office:value-type="float" office:value="3.2" calcext:value-type="float">
            <text:p>3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3]+([.F34]-[.F33])/[.$B$8]*([.G33]-[.$B$9]*([.I33]-[.H33]))" office:value-type="float" office:value="25.0840056688845" calcext:value-type="float">
            <text:p>25.08</text:p>
          </table:table-cell>
          <table:table-cell/>
          <table:table-cell table:style-name="ce1" table:formula="of:=[.K33]+[.$B$4]" office:value-type="float" office:value="3.2" calcext:value-type="float">
            <text:p>3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3]+([.$B$4]*[.L34]/[.$B$8])+([.$B$4]*[.$B$9]/[.$B$8]*[.M34]))/(1+[.$B$4]*[.$B$9]/[.$B$8])" office:value-type="float" office:value="25.1334998816328" calcext:value-type="float">
            <text:p>25.1334998816328</text:p>
          </table:table-cell>
        </table:table-row>
        <table:table-row table:style-name="ro1">
          <table:table-cell table:number-columns-repeated="5"/>
          <table:table-cell table:formula="of:=[.F34]+[.$B$4]" office:value-type="float" office:value="3.3" calcext:value-type="float">
            <text:p>3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4]+([.F35]-[.F34])/[.$B$8]*([.G34]-[.$B$9]*([.I34]-[.H34]))" office:value-type="float" office:value="25.0739350592281" calcext:value-type="float">
            <text:p>25.07</text:p>
          </table:table-cell>
          <table:table-cell/>
          <table:table-cell table:style-name="ce1" table:formula="of:=[.K34]+[.$B$4]" office:value-type="float" office:value="3.3" calcext:value-type="float">
            <text:p>3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4]+([.$B$4]*[.L35]/[.$B$8])+([.$B$4]*[.$B$9]/[.$B$8]*[.M35]))/(1+[.$B$4]*[.$B$9]/[.$B$8])" office:value-type="float" office:value="25.1192090825285" calcext:value-type="float">
            <text:p>25.1192090825285</text:p>
          </table:table-cell>
        </table:table-row>
        <table:table-row table:style-name="ro1">
          <table:table-cell table:number-columns-repeated="5"/>
          <table:table-cell table:formula="of:=[.F35]+[.$B$4]" office:value-type="float" office:value="3.4" calcext:value-type="float">
            <text:p>3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5]+([.F36]-[.F35])/[.$B$8]*([.G35]-[.$B$9]*([.I35]-[.H35]))" office:value-type="float" office:value="25.0650717154644" calcext:value-type="float">
            <text:p>25.07</text:p>
          </table:table-cell>
          <table:table-cell/>
          <table:table-cell table:style-name="ce1" table:formula="of:=[.K35]+[.$B$4]" office:value-type="float" office:value="3.4" calcext:value-type="float">
            <text:p>3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5]+([.$B$4]*[.L36]/[.$B$8])+([.$B$4]*[.$B$9]/[.$B$8]*[.M36]))/(1+[.$B$4]*[.$B$9]/[.$B$8])" office:value-type="float" office:value="25.1064480745861" calcext:value-type="float">
            <text:p>25.1064480745861</text:p>
          </table:table-cell>
        </table:table-row>
        <table:table-row table:style-name="ro1">
          <table:table-cell table:number-columns-repeated="5"/>
          <table:table-cell table:formula="of:=[.F36]+[.$B$4]" office:value-type="float" office:value="3.5" calcext:value-type="float">
            <text:p>3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6]+([.F37]-[.F36])/[.$B$8]*([.G36]-[.$B$9]*([.I36]-[.H36]))" office:value-type="float" office:value="25.0572709104138" calcext:value-type="float">
            <text:p>25.06</text:p>
          </table:table-cell>
          <table:table-cell/>
          <table:table-cell table:style-name="ce1" table:formula="of:=[.K36]+[.$B$4]" office:value-type="float" office:value="3.5" calcext:value-type="float">
            <text:p>3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6]+([.$B$4]*[.L37]/[.$B$8])+([.$B$4]*[.$B$9]/[.$B$8]*[.M37]))/(1+[.$B$4]*[.$B$9]/[.$B$8])" office:value-type="float" office:value="25.095053097824" calcext:value-type="float">
            <text:p>25.095053097824</text:p>
          </table:table-cell>
        </table:table-row>
        <table:table-row table:style-name="ro1">
          <table:table-cell table:number-columns-repeated="5"/>
          <table:table-cell table:formula="of:=[.F37]+[.$B$4]" office:value-type="float" office:value="3.6" calcext:value-type="float">
            <text:p>3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7]+([.F38]-[.F37])/[.$B$8]*([.G37]-[.$B$9]*([.I37]-[.H37]))" office:value-type="float" office:value="25.0504052668077" calcext:value-type="float">
            <text:p>25.05</text:p>
          </table:table-cell>
          <table:table-cell/>
          <table:table-cell table:style-name="ce1" table:formula="of:=[.K37]+[.$B$4]" office:value-type="float" office:value="3.6" calcext:value-type="float">
            <text:p>3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7]+([.$B$4]*[.L38]/[.$B$8])+([.$B$4]*[.$B$9]/[.$B$8]*[.M38]))/(1+[.$B$4]*[.$B$9]/[.$B$8])" office:value-type="float" office:value="25.084877922321" calcext:value-type="float">
            <text:p>25.084877922321</text:p>
          </table:table-cell>
        </table:table-row>
        <table:table-row table:style-name="ro1">
          <table:table-cell table:number-columns-repeated="5"/>
          <table:table-cell table:formula="of:=[.F38]+[.$B$4]" office:value-type="float" office:value="3.7" calcext:value-type="float">
            <text:p>3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8]+([.F39]-[.F38])/[.$B$8]*([.G38]-[.$B$9]*([.I38]-[.H38]))" office:value-type="float" office:value="25.0443626773802" calcext:value-type="float">
            <text:p>25.04</text:p>
          </table:table-cell>
          <table:table-cell/>
          <table:table-cell table:style-name="ce1" table:formula="of:=[.K38]+[.$B$4]" office:value-type="float" office:value="3.7" calcext:value-type="float">
            <text:p>3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8]+([.$B$4]*[.L39]/[.$B$8])+([.$B$4]*[.$B$9]/[.$B$8]*[.M39]))/(1+[.$B$4]*[.$B$9]/[.$B$8])" office:value-type="float" office:value="25.0757919716711" calcext:value-type="float">
            <text:p>25.0757919716711</text:p>
          </table:table-cell>
        </table:table-row>
        <table:table-row table:style-name="ro1">
          <table:table-cell table:number-columns-repeated="5"/>
          <table:table-cell table:formula="of:=[.F39]+[.$B$4]" office:value-type="float" office:value="3.8" calcext:value-type="float">
            <text:p>3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39]+([.F40]-[.F39])/[.$B$8]*([.G39]-[.$B$9]*([.I39]-[.H39]))" office:value-type="float" office:value="25.0390444742977" calcext:value-type="float">
            <text:p>25.04</text:p>
          </table:table-cell>
          <table:table-cell/>
          <table:table-cell table:style-name="ce1" table:formula="of:=[.K39]+[.$B$4]" office:value-type="float" office:value="3.8" calcext:value-type="float">
            <text:p>3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39]+([.$B$4]*[.L40]/[.$B$8])+([.$B$4]*[.$B$9]/[.$B$8]*[.M40]))/(1+[.$B$4]*[.$B$9]/[.$B$8])" office:value-type="float" office:value="25.0676786473174" calcext:value-type="float">
            <text:p>25.0676786473174</text:p>
          </table:table-cell>
        </table:table-row>
        <table:table-row table:style-name="ro1">
          <table:table-cell table:number-columns-repeated="5"/>
          <table:table-cell table:formula="of:=[.F40]+[.$B$4]" office:value-type="float" office:value="3.9" calcext:value-type="float">
            <text:p>3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0]+([.F41]-[.F40])/[.$B$8]*([.G40]-[.$B$9]*([.I40]-[.H40]))" office:value-type="float" office:value="25.0343638180382" calcext:value-type="float">
            <text:p>25.03</text:p>
          </table:table-cell>
          <table:table-cell/>
          <table:table-cell table:style-name="ce1" table:formula="of:=[.K40]+[.$B$4]" office:value-type="float" office:value="3.9" calcext:value-type="float">
            <text:p>3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0]+([.$B$4]*[.L41]/[.$B$8])+([.$B$4]*[.$B$9]/[.$B$8]*[.M41]))/(1+[.$B$4]*[.$B$9]/[.$B$8])" office:value-type="float" office:value="25.0604338322611" calcext:value-type="float">
            <text:p>25.0604338322611</text:p>
          </table:table-cell>
        </table:table-row>
        <table:table-row table:style-name="ro1">
          <table:table-cell table:number-columns-repeated="5"/>
          <table:table-cell table:formula="of:=[.F41]+[.$B$4]" office:value-type="float" office:value="4" calcext:value-type="float">
            <text:p>4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1]+([.F42]-[.F41])/[.$B$8]*([.G41]-[.$B$9]*([.I41]-[.H41]))" office:value-type="float" office:value="25.0302442794123" calcext:value-type="float">
            <text:p>25.03</text:p>
          </table:table-cell>
          <table:table-cell/>
          <table:table-cell table:style-name="ce1" table:formula="of:=[.K41]+[.$B$4]" office:value-type="float" office:value="4" calcext:value-type="float">
            <text:p>4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1]+([.$B$4]*[.L42]/[.$B$8])+([.$B$4]*[.$B$9]/[.$B$8]*[.M42]))/(1+[.$B$4]*[.$B$9]/[.$B$8])" office:value-type="float" office:value="25.053964554945" calcext:value-type="float">
            <text:p>25.053964554945</text:p>
          </table:table-cell>
        </table:table-row>
        <table:table-row table:style-name="ro1">
          <table:table-cell table:number-columns-repeated="5"/>
          <table:table-cell table:formula="of:=[.F42]+[.$B$4]" office:value-type="float" office:value="4.1" calcext:value-type="float">
            <text:p>4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2]+([.F43]-[.F42])/[.$B$8]*([.G42]-[.$B$9]*([.I42]-[.H42]))" office:value-type="float" office:value="25.0266185915706" calcext:value-type="float">
            <text:p>25.03</text:p>
          </table:table-cell>
          <table:table-cell/>
          <table:table-cell table:style-name="ce1" table:formula="of:=[.K42]+[.$B$4]" office:value-type="float" office:value="4.1" calcext:value-type="float">
            <text:p>4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2]+([.$B$4]*[.L43]/[.$B$8])+([.$B$4]*[.$B$9]/[.$B$8]*[.M43]))/(1+[.$B$4]*[.$B$9]/[.$B$8])" office:value-type="float" office:value="25.0481877961641" calcext:value-type="float">
            <text:p>25.0481877961641</text:p>
          </table:table-cell>
        </table:table-row>
        <table:table-row table:style-name="ro1">
          <table:table-cell table:number-columns-repeated="5"/>
          <table:table-cell table:formula="of:=[.F43]+[.$B$4]" office:value-type="float" office:value="4.2" calcext:value-type="float">
            <text:p>4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3]+([.F44]-[.F43])/[.$B$8]*([.G43]-[.$B$9]*([.I43]-[.H43]))" office:value-type="float" office:value="25.0234275516221" calcext:value-type="float">
            <text:p>25.02</text:p>
          </table:table-cell>
          <table:table-cell/>
          <table:table-cell table:style-name="ce1" table:formula="of:=[.K43]+[.$B$4]" office:value-type="float" office:value="4.2" calcext:value-type="float">
            <text:p>4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3]+([.$B$4]*[.L44]/[.$B$8])+([.$B$4]*[.$B$9]/[.$B$8]*[.M44]))/(1+[.$B$4]*[.$B$9]/[.$B$8])" office:value-type="float" office:value="25.0430294236934" calcext:value-type="float">
            <text:p>25.0430294236934</text:p>
          </table:table-cell>
        </table:table-row>
        <table:table-row table:style-name="ro1">
          <table:table-cell table:number-columns-repeated="5"/>
          <table:table-cell table:formula="of:=[.F44]+[.$B$4]" office:value-type="float" office:value="4.3" calcext:value-type="float">
            <text:p>4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4]+([.F45]-[.F44])/[.$B$8]*([.G44]-[.$B$9]*([.I44]-[.H44]))" office:value-type="float" office:value="25.0206190539251" calcext:value-type="float">
            <text:p>25.02</text:p>
          </table:table-cell>
          <table:table-cell/>
          <table:table-cell table:style-name="ce1" table:formula="of:=[.K44]+[.$B$4]" office:value-type="float" office:value="4.3" calcext:value-type="float">
            <text:p>4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4]+([.$B$4]*[.L45]/[.$B$8])+([.$B$4]*[.$B$9]/[.$B$8]*[.M45]))/(1+[.$B$4]*[.$B$9]/[.$B$8])" office:value-type="float" office:value="25.0384232409608" calcext:value-type="float">
            <text:p>25.0384232409608</text:p>
          </table:table-cell>
        </table:table-row>
        <table:table-row table:style-name="ro1">
          <table:table-cell table:number-columns-repeated="5"/>
          <table:table-cell table:formula="of:=[.F45]+[.$B$4]" office:value-type="float" office:value="4.4" calcext:value-type="float">
            <text:p>4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5]+([.F46]-[.F45])/[.$B$8]*([.G45]-[.$B$9]*([.I45]-[.H45]))" office:value-type="float" office:value="25.0181472392688" calcext:value-type="float">
            <text:p>25.02</text:p>
          </table:table-cell>
          <table:table-cell/>
          <table:table-cell table:style-name="ce1" table:formula="of:=[.K45]+[.$B$4]" office:value-type="float" office:value="4.4" calcext:value-type="float">
            <text:p>4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5]+([.$B$4]*[.L46]/[.$B$8])+([.$B$4]*[.$B$9]/[.$B$8]*[.M46]))/(1+[.$B$4]*[.$B$9]/[.$B$8])" office:value-type="float" office:value="25.0343101375573" calcext:value-type="float">
            <text:p>25.0343101375573</text:p>
          </table:table-cell>
        </table:table-row>
        <table:table-row table:style-name="ro1">
          <table:table-cell table:number-columns-repeated="5"/>
          <table:table-cell table:formula="of:=[.F46]+[.$B$4]" office:value-type="float" office:value="4.5" calcext:value-type="float">
            <text:p>4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6]+([.F47]-[.F46])/[.$B$8]*([.G46]-[.$B$9]*([.I46]-[.H46]))" office:value-type="float" office:value="25.0159717460498" calcext:value-type="float">
            <text:p>25.02</text:p>
          </table:table-cell>
          <table:table-cell/>
          <table:table-cell table:style-name="ce1" table:formula="of:=[.K46]+[.$B$4]" office:value-type="float" office:value="4.5" calcext:value-type="float">
            <text:p>4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6]+([.$B$4]*[.L47]/[.$B$8])+([.$B$4]*[.$B$9]/[.$B$8]*[.M47]))/(1+[.$B$4]*[.$B$9]/[.$B$8])" office:value-type="float" office:value="25.0306373306823" calcext:value-type="float">
            <text:p>25.0306373306823</text:p>
          </table:table-cell>
        </table:table-row>
        <table:table-row table:style-name="ro1">
          <table:table-cell table:number-columns-repeated="5"/>
          <table:table-cell table:formula="of:=[.F47]+[.$B$4]" office:value-type="float" office:value="4.6" calcext:value-type="float">
            <text:p>4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7]+([.F48]-[.F47])/[.$B$8]*([.G47]-[.$B$9]*([.I47]-[.H47]))" office:value-type="float" office:value="25.0140570512186" calcext:value-type="float">
            <text:p>25.01</text:p>
          </table:table-cell>
          <table:table-cell/>
          <table:table-cell table:style-name="ce1" table:formula="of:=[.K47]+[.$B$4]" office:value-type="float" office:value="4.6" calcext:value-type="float">
            <text:p>4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7]+([.$B$4]*[.L48]/[.$B$8])+([.$B$4]*[.$B$9]/[.$B$8]*[.M48]))/(1+[.$B$4]*[.$B$9]/[.$B$8])" office:value-type="float" office:value="25.0273576877904" calcext:value-type="float">
            <text:p>25.0273576877904</text:p>
          </table:table-cell>
        </table:table-row>
        <table:table-row table:style-name="ro1">
          <table:table-cell table:number-columns-repeated="5"/>
          <table:table-cell table:formula="of:=[.F48]+[.$B$4]" office:value-type="float" office:value="4.7" calcext:value-type="float">
            <text:p>4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8]+([.F49]-[.F48])/[.$B$8]*([.G48]-[.$B$9]*([.I48]-[.H48]))" office:value-type="float" office:value="25.0123718902334" calcext:value-type="float">
            <text:p>25.01</text:p>
          </table:table-cell>
          <table:table-cell/>
          <table:table-cell table:style-name="ce1" table:formula="of:=[.K48]+[.$B$4]" office:value-type="float" office:value="4.7" calcext:value-type="float">
            <text:p>4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8]+([.$B$4]*[.L49]/[.$B$8])+([.$B$4]*[.$B$9]/[.$B$8]*[.M49]))/(1+[.$B$4]*[.$B$9]/[.$B$8])" office:value-type="float" office:value="25.0244291217468" calcext:value-type="float">
            <text:p>25.0244291217468</text:p>
          </table:table-cell>
        </table:table-row>
        <table:table-row table:style-name="ro1">
          <table:table-cell table:number-columns-repeated="5"/>
          <table:table-cell table:formula="of:=[.F49]+[.$B$4]" office:value-type="float" office:value="4.8" calcext:value-type="float">
            <text:p>4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49]+([.F50]-[.F49])/[.$B$8]*([.G49]-[.$B$9]*([.I49]-[.H49]))" office:value-type="float" office:value="25.010888746549" calcext:value-type="float">
            <text:p>25.01</text:p>
          </table:table-cell>
          <table:table-cell/>
          <table:table-cell table:style-name="ce1" table:formula="of:=[.K49]+[.$B$4]" office:value-type="float" office:value="4.8" calcext:value-type="float">
            <text:p>4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49]+([.$B$4]*[.L50]/[.$B$8])+([.$B$4]*[.$B$9]/[.$B$8]*[.M50]))/(1+[.$B$4]*[.$B$9]/[.$B$8])" office:value-type="float" office:value="25.0218140507302" calcext:value-type="float">
            <text:p>25.0218140507302</text:p>
          </table:table-cell>
        </table:table-row>
        <table:table-row table:style-name="ro1">
          <table:table-cell table:number-columns-repeated="5"/>
          <table:table-cell table:formula="of:=[.F50]+[.$B$4]" office:value-type="float" office:value="4.9" calcext:value-type="float">
            <text:p>4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0]+([.F51]-[.F50])/[.$B$8]*([.G50]-[.$B$9]*([.I50]-[.H50]))" office:value-type="float" office:value="25.0095834023074" calcext:value-type="float">
            <text:p>25.01</text:p>
          </table:table-cell>
          <table:table-cell/>
          <table:table-cell table:style-name="ce1" table:formula="of:=[.K50]+[.$B$4]" office:value-type="float" office:value="4.9" calcext:value-type="float">
            <text:p>4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0]+([.$B$4]*[.L51]/[.$B$8])+([.$B$4]*[.$B$9]/[.$B$8]*[.M51]))/(1+[.$B$4]*[.$B$9]/[.$B$8])" office:value-type="float" office:value="25.0194789159509" calcext:value-type="float">
            <text:p>25.0194789159509</text:p>
          </table:table-cell>
        </table:table-row>
        <table:table-row table:style-name="ro1">
          <table:table-cell table:number-columns-repeated="5"/>
          <table:table-cell table:formula="of:=[.F51]+[.$B$4]" office:value-type="float" office:value="5" calcext:value-type="float">
            <text:p>5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1]+([.F52]-[.F51])/[.$B$8]*([.G51]-[.$B$9]*([.I51]-[.H51]))" office:value-type="float" office:value="25.0084345428899" calcext:value-type="float">
            <text:p>25.01</text:p>
          </table:table-cell>
          <table:table-cell/>
          <table:table-cell table:style-name="ce1" table:formula="of:=[.K51]+[.$B$4]" office:value-type="float" office:value="5" calcext:value-type="float">
            <text:p>5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1]+([.$B$4]*[.L52]/[.$B$8])+([.$B$4]*[.$B$9]/[.$B$8]*[.M52]))/(1+[.$B$4]*[.$B$9]/[.$B$8])" office:value-type="float" office:value="25.0173937509963" calcext:value-type="float">
            <text:p>25.0173937509963</text:p>
          </table:table-cell>
        </table:table-row>
        <table:table-row table:style-name="ro1">
          <table:table-cell table:number-columns-repeated="5"/>
          <table:table-cell table:formula="of:=[.F52]+[.$B$4]" office:value-type="float" office:value="5.1" calcext:value-type="float">
            <text:p>5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2]+([.F53]-[.F52])/[.$B$8]*([.G52]-[.$B$9]*([.I52]-[.H52]))" office:value-type="float" office:value="25.0074234088772" calcext:value-type="float">
            <text:p>25.01</text:p>
          </table:table-cell>
          <table:table-cell/>
          <table:table-cell table:style-name="ce1" table:formula="of:=[.K52]+[.$B$4]" office:value-type="float" office:value="5.1" calcext:value-type="float">
            <text:p>5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2]+([.$B$4]*[.L53]/[.$B$8])+([.$B$4]*[.$B$9]/[.$B$8]*[.M53]))/(1+[.$B$4]*[.$B$9]/[.$B$8])" office:value-type="float" office:value="25.0155317972768" calcext:value-type="float">
            <text:p>25.0155317972768</text:p>
          </table:table-cell>
        </table:table-row>
        <table:table-row table:style-name="ro1">
          <table:table-cell table:number-columns-repeated="5"/>
          <table:table-cell table:formula="of:=[.F53]+[.$B$4]" office:value-type="float" office:value="5.2" calcext:value-type="float">
            <text:p>5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3]+([.F54]-[.F53])/[.$B$8]*([.G53]-[.$B$9]*([.I53]-[.H53]))" office:value-type="float" office:value="25.006533489731" calcext:value-type="float">
            <text:p>25.01</text:p>
          </table:table-cell>
          <table:table-cell/>
          <table:table-cell table:style-name="ce1" table:formula="of:=[.K53]+[.$B$4]" office:value-type="float" office:value="5.2" calcext:value-type="float">
            <text:p>5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3]+([.$B$4]*[.L54]/[.$B$8])+([.$B$4]*[.$B$9]/[.$B$8]*[.M54]))/(1+[.$B$4]*[.$B$9]/[.$B$8])" office:value-type="float" office:value="25.013869160637" calcext:value-type="float">
            <text:p>25.013869160637</text:p>
          </table:table-cell>
        </table:table-row>
        <table:table-row table:style-name="ro1">
          <table:table-cell table:number-columns-repeated="5"/>
          <table:table-cell table:formula="of:=[.F54]+[.$B$4]" office:value-type="float" office:value="5.3" calcext:value-type="float">
            <text:p>5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4]+([.F55]-[.F54])/[.$B$8]*([.G54]-[.$B$9]*([.I54]-[.H54]))" office:value-type="float" office:value="25.0057502541989" calcext:value-type="float">
            <text:p>25.01</text:p>
          </table:table-cell>
          <table:table-cell/>
          <table:table-cell table:style-name="ce1" table:formula="of:=[.K54]+[.$B$4]" office:value-type="float" office:value="5.3" calcext:value-type="float">
            <text:p>5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4]+([.$B$4]*[.L55]/[.$B$8])+([.$B$4]*[.$B$9]/[.$B$8]*[.M55]))/(1+[.$B$4]*[.$B$9]/[.$B$8])" office:value-type="float" office:value="25.0123845047258" calcext:value-type="float">
            <text:p>25.0123845047258</text:p>
          </table:table-cell>
        </table:table-row>
        <table:table-row table:style-name="ro1">
          <table:table-cell table:number-columns-repeated="5"/>
          <table:table-cell table:formula="of:=[.F55]+[.$B$4]" office:value-type="float" office:value="5.4" calcext:value-type="float">
            <text:p>5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5]+([.F56]-[.F55])/[.$B$8]*([.G55]-[.$B$9]*([.I55]-[.H55]))" office:value-type="float" office:value="25.0050609130361" calcext:value-type="float">
            <text:p>25.01</text:p>
          </table:table-cell>
          <table:table-cell/>
          <table:table-cell table:style-name="ce1" table:formula="of:=[.K55]+[.$B$4]" office:value-type="float" office:value="5.4" calcext:value-type="float">
            <text:p>5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5]+([.$B$4]*[.L56]/[.$B$8])+([.$B$4]*[.$B$9]/[.$B$8]*[.M56]))/(1+[.$B$4]*[.$B$9]/[.$B$8])" office:value-type="float" office:value="25.0110587771905" calcext:value-type="float">
            <text:p>25.0110587771905</text:p>
          </table:table-cell>
        </table:table-row>
        <table:table-row table:style-name="ro1">
          <table:table-cell table:number-columns-repeated="5"/>
          <table:table-cell table:formula="of:=[.F56]+[.$B$4]" office:value-type="float" office:value="5.5" calcext:value-type="float">
            <text:p>5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6]+([.F57]-[.F56])/[.$B$8]*([.G56]-[.$B$9]*([.I56]-[.H56]))" office:value-type="float" office:value="25.0044542101747" calcext:value-type="float">
            <text:p>25.00</text:p>
          </table:table-cell>
          <table:table-cell/>
          <table:table-cell table:style-name="ce1" table:formula="of:=[.K56]+[.$B$4]" office:value-type="float" office:value="5.5" calcext:value-type="float">
            <text:p>5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6]+([.$B$4]*[.L57]/[.$B$8])+([.$B$4]*[.$B$9]/[.$B$8]*[.M57]))/(1+[.$B$4]*[.$B$9]/[.$B$8])" office:value-type="float" office:value="25.0098749651808" calcext:value-type="float">
            <text:p>25.0098749651808</text:p>
          </table:table-cell>
        </table:table-row>
        <table:table-row table:style-name="ro1">
          <table:table-cell table:number-columns-repeated="5"/>
          <table:table-cell table:formula="of:=[.F57]+[.$B$4]" office:value-type="float" office:value="5.6" calcext:value-type="float">
            <text:p>5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7]+([.F58]-[.F57])/[.$B$8]*([.G57]-[.$B$9]*([.I57]-[.H57]))" office:value-type="float" office:value="25.003920238925" calcext:value-type="float">
            <text:p>25.00</text:p>
          </table:table-cell>
          <table:table-cell/>
          <table:table-cell table:style-name="ce1" table:formula="of:=[.K57]+[.$B$4]" office:value-type="float" office:value="5.6" calcext:value-type="float">
            <text:p>5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7]+([.$B$4]*[.L58]/[.$B$8])+([.$B$4]*[.$B$9]/[.$B$8]*[.M58]))/(1+[.$B$4]*[.$B$9]/[.$B$8])" office:value-type="float" office:value="25.0088178770259" calcext:value-type="float">
            <text:p>25.0088178770259</text:p>
          </table:table-cell>
        </table:table-row>
        <table:table-row table:style-name="ro1">
          <table:table-cell table:number-columns-repeated="5"/>
          <table:table-cell table:formula="of:=[.F58]+[.$B$4]" office:value-type="float" office:value="5.7" calcext:value-type="float">
            <text:p>5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8]+([.F59]-[.F58])/[.$B$8]*([.G58]-[.$B$9]*([.I58]-[.H58]))" office:value-type="float" office:value="25.0034502802127" calcext:value-type="float">
            <text:p>25.00</text:p>
          </table:table-cell>
          <table:table-cell/>
          <table:table-cell table:style-name="ce1" table:formula="of:=[.K58]+[.$B$4]" office:value-type="float" office:value="5.7" calcext:value-type="float">
            <text:p>5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8]+([.$B$4]*[.L59]/[.$B$8])+([.$B$4]*[.$B$9]/[.$B$8]*[.M59]))/(1+[.$B$4]*[.$B$9]/[.$B$8])" office:value-type="float" office:value="25.0078739472818" calcext:value-type="float">
            <text:p>25.0078739472818</text:p>
          </table:table-cell>
        </table:table-row>
        <table:table-row table:style-name="ro1">
          <table:table-cell table:number-columns-repeated="5"/>
          <table:table-cell table:formula="of:=[.F59]+[.$B$4]" office:value-type="float" office:value="5.8" calcext:value-type="float">
            <text:p>5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59]+([.F60]-[.F59])/[.$B$8]*([.G59]-[.$B$9]*([.I59]-[.H59]))" office:value-type="float" office:value="25.0030366602072" calcext:value-type="float">
            <text:p>25.00</text:p>
          </table:table-cell>
          <table:table-cell/>
          <table:table-cell table:style-name="ce1" table:formula="of:=[.K59]+[.$B$4]" office:value-type="float" office:value="5.8" calcext:value-type="float">
            <text:p>5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59]+([.$B$4]*[.L60]/[.$B$8])+([.$B$4]*[.$B$9]/[.$B$8]*[.M60]))/(1+[.$B$4]*[.$B$9]/[.$B$8])" office:value-type="float" office:value="25.0070310626486" calcext:value-type="float">
            <text:p>25.0070310626486</text:p>
          </table:table-cell>
        </table:table-row>
        <table:table-row table:style-name="ro1">
          <table:table-cell table:number-columns-repeated="5"/>
          <table:table-cell table:formula="of:=[.F60]+[.$B$4]" office:value-type="float" office:value="5.9" calcext:value-type="float">
            <text:p>5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0]+([.F61]-[.F60])/[.$B$8]*([.G60]-[.$B$9]*([.I60]-[.H60]))" office:value-type="float" office:value="25.0026726250175" calcext:value-type="float">
            <text:p>25.00</text:p>
          </table:table-cell>
          <table:table-cell/>
          <table:table-cell table:style-name="ce1" table:formula="of:=[.K60]+[.$B$4]" office:value-type="float" office:value="5.9" calcext:value-type="float">
            <text:p>5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0]+([.$B$4]*[.L61]/[.$B$8])+([.$B$4]*[.$B$9]/[.$B$8]*[.M61]))/(1+[.$B$4]*[.$B$9]/[.$B$8])" office:value-type="float" office:value="25.0062784065221" calcext:value-type="float">
            <text:p>25.0062784065221</text:p>
          </table:table-cell>
        </table:table-row>
        <table:table-row table:style-name="ro1">
          <table:table-cell table:number-columns-repeated="5"/>
          <table:table-cell table:formula="of:=[.F61]+[.$B$4]" office:value-type="float" office:value="6" calcext:value-type="float">
            <text:p>6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1]+([.F62]-[.F61])/[.$B$8]*([.G61]-[.$B$9]*([.I61]-[.H61]))" office:value-type="float" office:value="25.00235223041" calcext:value-type="float">
            <text:p>25.00</text:p>
          </table:table-cell>
          <table:table-cell/>
          <table:table-cell table:style-name="ce1" table:formula="of:=[.K61]+[.$B$4]" office:value-type="float" office:value="6" calcext:value-type="float">
            <text:p>6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1]+([.$B$4]*[.L62]/[.$B$8])+([.$B$4]*[.$B$9]/[.$B$8]*[.M62]))/(1+[.$B$4]*[.$B$9]/[.$B$8])" office:value-type="float" office:value="25.0056063201861" calcext:value-type="float">
            <text:p>25.0056063201861</text:p>
          </table:table-cell>
        </table:table-row>
        <table:table-row table:style-name="ro1">
          <table:table-cell table:number-columns-repeated="5"/>
          <table:table-cell table:formula="of:=[.F62]+[.$B$4]" office:value-type="float" office:value="6.09999999999999" calcext:value-type="float">
            <text:p>6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2]+([.F63]-[.F62])/[.$B$8]*([.G62]-[.$B$9]*([.I62]-[.H62]))" office:value-type="float" office:value="25.0020702447465" calcext:value-type="float">
            <text:p>25.00</text:p>
          </table:table-cell>
          <table:table-cell/>
          <table:table-cell table:style-name="ce1" table:formula="of:=[.K62]+[.$B$4]" office:value-type="float" office:value="6.09999999999999" calcext:value-type="float">
            <text:p>6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2]+([.$B$4]*[.L63]/[.$B$8])+([.$B$4]*[.$B$9]/[.$B$8]*[.M63]))/(1+[.$B$4]*[.$B$9]/[.$B$8])" office:value-type="float" office:value="25.0050061788638" calcext:value-type="float">
            <text:p>25.0050061788638</text:p>
          </table:table-cell>
        </table:table-row>
        <table:table-row table:style-name="ro1">
          <table:table-cell table:number-columns-repeated="5"/>
          <table:table-cell table:formula="of:=[.F63]+[.$B$4]" office:value-type="float" office:value="6.19999999999999" calcext:value-type="float">
            <text:p>6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3]+([.F64]-[.F63])/[.$B$8]*([.G63]-[.$B$9]*([.I63]-[.H63]))" office:value-type="float" office:value="25.0018220635581" calcext:value-type="float">
            <text:p>25.00</text:p>
          </table:table-cell>
          <table:table-cell/>
          <table:table-cell table:style-name="ce1" table:formula="of:=[.K63]+[.$B$4]" office:value-type="float" office:value="6.19999999999999" calcext:value-type="float">
            <text:p>6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3]+([.$B$4]*[.L64]/[.$B$8])+([.$B$4]*[.$B$9]/[.$B$8]*[.M64]))/(1+[.$B$4]*[.$B$9]/[.$B$8])" office:value-type="float" office:value="25.0044702810371" calcext:value-type="float">
            <text:p>25.0044702810371</text:p>
          </table:table-cell>
        </table:table-row>
        <table:table-row table:style-name="ro1">
          <table:table-cell table:number-columns-repeated="5"/>
          <table:table-cell table:formula="of:=[.F64]+[.$B$4]" office:value-type="float" office:value="6.29999999999999" calcext:value-type="float">
            <text:p>6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4]+([.F65]-[.F64])/[.$B$8]*([.G64]-[.$B$9]*([.I64]-[.H64]))" office:value-type="float" office:value="25.0016036343603" calcext:value-type="float">
            <text:p>25.00</text:p>
          </table:table-cell>
          <table:table-cell/>
          <table:table-cell table:style-name="ce1" table:formula="of:=[.K64]+[.$B$4]" office:value-type="float" office:value="6.29999999999999" calcext:value-type="float">
            <text:p>6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4]+([.$B$4]*[.L65]/[.$B$8])+([.$B$4]*[.$B$9]/[.$B$8]*[.M65]))/(1+[.$B$4]*[.$B$9]/[.$B$8])" office:value-type="float" office:value="25.0039917496148" calcext:value-type="float">
            <text:p>25.0039917496148</text:p>
          </table:table-cell>
        </table:table-row>
        <table:table-row table:style-name="ro1">
          <table:table-cell table:number-columns-repeated="5"/>
          <table:table-cell table:formula="of:=[.F65]+[.$B$4]" office:value-type="float" office:value="6.39999999999999" calcext:value-type="float">
            <text:p>6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5]+([.F66]-[.F65])/[.$B$8]*([.G65]-[.$B$9]*([.I65]-[.H65]))" office:value-type="float" office:value="25.0014113904809" calcext:value-type="float">
            <text:p>25.00</text:p>
          </table:table-cell>
          <table:table-cell/>
          <table:table-cell table:style-name="ce1" table:formula="of:=[.K65]+[.$B$4]" office:value-type="float" office:value="6.39999999999999" calcext:value-type="float">
            <text:p>6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5]+([.$B$4]*[.L66]/[.$B$8])+([.$B$4]*[.$B$9]/[.$B$8]*[.M66]))/(1+[.$B$4]*[.$B$9]/[.$B$8])" office:value-type="float" office:value="25.0035644436792" calcext:value-type="float">
            <text:p>25.0035644436792</text:p>
          </table:table-cell>
        </table:table-row>
        <table:table-row table:style-name="ro1">
          <table:table-cell table:number-columns-repeated="5"/>
          <table:table-cell table:formula="of:=[.F66]+[.$B$4]" office:value-type="float" office:value="6.49999999999999" calcext:value-type="float">
            <text:p>6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6]+([.F67]-[.F66])/[.$B$8]*([.G66]-[.$B$9]*([.I66]-[.H66]))" office:value-type="float" office:value="25.0012421928209" calcext:value-type="float">
            <text:p>25.00</text:p>
          </table:table-cell>
          <table:table-cell/>
          <table:table-cell table:style-name="ce1" table:formula="of:=[.K66]+[.$B$4]" office:value-type="float" office:value="6.49999999999999" calcext:value-type="float">
            <text:p>6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6]+([.$B$4]*[.L67]/[.$B$8])+([.$B$4]*[.$B$9]/[.$B$8]*[.M67]))/(1+[.$B$4]*[.$B$9]/[.$B$8])" office:value-type="float" office:value="25.0031828796814" calcext:value-type="float">
            <text:p>25.0031828796814</text:p>
          </table:table-cell>
        </table:table-row>
        <table:table-row table:style-name="ro1">
          <table:table-cell table:number-columns-repeated="5"/>
          <table:table-cell table:formula="of:=[.F67]+[.$B$4]" office:value-type="float" office:value="6.59999999999999" calcext:value-type="float">
            <text:p>6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7]+([.F68]-[.F67])/[.$B$8]*([.G67]-[.$B$9]*([.I67]-[.H67]))" office:value-type="float" office:value="25.0010932785966" calcext:value-type="float">
            <text:p>25.00</text:p>
          </table:table-cell>
          <table:table-cell/>
          <table:table-cell table:style-name="ce1" table:formula="of:=[.K67]+[.$B$4]" office:value-type="float" office:value="6.59999999999999" calcext:value-type="float">
            <text:p>6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7]+([.$B$4]*[.L68]/[.$B$8])+([.$B$4]*[.$B$9]/[.$B$8]*[.M68]))/(1+[.$B$4]*[.$B$9]/[.$B$8])" office:value-type="float" office:value="25.0028421610715" calcext:value-type="float">
            <text:p>25.0028421610715</text:p>
          </table:table-cell>
        </table:table-row>
        <table:table-row table:style-name="ro1">
          <table:table-cell table:number-columns-repeated="5"/>
          <table:table-cell table:formula="of:=[.F68]+[.$B$4]" office:value-type="float" office:value="6.69999999999999" calcext:value-type="float">
            <text:p>6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8]+([.F69]-[.F68])/[.$B$8]*([.G68]-[.$B$9]*([.I68]-[.H68]))" office:value-type="float" office:value="25.0009622162274" calcext:value-type="float">
            <text:p>25.00</text:p>
          </table:table-cell>
          <table:table-cell/>
          <table:table-cell table:style-name="ce1" table:formula="of:=[.K68]+[.$B$4]" office:value-type="float" office:value="6.69999999999999" calcext:value-type="float">
            <text:p>6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8]+([.$B$4]*[.L69]/[.$B$8])+([.$B$4]*[.$B$9]/[.$B$8]*[.M69]))/(1+[.$B$4]*[.$B$9]/[.$B$8])" office:value-type="float" office:value="25.0025379154617" calcext:value-type="float">
            <text:p>25.0025379154617</text:p>
          </table:table-cell>
        </table:table-row>
        <table:table-row table:style-name="ro1">
          <table:table-cell table:number-columns-repeated="5"/>
          <table:table-cell table:formula="of:=[.F69]+[.$B$4]" office:value-type="float" office:value="6.79999999999999" calcext:value-type="float">
            <text:p>6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69]+([.F70]-[.F69])/[.$B$8]*([.G69]-[.$B$9]*([.I69]-[.H69]))" office:value-type="float" office:value="25.0008468656307" calcext:value-type="float">
            <text:p>25.00</text:p>
          </table:table-cell>
          <table:table-cell/>
          <table:table-cell table:style-name="ce1" table:formula="of:=[.K69]+[.$B$4]" office:value-type="float" office:value="6.79999999999999" calcext:value-type="float">
            <text:p>6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69]+([.$B$4]*[.L70]/[.$B$8])+([.$B$4]*[.$B$9]/[.$B$8]*[.M70]))/(1+[.$B$4]*[.$B$9]/[.$B$8])" office:value-type="float" office:value="25.0022662385166" calcext:value-type="float">
            <text:p>25.0022662385166</text:p>
          </table:table-cell>
        </table:table-row>
        <table:table-row table:style-name="ro1">
          <table:table-cell table:number-columns-repeated="5"/>
          <table:table-cell table:formula="of:=[.F70]+[.$B$4]" office:value-type="float" office:value="6.89999999999999" calcext:value-type="float">
            <text:p>6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0]+([.F71]-[.F70])/[.$B$8]*([.G70]-[.$B$9]*([.I70]-[.H70]))" office:value-type="float" office:value="25.0007453432774" calcext:value-type="float">
            <text:p>25.00</text:p>
          </table:table-cell>
          <table:table-cell/>
          <table:table-cell table:style-name="ce1" table:formula="of:=[.K70]+[.$B$4]" office:value-type="float" office:value="6.89999999999999" calcext:value-type="float">
            <text:p>6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0]+([.$B$4]*[.L71]/[.$B$8])+([.$B$4]*[.$B$9]/[.$B$8]*[.M71]))/(1+[.$B$4]*[.$B$9]/[.$B$8])" office:value-type="float" office:value="25.0020236438494" calcext:value-type="float">
            <text:p>25.0020236438494</text:p>
          </table:table-cell>
        </table:table-row>
        <table:table-row table:style-name="ro1">
          <table:table-cell table:number-columns-repeated="5"/>
          <table:table-cell table:formula="of:=[.F71]+[.$B$4]" office:value-type="float" office:value="6.99999999999999" calcext:value-type="float">
            <text:p>7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1]+([.F72]-[.F71])/[.$B$8]*([.G71]-[.$B$9]*([.I71]-[.H71]))" office:value-type="float" office:value="25.0006559914359" calcext:value-type="float">
            <text:p>25.00</text:p>
          </table:table-cell>
          <table:table-cell/>
          <table:table-cell table:style-name="ce1" table:formula="of:=[.K71]+[.$B$4]" office:value-type="float" office:value="6.99999999999999" calcext:value-type="float">
            <text:p>7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1]+([.$B$4]*[.L72]/[.$B$8])+([.$B$4]*[.$B$9]/[.$B$8]*[.M72]))/(1+[.$B$4]*[.$B$9]/[.$B$8])" office:value-type="float" office:value="25.0018070182812" calcext:value-type="float">
            <text:p>25.0018070182812</text:p>
          </table:table-cell>
        </table:table-row>
        <table:table-row table:style-name="ro1">
          <table:table-cell table:number-columns-repeated="5"/>
          <table:table-cell table:formula="of:=[.F72]+[.$B$4]" office:value-type="float" office:value="7.09999999999999" calcext:value-type="float">
            <text:p>7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2]+([.F73]-[.F72])/[.$B$8]*([.G72]-[.$B$9]*([.I72]-[.H72]))" office:value-type="float" office:value="25.0005773511039" calcext:value-type="float">
            <text:p>25.00</text:p>
          </table:table-cell>
          <table:table-cell/>
          <table:table-cell table:style-name="ce1" table:formula="of:=[.K72]+[.$B$4]" office:value-type="float" office:value="7.09999999999999" calcext:value-type="float">
            <text:p>7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2]+([.$B$4]*[.L73]/[.$B$8])+([.$B$4]*[.$B$9]/[.$B$8]*[.M73]))/(1+[.$B$4]*[.$B$9]/[.$B$8])" office:value-type="float" office:value="25.0016135818907" calcext:value-type="float">
            <text:p>25.0016135818907</text:p>
          </table:table-cell>
        </table:table-row>
        <table:table-row table:style-name="ro1">
          <table:table-cell table:number-columns-repeated="5"/>
          <table:table-cell table:formula="of:=[.F73]+[.$B$4]" office:value-type="float" office:value="7.19999999999999" calcext:value-type="float">
            <text:p>7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3]+([.F74]-[.F73])/[.$B$8]*([.G73]-[.$B$9]*([.I73]-[.H73]))" office:value-type="float" office:value="25.0005081381844" calcext:value-type="float">
            <text:p>25.00</text:p>
          </table:table-cell>
          <table:table-cell/>
          <table:table-cell table:style-name="ce1" table:formula="of:=[.K73]+[.$B$4]" office:value-type="float" office:value="7.19999999999999" calcext:value-type="float">
            <text:p>7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3]+([.$B$4]*[.L74]/[.$B$8])+([.$B$4]*[.$B$9]/[.$B$8]*[.M74]))/(1+[.$B$4]*[.$B$9]/[.$B$8])" office:value-type="float" office:value="25.0014408523395" calcext:value-type="float">
            <text:p>25.0014408523395</text:p>
          </table:table-cell>
        </table:table-row>
        <table:table-row table:style-name="ro1">
          <table:table-cell table:number-columns-repeated="5"/>
          <table:table-cell table:formula="of:=[.F74]+[.$B$4]" office:value-type="float" office:value="7.29999999999999" calcext:value-type="float">
            <text:p>7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4]+([.F75]-[.F74])/[.$B$8]*([.G74]-[.$B$9]*([.I74]-[.H74]))" office:value-type="float" office:value="25.0004472225179" calcext:value-type="float">
            <text:p>25.00</text:p>
          </table:table-cell>
          <table:table-cell/>
          <table:table-cell table:style-name="ce1" table:formula="of:=[.K74]+[.$B$4]" office:value-type="float" office:value="7.29999999999999" calcext:value-type="float">
            <text:p>7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4]+([.$B$4]*[.L75]/[.$B$8])+([.$B$4]*[.$B$9]/[.$B$8]*[.M75]))/(1+[.$B$4]*[.$B$9]/[.$B$8])" office:value-type="float" office:value="25.0012866130168" calcext:value-type="float">
            <text:p>25.0012866130168</text:p>
          </table:table-cell>
        </table:table-row>
        <table:table-row table:style-name="ro1">
          <table:table-cell table:number-columns-repeated="5"/>
          <table:table-cell table:formula="of:=[.F75]+[.$B$4]" office:value-type="float" office:value="7.39999999999999" calcext:value-type="float">
            <text:p>7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5]+([.F76]-[.F75])/[.$B$8]*([.G75]-[.$B$9]*([.I75]-[.H75]))" office:value-type="float" office:value="25.0003936094289" calcext:value-type="float">
            <text:p>25.00</text:p>
          </table:table-cell>
          <table:table-cell/>
          <table:table-cell table:style-name="ce1" table:formula="of:=[.K75]+[.$B$4]" office:value-type="float" office:value="7.39999999999999" calcext:value-type="float">
            <text:p>7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5]+([.$B$4]*[.L76]/[.$B$8])+([.$B$4]*[.$B$9]/[.$B$8]*[.M76]))/(1+[.$B$4]*[.$B$9]/[.$B$8])" office:value-type="float" office:value="25.001148884594" calcext:value-type="float">
            <text:p>25.001148884594</text:p>
          </table:table-cell>
        </table:table-row>
        <table:table-row table:style-name="ro1">
          <table:table-cell table:number-columns-repeated="5"/>
          <table:table-cell table:formula="of:=[.F76]+[.$B$4]" office:value-type="float" office:value="7.49999999999999" calcext:value-type="float">
            <text:p>7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6]+([.F77]-[.F76])/[.$B$8]*([.G76]-[.$B$9]*([.I76]-[.H76]))" office:value-type="float" office:value="25.0003464234833" calcext:value-type="float">
            <text:p>25.00</text:p>
          </table:table-cell>
          <table:table-cell/>
          <table:table-cell table:style-name="ce1" table:formula="of:=[.K76]+[.$B$4]" office:value-type="float" office:value="7.49999999999999" calcext:value-type="float">
            <text:p>7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6]+([.$B$4]*[.L77]/[.$B$8])+([.$B$4]*[.$B$9]/[.$B$8]*[.M77]))/(1+[.$B$4]*[.$B$9]/[.$B$8])" office:value-type="float" office:value="25.0010258996241" calcext:value-type="float">
            <text:p>25.0010258996241</text:p>
          </table:table-cell>
        </table:table-row>
        <table:table-row table:style-name="ro1">
          <table:table-cell table:number-columns-repeated="5"/>
          <table:table-cell table:formula="of:=[.F77]+[.$B$4]" office:value-type="float" office:value="7.59999999999999" calcext:value-type="float">
            <text:p>7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7]+([.F78]-[.F77])/[.$B$8]*([.G77]-[.$B$9]*([.I77]-[.H77]))" office:value-type="float" office:value="25.0003048941946" calcext:value-type="float">
            <text:p>25.00</text:p>
          </table:table-cell>
          <table:table-cell/>
          <table:table-cell table:style-name="ce1" table:formula="of:=[.K77]+[.$B$4]" office:value-type="float" office:value="7.59999999999999" calcext:value-type="float">
            <text:p>7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7]+([.$B$4]*[.L78]/[.$B$8])+([.$B$4]*[.$B$9]/[.$B$8]*[.M78]))/(1+[.$B$4]*[.$B$9]/[.$B$8])" office:value-type="float" office:value="25.0009160798606" calcext:value-type="float">
            <text:p>25.0009160798606</text:p>
          </table:table-cell>
        </table:table-row>
        <table:table-row table:style-name="ro1">
          <table:table-cell table:number-columns-repeated="5"/>
          <table:table-cell table:formula="of:=[.F78]+[.$B$4]" office:value-type="float" office:value="7.69999999999999" calcext:value-type="float">
            <text:p>7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8]+([.F79]-[.F78])/[.$B$8]*([.G78]-[.$B$9]*([.I78]-[.H78]))" office:value-type="float" office:value="25.000268343442" calcext:value-type="float">
            <text:p>25.00</text:p>
          </table:table-cell>
          <table:table-cell/>
          <table:table-cell table:style-name="ce1" table:formula="of:=[.K78]+[.$B$4]" office:value-type="float" office:value="7.69999999999999" calcext:value-type="float">
            <text:p>7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8]+([.$B$4]*[.L79]/[.$B$8])+([.$B$4]*[.$B$9]/[.$B$8]*[.M79]))/(1+[.$B$4]*[.$B$9]/[.$B$8])" office:value-type="float" office:value="25.0008180160039" calcext:value-type="float">
            <text:p>25.0008180160039</text:p>
          </table:table-cell>
        </table:table-row>
        <table:table-row table:style-name="ro1">
          <table:table-cell table:number-columns-repeated="5"/>
          <table:table-cell table:formula="of:=[.F79]+[.$B$4]" office:value-type="float" office:value="7.79999999999999" calcext:value-type="float">
            <text:p>7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79]+([.F80]-[.F79])/[.$B$8]*([.G79]-[.$B$9]*([.I79]-[.H79]))" office:value-type="float" office:value="25.000236174398" calcext:value-type="float">
            <text:p>25.00</text:p>
          </table:table-cell>
          <table:table-cell/>
          <table:table-cell table:style-name="ce1" table:formula="of:=[.K79]+[.$B$4]" office:value-type="float" office:value="7.79999999999999" calcext:value-type="float">
            <text:p>7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79]+([.$B$4]*[.L80]/[.$B$8])+([.$B$4]*[.$B$9]/[.$B$8]*[.M80]))/(1+[.$B$4]*[.$B$9]/[.$B$8])" office:value-type="float" office:value="25.0007304496164" calcext:value-type="float">
            <text:p>25.0007304496164</text:p>
          </table:table-cell>
        </table:table-row>
        <table:table-row table:style-name="ro1">
          <table:table-cell table:number-columns-repeated="5"/>
          <table:table-cell table:formula="of:=[.F80]+[.$B$4]" office:value-type="float" office:value="7.89999999999999" calcext:value-type="float">
            <text:p>7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0]+([.F81]-[.F80])/[.$B$8]*([.G80]-[.$B$9]*([.I80]-[.H80]))" office:value-type="float" office:value="25.0002078617829" calcext:value-type="float">
            <text:p>25.00</text:p>
          </table:table-cell>
          <table:table-cell/>
          <table:table-cell table:style-name="ce1" table:formula="of:=[.K80]+[.$B$4]" office:value-type="float" office:value="7.89999999999999" calcext:value-type="float">
            <text:p>7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0]+([.$B$4]*[.L81]/[.$B$8])+([.$B$4]*[.$B$9]/[.$B$8]*[.M81]))/(1+[.$B$4]*[.$B$9]/[.$B$8])" office:value-type="float" office:value="25.0006522569723" calcext:value-type="float">
            <text:p>25.0006522569723</text:p>
          </table:table-cell>
        </table:table-row>
        <table:table-row table:style-name="ro1">
          <table:table-cell table:number-columns-repeated="5"/>
          <table:table-cell table:formula="of:=[.F81]+[.$B$4]" office:value-type="float" office:value="7.99999999999999" calcext:value-type="float">
            <text:p>8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1]+([.F82]-[.F81])/[.$B$8]*([.G81]-[.$B$9]*([.I81]-[.H81]))" office:value-type="float" office:value="25.0001829432874" calcext:value-type="float">
            <text:p>25.00</text:p>
          </table:table-cell>
          <table:table-cell/>
          <table:table-cell table:style-name="ce1" table:formula="of:=[.K81]+[.$B$4]" office:value-type="float" office:value="7.99999999999999" calcext:value-type="float">
            <text:p>8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1]+([.$B$4]*[.L82]/[.$B$8])+([.$B$4]*[.$B$9]/[.$B$8]*[.M82]))/(1+[.$B$4]*[.$B$9]/[.$B$8])" office:value-type="float" office:value="25.0005824346381" calcext:value-type="float">
            <text:p>25.0005824346381</text:p>
          </table:table-cell>
        </table:table-row>
        <table:table-row table:style-name="ro1">
          <table:table-cell table:number-columns-repeated="5"/>
          <table:table-cell table:formula="of:=[.F82]+[.$B$4]" office:value-type="float" office:value="8.09999999999999" calcext:value-type="float">
            <text:p>8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2]+([.F83]-[.F82])/[.$B$8]*([.G82]-[.$B$9]*([.I82]-[.H82]))" office:value-type="float" office:value="25.0001610120242" calcext:value-type="float">
            <text:p>25.00</text:p>
          </table:table-cell>
          <table:table-cell/>
          <table:table-cell table:style-name="ce1" table:formula="of:=[.K82]+[.$B$4]" office:value-type="float" office:value="8.09999999999999" calcext:value-type="float">
            <text:p>8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2]+([.$B$4]*[.L83]/[.$B$8])+([.$B$4]*[.$B$9]/[.$B$8]*[.M83]))/(1+[.$B$4]*[.$B$9]/[.$B$8])" office:value-type="float" office:value="25.0005200865948" calcext:value-type="float">
            <text:p>25.0005200865948</text:p>
          </table:table-cell>
        </table:table-row>
        <table:table-row table:style-name="ro1">
          <table:table-cell table:number-columns-repeated="5"/>
          <table:table-cell table:formula="of:=[.F83]+[.$B$4]" office:value-type="float" office:value="8.19999999999999" calcext:value-type="float">
            <text:p>8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3]+([.F84]-[.F83])/[.$B$8]*([.G83]-[.$B$9]*([.I83]-[.H83]))" office:value-type="float" office:value="25.0001417098834" calcext:value-type="float">
            <text:p>25.00</text:p>
          </table:table-cell>
          <table:table-cell/>
          <table:table-cell table:style-name="ce1" table:formula="of:=[.K83]+[.$B$4]" office:value-type="float" office:value="8.19999999999999" calcext:value-type="float">
            <text:p>8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3]+([.$B$4]*[.L84]/[.$B$8])+([.$B$4]*[.$B$9]/[.$B$8]*[.M84]))/(1+[.$B$4]*[.$B$9]/[.$B$8])" office:value-type="float" office:value="25.0004644127398" calcext:value-type="float">
            <text:p>25.0004644127398</text:p>
          </table:table-cell>
        </table:table-row>
        <table:table-row table:style-name="ro1">
          <table:table-cell table:number-columns-repeated="5"/>
          <table:table-cell table:formula="of:=[.F84]+[.$B$4]" office:value-type="float" office:value="8.29999999999999" calcext:value-type="float">
            <text:p>8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4]+([.F85]-[.F84])/[.$B$8]*([.G84]-[.$B$9]*([.I84]-[.H84]))" office:value-type="float" office:value="25.0001247216856" calcext:value-type="float">
            <text:p>25.00</text:p>
          </table:table-cell>
          <table:table-cell/>
          <table:table-cell table:style-name="ce1" table:formula="of:=[.K84]+[.$B$4]" office:value-type="float" office:value="8.29999999999999" calcext:value-type="float">
            <text:p>8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4]+([.$B$4]*[.L85]/[.$B$8])+([.$B$4]*[.$B$9]/[.$B$8]*[.M85]))/(1+[.$B$4]*[.$B$9]/[.$B$8])" office:value-type="float" office:value="25.0004146986196" calcext:value-type="float">
            <text:p>25.0004146986196</text:p>
          </table:table-cell>
        </table:table-row>
        <table:table-row table:style-name="ro1">
          <table:table-cell table:number-columns-repeated="5"/>
          <table:table-cell table:formula="of:=[.F85]+[.$B$4]" office:value-type="float" office:value="8.39999999999999" calcext:value-type="float">
            <text:p>8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5]+([.F86]-[.F85])/[.$B$8]*([.G85]-[.$B$9]*([.I85]-[.H85]))" office:value-type="float" office:value="25.000109770035" calcext:value-type="float">
            <text:p>25.00</text:p>
          </table:table-cell>
          <table:table-cell/>
          <table:table-cell table:style-name="ce1" table:formula="of:=[.K85]+[.$B$4]" office:value-type="float" office:value="8.39999999999999" calcext:value-type="float">
            <text:p>8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5]+([.$B$4]*[.L86]/[.$B$8])+([.$B$4]*[.$B$9]/[.$B$8]*[.M86]))/(1+[.$B$4]*[.$B$9]/[.$B$8])" office:value-type="float" office:value="25.0003703062607" calcext:value-type="float">
            <text:p>25.0003703062607</text:p>
          </table:table-cell>
        </table:table-row>
        <table:table-row table:style-name="ro1">
          <table:table-cell table:number-columns-repeated="5"/>
          <table:table-cell table:formula="of:=[.F86]+[.$B$4]" office:value-type="float" office:value="8.49999999999999" calcext:value-type="float">
            <text:p>8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6]+([.F87]-[.F86])/[.$B$8]*([.G86]-[.$B$9]*([.I86]-[.H86]))" office:value-type="float" office:value="25.00009661079" calcext:value-type="float">
            <text:p>25.00</text:p>
          </table:table-cell>
          <table:table-cell/>
          <table:table-cell table:style-name="ce1" table:formula="of:=[.K86]+[.$B$4]" office:value-type="float" office:value="8.49999999999999" calcext:value-type="float">
            <text:p>8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6]+([.$B$4]*[.L87]/[.$B$8])+([.$B$4]*[.$B$9]/[.$B$8]*[.M87]))/(1+[.$B$4]*[.$B$9]/[.$B$8])" office:value-type="float" office:value="25.000330665983" calcext:value-type="float">
            <text:p>25.000330665983</text:p>
          </table:table-cell>
        </table:table-row>
        <table:table-row table:style-name="ro1">
          <table:table-cell table:number-columns-repeated="5"/>
          <table:table-cell table:formula="of:=[.F87]+[.$B$4]" office:value-type="float" office:value="8.59999999999999" calcext:value-type="float">
            <text:p>8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7]+([.F88]-[.F87])/[.$B$8]*([.G87]-[.$B$9]*([.I87]-[.H87]))" office:value-type="float" office:value="25.000085029077" calcext:value-type="float">
            <text:p>25.00</text:p>
          </table:table-cell>
          <table:table-cell/>
          <table:table-cell table:style-name="ce1" table:formula="of:=[.K87]+[.$B$4]" office:value-type="float" office:value="8.59999999999999" calcext:value-type="float">
            <text:p>8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7]+([.$B$4]*[.L88]/[.$B$8])+([.$B$4]*[.$B$9]/[.$B$8]*[.M88]))/(1+[.$B$4]*[.$B$9]/[.$B$8])" office:value-type="float" office:value="25.0002952690892" calcext:value-type="float">
            <text:p>25.0002952690892</text:p>
          </table:table-cell>
        </table:table-row>
        <table:table-row table:style-name="ro1">
          <table:table-cell table:number-columns-repeated="5"/>
          <table:table-cell table:formula="of:=[.F88]+[.$B$4]" office:value-type="float" office:value="8.69999999999999" calcext:value-type="float">
            <text:p>8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8]+([.F89]-[.F88])/[.$B$8]*([.G88]-[.$B$9]*([.I88]-[.H88]))" office:value-type="float" office:value="25.000074835781" calcext:value-type="float">
            <text:p>25.00</text:p>
          </table:table-cell>
          <table:table-cell/>
          <table:table-cell table:style-name="ce1" table:formula="of:=[.K88]+[.$B$4]" office:value-type="float" office:value="8.69999999999999" calcext:value-type="float">
            <text:p>8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8]+([.$B$4]*[.L89]/[.$B$8])+([.$B$4]*[.$B$9]/[.$B$8]*[.M89]))/(1+[.$B$4]*[.$B$9]/[.$B$8])" office:value-type="float" office:value="25.0002636613366" calcext:value-type="float">
            <text:p>25.0002636613366</text:p>
          </table:table-cell>
        </table:table-row>
        <table:table-row table:style-name="ro1">
          <table:table-cell table:number-columns-repeated="5"/>
          <table:table-cell table:formula="of:=[.F89]+[.$B$4]" office:value-type="float" office:value="8.79999999999999" calcext:value-type="float">
            <text:p>8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89]+([.F90]-[.F89])/[.$B$8]*([.G89]-[.$B$9]*([.I89]-[.H89]))" office:value-type="float" office:value="25.0000658644586" calcext:value-type="float">
            <text:p>25.00</text:p>
          </table:table-cell>
          <table:table-cell/>
          <table:table-cell table:style-name="ce1" table:formula="of:=[.K89]+[.$B$4]" office:value-type="float" office:value="8.79999999999999" calcext:value-type="float">
            <text:p>8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89]+([.$B$4]*[.L90]/[.$B$8])+([.$B$4]*[.$B$9]/[.$B$8]*[.M90]))/(1+[.$B$4]*[.$B$9]/[.$B$8])" office:value-type="float" office:value="25.0002354371079" calcext:value-type="float">
            <text:p>25.0002354371079</text:p>
          </table:table-cell>
        </table:table-row>
        <table:table-row table:style-name="ro1">
          <table:table-cell table:number-columns-repeated="5"/>
          <table:table-cell table:formula="of:=[.F90]+[.$B$4]" office:value-type="float" office:value="8.89999999999998" calcext:value-type="float">
            <text:p>8.9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0]+([.F91]-[.F90])/[.$B$8]*([.G90]-[.$B$9]*([.I90]-[.H90]))" office:value-type="float" office:value="25.0000579686194" calcext:value-type="float">
            <text:p>25.00</text:p>
          </table:table-cell>
          <table:table-cell/>
          <table:table-cell table:style-name="ce1" table:formula="of:=[.K90]+[.$B$4]" office:value-type="float" office:value="8.89999999999998" calcext:value-type="float">
            <text:p>8.9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0]+([.$B$4]*[.L91]/[.$B$8])+([.$B$4]*[.$B$9]/[.$B$8]*[.M91]))/(1+[.$B$4]*[.$B$9]/[.$B$8])" office:value-type="float" office:value="25.000210234206" calcext:value-type="float">
            <text:p>25.000210234206</text:p>
          </table:table-cell>
        </table:table-row>
        <table:table-row table:style-name="ro1">
          <table:table-cell table:number-columns-repeated="5"/>
          <table:table-cell table:formula="of:=[.F91]+[.$B$4]" office:value-type="float" office:value="8.99999999999998" calcext:value-type="float">
            <text:p>9.0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1]+([.F92]-[.F91])/[.$B$8]*([.G91]-[.$B$9]*([.I91]-[.H91]))" office:value-type="float" office:value="25.0000510193344" calcext:value-type="float">
            <text:p>25.00</text:p>
          </table:table-cell>
          <table:table-cell/>
          <table:table-cell table:style-name="ce1" table:formula="of:=[.K91]+[.$B$4]" office:value-type="float" office:value="8.99999999999998" calcext:value-type="float">
            <text:p>9.0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1]+([.$B$4]*[.L92]/[.$B$8])+([.$B$4]*[.$B$9]/[.$B$8]*[.M92]))/(1+[.$B$4]*[.$B$9]/[.$B$8])" office:value-type="float" office:value="25.0001877292063" calcext:value-type="float">
            <text:p>25.0001877292063</text:p>
          </table:table-cell>
        </table:table-row>
        <table:table-row table:style-name="ro1">
          <table:table-cell table:number-columns-repeated="5"/>
          <table:table-cell table:formula="of:=[.F92]+[.$B$4]" office:value-type="float" office:value="9.09999999999998" calcext:value-type="float">
            <text:p>9.1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2]+([.F93]-[.F92])/[.$B$8]*([.G92]-[.$B$9]*([.I92]-[.H92]))" office:value-type="float" office:value="25.0000449031305" calcext:value-type="float">
            <text:p>25.00</text:p>
          </table:table-cell>
          <table:table-cell/>
          <table:table-cell table:style-name="ce1" table:formula="of:=[.K92]+[.$B$4]" office:value-type="float" office:value="9.09999999999998" calcext:value-type="float">
            <text:p>9.1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2]+([.$B$4]*[.L93]/[.$B$8])+([.$B$4]*[.$B$9]/[.$B$8]*[.M93]))/(1+[.$B$4]*[.$B$9]/[.$B$8])" office:value-type="float" office:value="25.0001676333055" calcext:value-type="float">
            <text:p>25.0001676333055</text:p>
          </table:table-cell>
        </table:table-row>
        <table:table-row table:style-name="ro1">
          <table:table-cell table:number-columns-repeated="5"/>
          <table:table-cell table:formula="of:=[.F93]+[.$B$4]" office:value-type="float" office:value="9.19999999999998" calcext:value-type="float">
            <text:p>9.2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3]+([.F94]-[.F93])/[.$B$8]*([.G93]-[.$B$9]*([.I93]-[.H93]))" office:value-type="float" office:value="25.0000395201378" calcext:value-type="float">
            <text:p>25.00</text:p>
          </table:table-cell>
          <table:table-cell/>
          <table:table-cell table:style-name="ce1" table:formula="of:=[.K93]+[.$B$4]" office:value-type="float" office:value="9.19999999999998" calcext:value-type="float">
            <text:p>9.2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3]+([.$B$4]*[.L94]/[.$B$8])+([.$B$4]*[.$B$9]/[.$B$8]*[.M94]))/(1+[.$B$4]*[.$B$9]/[.$B$8])" office:value-type="float" office:value="25.0001496886163" calcext:value-type="float">
            <text:p>25.0001496886163</text:p>
          </table:table-cell>
        </table:table-row>
        <table:table-row table:style-name="ro1">
          <table:table-cell table:number-columns-repeated="5"/>
          <table:table-cell table:formula="of:=[.F94]+[.$B$4]" office:value-type="float" office:value="9.29999999999998" calcext:value-type="float">
            <text:p>9.3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4]+([.F95]-[.F94])/[.$B$8]*([.G94]-[.$B$9]*([.I94]-[.H94]))" office:value-type="float" office:value="25.0000347824589" calcext:value-type="float">
            <text:p>25.00</text:p>
          </table:table-cell>
          <table:table-cell/>
          <table:table-cell table:style-name="ce1" table:formula="of:=[.K94]+[.$B$4]" office:value-type="float" office:value="9.29999999999998" calcext:value-type="float">
            <text:p>9.3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4]+([.$B$4]*[.L95]/[.$B$8])+([.$B$4]*[.$B$9]/[.$B$8]*[.M95]))/(1+[.$B$4]*[.$B$9]/[.$B$8])" office:value-type="float" office:value="25.0001336648572" calcext:value-type="float">
            <text:p>25.0001336648572</text:p>
          </table:table-cell>
        </table:table-row>
        <table:table-row table:style-name="ro1">
          <table:table-cell table:number-columns-repeated="5"/>
          <table:table-cell table:formula="of:=[.F95]+[.$B$4]" office:value-type="float" office:value="9.39999999999998" calcext:value-type="float">
            <text:p>9.4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5]+([.F96]-[.F95])/[.$B$8]*([.G95]-[.$B$9]*([.I95]-[.H95]))" office:value-type="float" office:value="25.0000306127336" calcext:value-type="float">
            <text:p>25.00</text:p>
          </table:table-cell>
          <table:table-cell/>
          <table:table-cell table:style-name="ce1" table:formula="of:=[.K95]+[.$B$4]" office:value-type="float" office:value="9.39999999999998" calcext:value-type="float">
            <text:p>9.4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5]+([.$B$4]*[.L96]/[.$B$8])+([.$B$4]*[.$B$9]/[.$B$8]*[.M96]))/(1+[.$B$4]*[.$B$9]/[.$B$8])" office:value-type="float" office:value="25.0001193563979" calcext:value-type="float">
            <text:p>25.0001193563979</text:p>
          </table:table-cell>
        </table:table-row>
        <table:table-row table:style-name="ro1">
          <table:table-cell table:number-columns-repeated="5"/>
          <table:table-cell table:formula="of:=[.F96]+[.$B$4]" office:value-type="float" office:value="9.49999999999998" calcext:value-type="float">
            <text:p>9.5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6]+([.F97]-[.F96])/[.$B$8]*([.G96]-[.$B$9]*([.I96]-[.H96]))" office:value-type="float" office:value="25.0000269428754" calcext:value-type="float">
            <text:p>25.00</text:p>
          </table:table-cell>
          <table:table-cell/>
          <table:table-cell table:style-name="ce1" table:formula="of:=[.K96]+[.$B$4]" office:value-type="float" office:value="9.49999999999998" calcext:value-type="float">
            <text:p>9.5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6]+([.$B$4]*[.L97]/[.$B$8])+([.$B$4]*[.$B$9]/[.$B$8]*[.M97]))/(1+[.$B$4]*[.$B$9]/[.$B$8])" office:value-type="float" office:value="25.0001065796202" calcext:value-type="float">
            <text:p>25.0001065796202</text:p>
          </table:table-cell>
        </table:table-row>
        <table:table-row table:style-name="ro1">
          <table:table-cell table:number-columns-repeated="5"/>
          <table:table-cell table:formula="of:=[.F97]+[.$B$4]" office:value-type="float" office:value="9.59999999999998" calcext:value-type="float">
            <text:p>9.6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7]+([.F98]-[.F97])/[.$B$8]*([.G97]-[.$B$9]*([.I97]-[.H97]))" office:value-type="float" office:value="25.0000237129603" calcext:value-type="float">
            <text:p>25.00</text:p>
          </table:table-cell>
          <table:table-cell/>
          <table:table-cell table:style-name="ce1" table:formula="of:=[.K97]+[.$B$4]" office:value-type="float" office:value="9.59999999999998" calcext:value-type="float">
            <text:p>9.6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7]+([.$B$4]*[.L98]/[.$B$8])+([.$B$4]*[.$B$9]/[.$B$8]*[.M98]))/(1+[.$B$4]*[.$B$9]/[.$B$8])" office:value-type="float" office:value="25.0000951705619" calcext:value-type="float">
            <text:p>25.0000951705619</text:p>
          </table:table-cell>
        </table:table-row>
        <table:table-row table:style-name="ro1">
          <table:table-cell table:number-columns-repeated="5"/>
          <table:table-cell table:formula="of:=[.F98]+[.$B$4]" office:value-type="float" office:value="9.69999999999998" calcext:value-type="float">
            <text:p>9.7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8]+([.F99]-[.F98])/[.$B$8]*([.G98]-[.$B$9]*([.I98]-[.H98]))" office:value-type="float" office:value="25.0000208702478" calcext:value-type="float">
            <text:p>25.00</text:p>
          </table:table-cell>
          <table:table-cell/>
          <table:table-cell table:style-name="ce1" table:formula="of:=[.K98]+[.$B$4]" office:value-type="float" office:value="9.69999999999998" calcext:value-type="float">
            <text:p>9.7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8]+([.$B$4]*[.L99]/[.$B$8])+([.$B$4]*[.$B$9]/[.$B$8]*[.M99]))/(1+[.$B$4]*[.$B$9]/[.$B$8])" office:value-type="float" office:value="25.0000849828122" calcext:value-type="float">
            <text:p>25.0000849828122</text:p>
          </table:table-cell>
        </table:table-row>
        <table:table-row table:style-name="ro1">
          <table:table-cell table:number-columns-repeated="5"/>
          <table:table-cell table:formula="of:=[.F99]+[.$B$4]" office:value-type="float" office:value="9.79999999999998" calcext:value-type="float">
            <text:p>9.80</text:p>
          </table:table-cell>
          <table:table-cell table:formula="of:=[.$B$5]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I99]+([.F100]-[.F99])/[.$B$8]*([.G99]-[.$B$9]*([.I99]-[.H99]))" office:value-type="float" office:value="25.00001836832" calcext:value-type="float">
            <text:p>25.00</text:p>
          </table:table-cell>
          <table:table-cell/>
          <table:table-cell table:style-name="ce1" table:formula="of:=[.K99]+[.$B$4]" office:value-type="float" office:value="9.79999999999998" calcext:value-type="float">
            <text:p>9.80</text:p>
          </table:table-cell>
          <table:table-cell table:style-name="ce1" table:formula="of:=[.$B$5]" office:value-type="float" office:value="0" calcext:value-type="float">
            <text:p>0.00</text:p>
          </table:table-cell>
          <table:table-cell table:style-name="ce1" table:formula="of:=[.$B$6]" office:value-type="float" office:value="25" calcext:value-type="float">
            <text:p>25.00</text:p>
          </table:table-cell>
          <table:table-cell table:formula="of:=([.N99]+([.$B$4]*[.L100]/[.$B$8])+([.$B$4]*[.$B$9]/[.$B$8]*[.M100]))/(1+[.$B$4]*[.$B$9]/[.$B$8])" office:value-type="float" office:value="25.0000758856333" calcext:value-type="float">
            <text:p>25.0000758856333</text:p>
          </table:table-cell>
        </table:table-row>
        <table:table-row table:style-name="ro1" table:number-rows-repeated="104847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1_2" table:style-name="ta1">
        <table:shapes>
          <draw:frame draw:z-index="0" draw:style-name="gr1" draw:text-style-name="P1" svg:width="453.51pt" svg:height="255.09pt" svg:x="230.31pt" svg:y="374.88pt">
            <draw:object draw:notify-on-update-of-ranges="Sheet1_2.F2:Sheet1_2.F100 Sheet1_2.G1:Sheet1_2.G1 Sheet1_2.G2:Sheet1_2.G100 Sheet1_2.H1:Sheet1_2.H1 Sheet1_2.H2:Sheet1_2.H100 Sheet1_2.I1:Sheet1_2.I1 Sheet1_2.I2:Sheet1_2.I100 Sheet1_2.J1:Sheet1_2.J1 Sheet1_2.J2:Sheet1_2.J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696.47pt" svg:y="374.03pt">
            <draw:object draw:notify-on-update-of-ranges="Sheet1_2.M2:Sheet1_2.M100 Sheet1_2.N1:Sheet1_2.N1 Sheet1_2.N2:Sheet1_2.N100 Sheet1_2.O1:Sheet1_2.O1 Sheet1_2.O2:Sheet1_2.O100 Sheet1_2.P1:Sheet1_2.P1 Sheet1_2.P2:Sheet1_2.P100 Sheet1_2.Q1:Sheet1_2.Q1 Sheet1_2.Q2:Sheet1_2.Q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i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 ]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table:formula="of:=LOOKUP([.F2];[.$A$18:.$A$28];[.$C$18:.$C$28])" office:value-type="float" office:value="0" calcext:value-type="float">
            <text:p>0.00</text:p>
          </table:table-cell>
          <table:table-cell table:formula="of:=LOOKUP([.F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formula="of:=[.$B$7]" office:value-type="float" office:value="30" calcext:value-type="float">
            <text:p>30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table:formula="of:=LOOKUP([.M2];[.$A$18:.$A$28];[.$C$18:.$C$28])" office:value-type="float" office:value="0" calcext:value-type="float">
            <text:p>0.00</text:p>
          </table:table-cell>
          <table:table-cell table:formula="of:=LOOKUP([.M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formula="of:=[.$B$7]" office:value-type="float" office:value="30" calcext:value-type="float">
            <text:p>30.00</text:p>
          </table:table-cell>
          <table:table-cell/>
          <table:table-cell office:value-type="string" calcext:value-type="string">
            <text:p>dTin/dt = P/C – U/C(Tin-Tout)-Q/V(Tin-Tout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 ]</text:p>
          </table:table-cell>
          <table:table-cell table:number-columns-repeated="2"/>
          <table:table-cell table:formula="of:=[.F2]+[.$B$4]" office:value-type="float" office:value="0.1" calcext:value-type="float">
            <text:p>0.10</text:p>
          </table:table-cell>
          <table:table-cell table:formula="of:=LOOKUP([.F3];[.$A$18:.$A$28];[.$C$18:.$C$28])" office:value-type="float" office:value="0" calcext:value-type="float">
            <text:p>0.00</text:p>
          </table:table-cell>
          <table:table-cell table:formula="of:=LOOKUP([.F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]+[.$B$4]/[.$B$9]*([.G2]-[.$B$10]*([.J2]-[.I2])-[.H2]*([.J2]-[.$B$8])/[.$B$13])" office:value-type="float" office:value="29.4005994005994" calcext:value-type="float">
            <text:p>29.40</text:p>
          </table:table-cell>
          <table:table-cell table:style-name="ce2"/>
          <table:table-cell/>
          <table:table-cell table:formula="of:=[.M2]+[.$B$4]" office:value-type="float" office:value="0.1" calcext:value-type="float">
            <text:p>0.10</text:p>
          </table:table-cell>
          <table:table-cell table:formula="of:=LOOKUP([.M3];[.$A$18:.$A$28];[.$C$18:.$C$28])" office:value-type="float" office:value="0" calcext:value-type="float">
            <text:p>0.00</text:p>
          </table:table-cell>
          <table:table-cell table:formula="of:=LOOKUP([.M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]+[.$B$4]*([.N3]/[.$B$9]+[.$B$10]*[.P3]/[.$B$9] + [.O3]*[.$B$8]/[.$B$13]))/(1+[.$B$4]*[.$B$10]/[.$B$9]+[.$B$4]*[.O3]/[.$B$13])" office:value-type="float" office:value="29.4647636039251" calcext:value-type="float">
            <text:p>29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tim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[s]</text:p>
          </table:table-cell>
          <table:table-cell table:number-columns-repeated="2"/>
          <table:table-cell table:formula="of:=[.F3]+[.$B$4]" office:value-type="float" office:value="0.2" calcext:value-type="float">
            <text:p>0.20</text:p>
          </table:table-cell>
          <table:table-cell table:formula="of:=LOOKUP([.F4];[.$A$18:.$A$28];[.$C$18:.$C$28])" office:value-type="float" office:value="0" calcext:value-type="float">
            <text:p>0.00</text:p>
          </table:table-cell>
          <table:table-cell table:formula="of:=LOOKUP([.F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]+[.$B$4]/[.$B$9]*([.G3]-[.$B$10]*([.J3]-[.I3])-[.H3]*([.J3]-[.$B$8])/[.$B$13])" office:value-type="float" office:value="28.8730550169112" calcext:value-type="float">
            <text:p>28.87</text:p>
          </table:table-cell>
          <table:table-cell table:style-name="ce2"/>
          <table:table-cell/>
          <table:table-cell table:formula="of:=[.M3]+[.$B$4]" office:value-type="float" office:value="0.2" calcext:value-type="float">
            <text:p>0.20</text:p>
          </table:table-cell>
          <table:table-cell table:formula="of:=LOOKUP([.M4];[.$A$18:.$A$28];[.$C$18:.$C$28])" office:value-type="float" office:value="0" calcext:value-type="float">
            <text:p>0.00</text:p>
          </table:table-cell>
          <table:table-cell table:formula="of:=LOOKUP([.M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]+[.$B$4]*([.N4]/[.$B$9]+[.$B$10]*[.P4]/[.$B$9] + [.O4]*[.$B$8]/[.$B$13]))/(1+[.$B$4]*[.$B$10]/[.$B$9]+[.$B$4]*[.O4]/[.$B$13])" office:value-type="float" office:value="28.9868228077868" calcext:value-type="float">
            <text:p>2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W]</text:p>
          </table:table-cell>
          <table:table-cell table:number-columns-repeated="2"/>
          <table:table-cell table:formula="of:=[.F4]+[.$B$4]" office:value-type="float" office:value="0.3" calcext:value-type="float">
            <text:p>0.30</text:p>
          </table:table-cell>
          <table:table-cell table:formula="of:=LOOKUP([.F5];[.$A$18:.$A$28];[.$C$18:.$C$28])" office:value-type="float" office:value="0" calcext:value-type="float">
            <text:p>0.00</text:p>
          </table:table-cell>
          <table:table-cell table:formula="of:=LOOKUP([.F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]+[.$B$4]/[.$B$9]*([.G4]-[.$B$10]*([.J4]-[.I4])-[.H4]*([.J4]-[.$B$8])/[.$B$13])" office:value-type="float" office:value="28.4087527171815" calcext:value-type="float">
            <text:p>28.41</text:p>
          </table:table-cell>
          <table:table-cell table:style-name="ce2"/>
          <table:table-cell/>
          <table:table-cell table:formula="of:=[.M4]+[.$B$4]" office:value-type="float" office:value="0.3" calcext:value-type="float">
            <text:p>0.30</text:p>
          </table:table-cell>
          <table:table-cell table:formula="of:=LOOKUP([.M5];[.$A$18:.$A$28];[.$C$18:.$C$28])" office:value-type="float" office:value="0" calcext:value-type="float">
            <text:p>0.00</text:p>
          </table:table-cell>
          <table:table-cell table:formula="of:=LOOKUP([.M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]+[.$B$4]*([.N5]/[.$B$9]+[.$B$10]*[.P5]/[.$B$9] + [.O5]*[.$B$8]/[.$B$13]))/(1+[.$B$4]*[.$B$10]/[.$B$9]+[.$B$4]*[.O5]/[.$B$13])" office:value-type="float" office:value="28.560044273501" calcext:value-type="float">
            <text:p>28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C]</text:p>
          </table:table-cell>
          <table:table-cell table:number-columns-repeated="2"/>
          <table:table-cell table:formula="of:=[.F5]+[.$B$4]" office:value-type="float" office:value="0.4" calcext:value-type="float">
            <text:p>0.40</text:p>
          </table:table-cell>
          <table:table-cell table:formula="of:=LOOKUP([.F6];[.$A$18:.$A$28];[.$C$18:.$C$28])" office:value-type="float" office:value="0" calcext:value-type="float">
            <text:p>0.00</text:p>
          </table:table-cell>
          <table:table-cell table:formula="of:=LOOKUP([.F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]+[.$B$4]/[.$B$9]*([.G5]-[.$B$10]*([.J5]-[.I5])-[.H5]*([.J5]-[.$B$8])/[.$B$13])" office:value-type="float" office:value="28.0001110328041" calcext:value-type="float">
            <text:p>28.00</text:p>
          </table:table-cell>
          <table:table-cell table:style-name="ce2"/>
          <table:table-cell/>
          <table:table-cell table:formula="of:=[.M5]+[.$B$4]" office:value-type="float" office:value="0.4" calcext:value-type="float">
            <text:p>0.40</text:p>
          </table:table-cell>
          <table:table-cell table:formula="of:=LOOKUP([.M6];[.$A$18:.$A$28];[.$C$18:.$C$28])" office:value-type="float" office:value="0" calcext:value-type="float">
            <text:p>0.00</text:p>
          </table:table-cell>
          <table:table-cell table:formula="of:=LOOKUP([.M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]+[.$B$4]*([.N6]/[.$B$9]+[.$B$10]*[.P6]/[.$B$9] + [.O6]*[.$B$8]/[.$B$13]))/(1+[.$B$4]*[.$B$10]/[.$B$9]+[.$B$4]*[.O6]/[.$B$13])" office:value-type="float" office:value="28.1789512201378" calcext:value-type="float">
            <text:p>2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]</text:p>
          </table:table-cell>
          <table:table-cell table:number-columns-repeated="2"/>
          <table:table-cell table:formula="of:=[.F6]+[.$B$4]" office:value-type="float" office:value="0.5" calcext:value-type="float">
            <text:p>0.50</text:p>
          </table:table-cell>
          <table:table-cell table:formula="of:=LOOKUP([.F7];[.$A$18:.$A$28];[.$C$18:.$C$28])" office:value-type="float" office:value="0" calcext:value-type="float">
            <text:p>0.00</text:p>
          </table:table-cell>
          <table:table-cell table:formula="of:=LOOKUP([.F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]+[.$B$4]/[.$B$9]*([.G6]-[.$B$10]*([.J6]-[.I6])-[.H6]*([.J6]-[.$B$8])/[.$B$13])" office:value-type="float" office:value="27.6404573625379" calcext:value-type="float">
            <text:p>27.64</text:p>
          </table:table-cell>
          <table:table-cell table:style-name="ce2"/>
          <table:table-cell/>
          <table:table-cell table:formula="of:=[.M6]+[.$B$4]" office:value-type="float" office:value="0.5" calcext:value-type="float">
            <text:p>0.50</text:p>
          </table:table-cell>
          <table:table-cell table:formula="of:=LOOKUP([.M7];[.$A$18:.$A$28];[.$C$18:.$C$28])" office:value-type="float" office:value="0" calcext:value-type="float">
            <text:p>0.00</text:p>
          </table:table-cell>
          <table:table-cell table:formula="of:=LOOKUP([.M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]+[.$B$4]*([.N7]/[.$B$9]+[.$B$10]*[.P7]/[.$B$9] + [.O7]*[.$B$8]/[.$B$13]))/(1+[.$B$4]*[.$B$10]/[.$B$9]+[.$B$4]*[.O7]/[.$B$13])" office:value-type="float" office:value="27.8386531412649" calcext:value-type="float">
            <text:p>27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C]</text:p>
          </table:table-cell>
          <table:table-cell table:number-columns-repeated="2"/>
          <table:table-cell table:formula="of:=[.F7]+[.$B$4]" office:value-type="float" office:value="0.6" calcext:value-type="float">
            <text:p>0.60</text:p>
          </table:table-cell>
          <table:table-cell table:formula="of:=LOOKUP([.F8];[.$A$18:.$A$28];[.$C$18:.$C$28])" office:value-type="float" office:value="0" calcext:value-type="float">
            <text:p>0.00</text:p>
          </table:table-cell>
          <table:table-cell table:formula="of:=LOOKUP([.F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]+[.$B$4]/[.$B$9]*([.G7]-[.$B$10]*([.J7]-[.I7])-[.H7]*([.J7]-[.$B$8])/[.$B$13])" office:value-type="float" office:value="27.3239190173785" calcext:value-type="float">
            <text:p>27.32</text:p>
          </table:table-cell>
          <table:table-cell table:style-name="ce2"/>
          <table:table-cell/>
          <table:table-cell table:formula="of:=[.M7]+[.$B$4]" office:value-type="float" office:value="0.6" calcext:value-type="float">
            <text:p>0.60</text:p>
          </table:table-cell>
          <table:table-cell table:formula="of:=LOOKUP([.M8];[.$A$18:.$A$28];[.$C$18:.$C$28])" office:value-type="float" office:value="0" calcext:value-type="float">
            <text:p>0.00</text:p>
          </table:table-cell>
          <table:table-cell table:formula="of:=LOOKUP([.M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]+[.$B$4]*([.N8]/[.$B$9]+[.$B$10]*[.P8]/[.$B$9] + [.O8]*[.$B$8]/[.$B$13]))/(1+[.$B$4]*[.$B$10]/[.$B$9]+[.$B$4]*[.O8]/[.$B$13])" office:value-type="float" office:value="27.5347830458574" calcext:value-type="float">
            <text:p>27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001" calcext:value-type="float">
            <text:p>1.001</text:p>
          </table:table-cell>
          <table:table-cell office:value-type="string" calcext:value-type="string">
            <text:p>[J/K]</text:p>
          </table:table-cell>
          <table:table-cell table:number-columns-repeated="2"/>
          <table:table-cell table:formula="of:=[.F8]+[.$B$4]" office:value-type="float" office:value="0.7" calcext:value-type="float">
            <text:p>0.70</text:p>
          </table:table-cell>
          <table:table-cell table:formula="of:=LOOKUP([.F9];[.$A$18:.$A$28];[.$C$18:.$C$28])" office:value-type="float" office:value="0" calcext:value-type="float">
            <text:p>0.00</text:p>
          </table:table-cell>
          <table:table-cell table:formula="of:=LOOKUP([.F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]+[.$B$4]/[.$B$9]*([.G8]-[.$B$10]*([.J8]-[.I8])-[.H8]*([.J8]-[.$B$8])/[.$B$13])" office:value-type="float" office:value="27.0453273269835" calcext:value-type="float">
            <text:p>27.05</text:p>
          </table:table-cell>
          <table:table-cell table:style-name="ce2"/>
          <table:table-cell/>
          <table:table-cell table:formula="of:=[.M8]+[.$B$4]" office:value-type="float" office:value="0.7" calcext:value-type="float">
            <text:p>0.70</text:p>
          </table:table-cell>
          <table:table-cell table:formula="of:=LOOKUP([.M9];[.$A$18:.$A$28];[.$C$18:.$C$28])" office:value-type="float" office:value="0" calcext:value-type="float">
            <text:p>0.00</text:p>
          </table:table-cell>
          <table:table-cell table:formula="of:=LOOKUP([.M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]+[.$B$4]*([.N9]/[.$B$9]+[.$B$10]*[.P9]/[.$B$9] + [.O9]*[.$B$8]/[.$B$13]))/(1+[.$B$4]*[.$B$10]/[.$B$9]+[.$B$4]*[.O9]/[.$B$13])" office:value-type="float" office:value="27.2634414173981" calcext:value-type="float">
            <text:p>27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formula="of:=[.B11]*[.B12]" office:value-type="float" office:value="1.2" calcext:value-type="float">
            <text:p>1.2</text:p>
          </table:table-cell>
          <table:table-cell office:value-type="string" calcext:value-type="string">
            <text:p>[W/K]</text:p>
          </table:table-cell>
          <table:table-cell table:number-columns-repeated="2"/>
          <table:table-cell table:formula="of:=[.F9]+[.$B$4]" office:value-type="float" office:value="0.8" calcext:value-type="float">
            <text:p>0.80</text:p>
          </table:table-cell>
          <table:table-cell table:formula="of:=LOOKUP([.F10];[.$A$18:.$A$28];[.$C$18:.$C$28])" office:value-type="float" office:value="0" calcext:value-type="float">
            <text:p>0.00</text:p>
          </table:table-cell>
          <table:table-cell table:formula="of:=LOOKUP([.F1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]+[.$B$4]/[.$B$9]*([.G9]-[.$B$10]*([.J9]-[.I9])-[.H9]*([.J9]-[.$B$8])/[.$B$13])" office:value-type="float" office:value="26.8001332418306" calcext:value-type="float">
            <text:p>26.80</text:p>
          </table:table-cell>
          <table:table-cell table:style-name="ce2"/>
          <table:table-cell/>
          <table:table-cell table:formula="of:=[.M9]+[.$B$4]" office:value-type="float" office:value="0.8" calcext:value-type="float">
            <text:p>0.80</text:p>
          </table:table-cell>
          <table:table-cell table:formula="of:=LOOKUP([.M10];[.$A$18:.$A$28];[.$C$18:.$C$28])" office:value-type="float" office:value="0" calcext:value-type="float">
            <text:p>0.00</text:p>
          </table:table-cell>
          <table:table-cell table:formula="of:=LOOKUP([.M1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]+[.$B$4]*([.N10]/[.$B$9]+[.$B$10]*[.P10]/[.$B$9] + [.O10]*[.$B$8]/[.$B$13]))/(1+[.$B$4]*[.$B$10]/[.$B$9]+[.$B$4]*[.O10]/[.$B$13])" office:value-type="float" office:value="27.0211461720031" calcext:value-type="float">
            <text:p>2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[W/m2/K]</text:p>
          </table:table-cell>
          <table:table-cell table:number-columns-repeated="2"/>
          <table:table-cell table:formula="of:=[.F10]+[.$B$4]" office:value-type="float" office:value="0.9" calcext:value-type="float">
            <text:p>0.90</text:p>
          </table:table-cell>
          <table:table-cell table:formula="of:=LOOKUP([.F11];[.$A$18:.$A$28];[.$C$18:.$C$28])" office:value-type="float" office:value="0" calcext:value-type="float">
            <text:p>0.00</text:p>
          </table:table-cell>
          <table:table-cell table:formula="of:=LOOKUP([.F1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0]+[.$B$4]/[.$B$9]*([.G10]-[.$B$10]*([.J10]-[.I10])-[.H10]*([.J10]-[.$B$8])/[.$B$13])" office:value-type="float" office:value="26.5843330529998" calcext:value-type="float">
            <text:p>26.58</text:p>
          </table:table-cell>
          <table:table-cell table:style-name="ce2"/>
          <table:table-cell/>
          <table:table-cell table:formula="of:=[.M10]+[.$B$4]" office:value-type="float" office:value="0.9" calcext:value-type="float">
            <text:p>0.90</text:p>
          </table:table-cell>
          <table:table-cell table:formula="of:=LOOKUP([.M11];[.$A$18:.$A$28];[.$C$18:.$C$28])" office:value-type="float" office:value="0" calcext:value-type="float">
            <text:p>0.00</text:p>
          </table:table-cell>
          <table:table-cell table:formula="of:=LOOKUP([.M1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0]+[.$B$4]*([.N11]/[.$B$9]+[.$B$10]*[.P11]/[.$B$9] + [.O11]*[.$B$8]/[.$B$13]))/(1+[.$B$4]*[.$B$10]/[.$B$9]+[.$B$4]*[.O11]/[.$B$13])" office:value-type="float" office:value="26.8047879733944" calcext:value-type="float">
            <text:p>26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m2]</text:p>
          </table:table-cell>
          <table:table-cell table:number-columns-repeated="2"/>
          <table:table-cell table:formula="of:=[.F11]+[.$B$4]" office:value-type="float" office:value="1" calcext:value-type="float">
            <text:p>1.00</text:p>
          </table:table-cell>
          <table:table-cell table:formula="of:=LOOKUP([.F12];[.$A$18:.$A$28];[.$C$18:.$C$28])" office:value-type="float" office:value="0" calcext:value-type="float">
            <text:p>0.00</text:p>
          </table:table-cell>
          <table:table-cell table:formula="of:=LOOKUP([.F1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1]+[.$B$4]/[.$B$9]*([.G11]-[.$B$10]*([.J11]-[.I11])-[.H11]*([.J11]-[.$B$8])/[.$B$13])" office:value-type="float" office:value="26.3944030166761" calcext:value-type="float">
            <text:p>26.39</text:p>
          </table:table-cell>
          <table:table-cell table:style-name="ce2"/>
          <table:table-cell/>
          <table:table-cell table:formula="of:=[.M11]+[.$B$4]" office:value-type="float" office:value="1" calcext:value-type="float">
            <text:p>1.00</text:p>
          </table:table-cell>
          <table:table-cell table:formula="of:=LOOKUP([.M12];[.$A$18:.$A$28];[.$C$18:.$C$28])" office:value-type="float" office:value="0" calcext:value-type="float">
            <text:p>0.00</text:p>
          </table:table-cell>
          <table:table-cell table:formula="of:=LOOKUP([.M1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1]+[.$B$4]*([.N12]/[.$B$9]+[.$B$10]*[.P12]/[.$B$9] + [.O12]*[.$B$8]/[.$B$13]))/(1+[.$B$4]*[.$B$10]/[.$B$9]+[.$B$4]*[.O12]/[.$B$13])" office:value-type="float" office:value="26.6115903312826" calcext:value-type="float">
            <text:p>26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3</text:p>
          </table:table-cell>
          <table:table-cell table:number-columns-repeated="2"/>
          <table:table-cell table:formula="of:=[.F12]+[.$B$4]" office:value-type="float" office:value="1.1" calcext:value-type="float">
            <text:p>1.10</text:p>
          </table:table-cell>
          <table:table-cell table:formula="of:=LOOKUP([.F13];[.$A$18:.$A$28];[.$C$18:.$C$28])" office:value-type="float" office:value="0" calcext:value-type="float">
            <text:p>0.00</text:p>
          </table:table-cell>
          <table:table-cell table:formula="of:=LOOKUP([.F1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2]+[.$B$4]/[.$B$9]*([.G12]-[.$B$10]*([.J12]-[.I12])-[.H12]*([.J12]-[.$B$8])/[.$B$13])" office:value-type="float" office:value="26.2272418158758" calcext:value-type="float">
            <text:p>26.23</text:p>
          </table:table-cell>
          <table:table-cell table:style-name="ce2"/>
          <table:table-cell/>
          <table:table-cell table:formula="of:=[.M12]+[.$B$4]" office:value-type="float" office:value="1.1" calcext:value-type="float">
            <text:p>1.10</text:p>
          </table:table-cell>
          <table:table-cell table:formula="of:=LOOKUP([.M13];[.$A$18:.$A$28];[.$C$18:.$C$28])" office:value-type="float" office:value="0" calcext:value-type="float">
            <text:p>0.00</text:p>
          </table:table-cell>
          <table:table-cell table:formula="of:=LOOKUP([.M1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2]+[.$B$4]*([.N13]/[.$B$9]+[.$B$10]*[.P13]/[.$B$9] + [.O13]*[.$B$8]/[.$B$13]))/(1+[.$B$4]*[.$B$10]/[.$B$9]+[.$B$4]*[.O13]/[.$B$13])" office:value-type="float" office:value="26.4390739711096" calcext:value-type="float">
            <text:p>26.4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3]+[.$B$4]" office:value-type="float" office:value="1.2" calcext:value-type="float">
            <text:p>1.20</text:p>
          </table:table-cell>
          <table:table-cell table:formula="of:=LOOKUP([.F14];[.$A$18:.$A$28];[.$C$18:.$C$28])" office:value-type="float" office:value="0" calcext:value-type="float">
            <text:p>0.00</text:p>
          </table:table-cell>
          <table:table-cell table:formula="of:=LOOKUP([.F1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3]+[.$B$4]/[.$B$9]*([.G13]-[.$B$10]*([.J13]-[.I13])-[.H13]*([.J13]-[.$B$8])/[.$B$13])" office:value-type="float" office:value="26.0801199198667" calcext:value-type="float">
            <text:p>26.08</text:p>
          </table:table-cell>
          <table:table-cell table:style-name="ce2"/>
          <table:table-cell/>
          <table:table-cell table:formula="of:=[.M13]+[.$B$4]" office:value-type="float" office:value="1.2" calcext:value-type="float">
            <text:p>1.20</text:p>
          </table:table-cell>
          <table:table-cell table:formula="of:=LOOKUP([.M14];[.$A$18:.$A$28];[.$C$18:.$C$28])" office:value-type="float" office:value="0" calcext:value-type="float">
            <text:p>0.00</text:p>
          </table:table-cell>
          <table:table-cell table:formula="of:=LOOKUP([.M1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3]+[.$B$4]*([.N14]/[.$B$9]+[.$B$10]*[.P14]/[.$B$9] + [.O14]*[.$B$8]/[.$B$13]))/(1+[.$B$4]*[.$B$10]/[.$B$9]+[.$B$4]*[.O14]/[.$B$13])" office:value-type="float" office:value="26.2850250179132" calcext:value-type="float">
            <text:p>2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tart</text:p>
          </table:table-cell>
          <table:table-cell office:value-type="string" calcext:value-type="string">
            <text:p>Tstop</text:p>
          </table:table-cell>
          <table:table-cell office:value-type="string" calcext:value-type="string">
            <text:p>P [W]</text:p>
          </table:table-cell>
          <table:table-cell office:value-type="string" calcext:value-type="string">
            <text:p>Q [m3/s]</text:p>
          </table:table-cell>
          <table:table-cell/>
          <table:table-cell table:formula="of:=[.F14]+[.$B$4]" office:value-type="float" office:value="1.3" calcext:value-type="float">
            <text:p>1.30</text:p>
          </table:table-cell>
          <table:table-cell table:formula="of:=LOOKUP([.F15];[.$A$18:.$A$28];[.$C$18:.$C$28])" office:value-type="float" office:value="0" calcext:value-type="float">
            <text:p>0.00</text:p>
          </table:table-cell>
          <table:table-cell table:formula="of:=LOOKUP([.F1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4]+[.$B$4]/[.$B$9]*([.G14]-[.$B$10]*([.J14]-[.I14])-[.H14]*([.J14]-[.$B$8])/[.$B$13])" office:value-type="float" office:value="25.9506350143882" calcext:value-type="float">
            <text:p>25.95</text:p>
          </table:table-cell>
          <table:table-cell table:style-name="ce2"/>
          <table:table-cell/>
          <table:table-cell table:formula="of:=[.M14]+[.$B$4]" office:value-type="float" office:value="1.3" calcext:value-type="float">
            <text:p>1.30</text:p>
          </table:table-cell>
          <table:table-cell table:formula="of:=LOOKUP([.M15];[.$A$18:.$A$28];[.$C$18:.$C$28])" office:value-type="float" office:value="0" calcext:value-type="float">
            <text:p>0.00</text:p>
          </table:table-cell>
          <table:table-cell table:formula="of:=LOOKUP([.M1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4]+[.$B$4]*([.N15]/[.$B$9]+[.$B$10]*[.P15]/[.$B$9] + [.O15]*[.$B$8]/[.$B$13]))/(1+[.$B$4]*[.$B$10]/[.$B$9]+[.$B$4]*[.O15]/[.$B$13])" office:value-type="float" office:value="26.1474665860224" calcext:value-type="float">
            <text:p>26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5]+[.$B$4]" office:value-type="float" office:value="1.4" calcext:value-type="float">
            <text:p>1.40</text:p>
          </table:table-cell>
          <table:table-cell table:formula="of:=LOOKUP([.F16];[.$A$18:.$A$28];[.$C$18:.$C$28])" office:value-type="float" office:value="0" calcext:value-type="float">
            <text:p>0.00</text:p>
          </table:table-cell>
          <table:table-cell table:formula="of:=LOOKUP([.F1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5]+[.$B$4]/[.$B$9]*([.G15]-[.$B$10]*([.J15]-[.I15])-[.H15]*([.J15]-[.$B$8])/[.$B$13])" office:value-type="float" office:value="25.8366727749011" calcext:value-type="float">
            <text:p>25.84</text:p>
          </table:table-cell>
          <table:table-cell table:style-name="ce2"/>
          <table:table-cell/>
          <table:table-cell table:formula="of:=[.M15]+[.$B$4]" office:value-type="float" office:value="1.4" calcext:value-type="float">
            <text:p>1.40</text:p>
          </table:table-cell>
          <table:table-cell table:formula="of:=LOOKUP([.M16];[.$A$18:.$A$28];[.$C$18:.$C$28])" office:value-type="float" office:value="0" calcext:value-type="float">
            <text:p>0.00</text:p>
          </table:table-cell>
          <table:table-cell table:formula="of:=LOOKUP([.M1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5]+[.$B$4]*([.N16]/[.$B$9]+[.$B$10]*[.P16]/[.$B$9] + [.O16]*[.$B$8]/[.$B$13]))/(1+[.$B$4]*[.$B$10]/[.$B$9]+[.$B$4]*[.O16]/[.$B$13])" office:value-type="float" office:value="26.0246334099986" calcext:value-type="float">
            <text:p>26.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6]+[.$B$4]" office:value-type="float" office:value="1.5" calcext:value-type="float">
            <text:p>1.50</text:p>
          </table:table-cell>
          <table:table-cell table:formula="of:=LOOKUP([.F17];[.$A$18:.$A$28];[.$C$18:.$C$28])" office:value-type="float" office:value="0" calcext:value-type="float">
            <text:p>0.00</text:p>
          </table:table-cell>
          <table:table-cell table:formula="of:=LOOKUP([.F1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6]+[.$B$4]/[.$B$9]*([.G16]-[.$B$10]*([.J16]-[.I16])-[.H16]*([.J16]-[.$B$8])/[.$B$13])" office:value-type="float" office:value="25.7363723423455" calcext:value-type="float">
            <text:p>25.74</text:p>
          </table:table-cell>
          <table:table-cell table:style-name="ce2"/>
          <table:table-cell/>
          <table:table-cell table:formula="of:=[.M16]+[.$B$4]" office:value-type="float" office:value="1.5" calcext:value-type="float">
            <text:p>1.50</text:p>
          </table:table-cell>
          <table:table-cell table:formula="of:=LOOKUP([.M17];[.$A$18:.$A$28];[.$C$18:.$C$28])" office:value-type="float" office:value="0" calcext:value-type="float">
            <text:p>0.00</text:p>
          </table:table-cell>
          <table:table-cell table:formula="of:=LOOKUP([.M1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6]+[.$B$4]*([.N17]/[.$B$9]+[.$B$10]*[.P17]/[.$B$9] + [.O17]*[.$B$8]/[.$B$13]))/(1+[.$B$4]*[.$B$10]/[.$B$9]+[.$B$4]*[.O17]/[.$B$13])" office:value-type="float" office:value="25.9149491912655" calcext:value-type="float">
            <text:p>25.9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7]+[.$B$4]" office:value-type="float" office:value="1.6" calcext:value-type="float">
            <text:p>1.60</text:p>
          </table:table-cell>
          <table:table-cell table:formula="of:=LOOKUP([.F18];[.$A$18:.$A$28];[.$C$18:.$C$28])" office:value-type="float" office:value="0" calcext:value-type="float">
            <text:p>0.00</text:p>
          </table:table-cell>
          <table:table-cell table:formula="of:=LOOKUP([.F1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7]+[.$B$4]/[.$B$9]*([.G17]-[.$B$10]*([.J17]-[.I17])-[.H17]*([.J17]-[.$B$8])/[.$B$13])" office:value-type="float" office:value="25.6480959376687" calcext:value-type="float">
            <text:p>25.65</text:p>
          </table:table-cell>
          <table:table-cell table:style-name="ce2"/>
          <table:table-cell/>
          <table:table-cell table:formula="of:=[.M17]+[.$B$4]" office:value-type="float" office:value="1.6" calcext:value-type="float">
            <text:p>1.60</text:p>
          </table:table-cell>
          <table:table-cell table:formula="of:=LOOKUP([.M18];[.$A$18:.$A$28];[.$C$18:.$C$28])" office:value-type="float" office:value="0" calcext:value-type="float">
            <text:p>0.00</text:p>
          </table:table-cell>
          <table:table-cell table:formula="of:=LOOKUP([.M1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7]+[.$B$4]*([.N18]/[.$B$9]+[.$B$10]*[.P18]/[.$B$9] + [.O18]*[.$B$8]/[.$B$13]))/(1+[.$B$4]*[.$B$10]/[.$B$9]+[.$B$4]*[.O18]/[.$B$13])" office:value-type="float" office:value="25.8170063697206" calcext:value-type="float">
            <text:p>25.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8]+[.$B$4]" office:value-type="float" office:value="1.7" calcext:value-type="float">
            <text:p>1.70</text:p>
          </table:table-cell>
          <table:table-cell table:formula="of:=LOOKUP([.F19];[.$A$18:.$A$28];[.$C$18:.$C$28])" office:value-type="float" office:value="0" calcext:value-type="float">
            <text:p>0.00</text:p>
          </table:table-cell>
          <table:table-cell table:formula="of:=LOOKUP([.F1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8]+[.$B$4]/[.$B$9]*([.G18]-[.$B$10]*([.J18]-[.I18])-[.H18]*([.J18]-[.$B$8])/[.$B$13])" office:value-type="float" office:value="25.5704021189672" calcext:value-type="float">
            <text:p>25.57</text:p>
          </table:table-cell>
          <table:table-cell table:style-name="ce2"/>
          <table:table-cell/>
          <table:table-cell table:formula="of:=[.M18]+[.$B$4]" office:value-type="float" office:value="1.7" calcext:value-type="float">
            <text:p>1.70</text:p>
          </table:table-cell>
          <table:table-cell table:formula="of:=LOOKUP([.M19];[.$A$18:.$A$28];[.$C$18:.$C$28])" office:value-type="float" office:value="0" calcext:value-type="float">
            <text:p>0.00</text:p>
          </table:table-cell>
          <table:table-cell table:formula="of:=LOOKUP([.M1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8]+[.$B$4]*([.N19]/[.$B$9]+[.$B$10]*[.P19]/[.$B$9] + [.O19]*[.$B$8]/[.$B$13]))/(1+[.$B$4]*[.$B$10]/[.$B$9]+[.$B$4]*[.O19]/[.$B$13])" office:value-type="float" office:value="25.7295480607407" calcext:value-type="float">
            <text:p>25.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9]+[.$B$4]" office:value-type="float" office:value="1.8" calcext:value-type="float">
            <text:p>1.80</text:p>
          </table:table-cell>
          <table:table-cell table:formula="of:=LOOKUP([.F20];[.$A$18:.$A$28];[.$C$18:.$C$28])" office:value-type="float" office:value="0" calcext:value-type="float">
            <text:p>0.00</text:p>
          </table:table-cell>
          <table:table-cell table:formula="of:=LOOKUP([.F2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19]+[.$B$4]/[.$B$9]*([.G19]-[.$B$10]*([.J19]-[.I19])-[.H19]*([.J19]-[.$B$8])/[.$B$13])" office:value-type="float" office:value="25.5020222445655" calcext:value-type="float">
            <text:p>25.50</text:p>
          </table:table-cell>
          <table:table-cell table:style-name="ce2"/>
          <table:table-cell/>
          <table:table-cell table:formula="of:=[.M19]+[.$B$4]" office:value-type="float" office:value="1.8" calcext:value-type="float">
            <text:p>1.80</text:p>
          </table:table-cell>
          <table:table-cell table:formula="of:=LOOKUP([.M20];[.$A$18:.$A$28];[.$C$18:.$C$28])" office:value-type="float" office:value="0" calcext:value-type="float">
            <text:p>0.00</text:p>
          </table:table-cell>
          <table:table-cell table:formula="of:=LOOKUP([.M2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19]+[.$B$4]*([.N20]/[.$B$9]+[.$B$10]*[.P20]/[.$B$9] + [.O20]*[.$B$8]/[.$B$13]))/(1+[.$B$4]*[.$B$10]/[.$B$9]+[.$B$4]*[.O20]/[.$B$13])" office:value-type="float" office:value="25.6514519257818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20]+[.$B$4]" office:value-type="float" office:value="1.9" calcext:value-type="float">
            <text:p>1.90</text:p>
          </table:table-cell>
          <table:table-cell table:formula="of:=LOOKUP([.F21];[.$A$18:.$A$28];[.$C$18:.$C$28])" office:value-type="float" office:value="0" calcext:value-type="float">
            <text:p>0.00</text:p>
          </table:table-cell>
          <table:table-cell table:formula="of:=LOOKUP([.F2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0]+[.$B$4]/[.$B$9]*([.G20]-[.$B$10]*([.J20]-[.I20])-[.H20]*([.J20]-[.$B$8])/[.$B$13])" office:value-type="float" office:value="25.4418397577045" calcext:value-type="float">
            <text:p>25.44</text:p>
          </table:table-cell>
          <table:table-cell table:style-name="ce2"/>
          <table:table-cell/>
          <table:table-cell table:formula="of:=[.M20]+[.$B$4]" office:value-type="float" office:value="1.9" calcext:value-type="float">
            <text:p>1.90</text:p>
          </table:table-cell>
          <table:table-cell table:formula="of:=LOOKUP([.M21];[.$A$18:.$A$28];[.$C$18:.$C$28])" office:value-type="float" office:value="0" calcext:value-type="float">
            <text:p>0.00</text:p>
          </table:table-cell>
          <table:table-cell table:formula="of:=LOOKUP([.M2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0]+[.$B$4]*([.N21]/[.$B$9]+[.$B$10]*[.P21]/[.$B$9] + [.O21]*[.$B$8]/[.$B$13]))/(1+[.$B$4]*[.$B$10]/[.$B$9]+[.$B$4]*[.O21]/[.$B$13])" office:value-type="float" office:value="25.5817157695875" calcext:value-type="float">
            <text:p>25.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1]+[.$B$4]" office:value-type="float" office:value="2" calcext:value-type="float">
            <text:p>2.00</text:p>
          </table:table-cell>
          <table:table-cell table:formula="of:=LOOKUP([.F22];[.$A$18:.$A$28];[.$C$18:.$C$28])" office:value-type="float" office:value="2" calcext:value-type="float">
            <text:p>2.00</text:p>
          </table:table-cell>
          <table:table-cell table:formula="of:=LOOKUP([.F2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1]+[.$B$4]/[.$B$9]*([.G21]-[.$B$10]*([.J21]-[.I21])-[.H21]*([.J21]-[.$B$8])/[.$B$13])" office:value-type="float" office:value="25.3888719545831" calcext:value-type="float">
            <text:p>25.39</text:p>
          </table:table-cell>
          <table:table-cell table:style-name="ce2"/>
          <table:table-cell/>
          <table:table-cell table:formula="of:=[.M21]+[.$B$4]" office:value-type="float" office:value="2" calcext:value-type="float">
            <text:p>2.00</text:p>
          </table:table-cell>
          <table:table-cell table:formula="of:=LOOKUP([.M22];[.$A$18:.$A$28];[.$C$18:.$C$28])" office:value-type="float" office:value="2" calcext:value-type="float">
            <text:p>2.00</text:p>
          </table:table-cell>
          <table:table-cell table:formula="of:=LOOKUP([.M2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1]+[.$B$4]*([.N22]/[.$B$9]+[.$B$10]*[.P22]/[.$B$9] + [.O22]*[.$B$8]/[.$B$13]))/(1+[.$B$4]*[.$B$10]/[.$B$9]+[.$B$4]*[.O22]/[.$B$13])" office:value-type="float" office:value="25.5978838980536" calcext:value-type="float">
            <text:p>25.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22]+[.$B$4]" office:value-type="float" office:value="2.1" calcext:value-type="float">
            <text:p>2.10</text:p>
          </table:table-cell>
          <table:table-cell table:formula="of:=LOOKUP([.F23];[.$A$18:.$A$28];[.$C$18:.$C$28])" office:value-type="float" office:value="2" calcext:value-type="float">
            <text:p>2.00</text:p>
          </table:table-cell>
          <table:table-cell table:formula="of:=LOOKUP([.F2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2]+[.$B$4]/[.$B$9]*([.G22]-[.$B$10]*([.J22]-[.I22])-[.H22]*([.J22]-[.$B$8])/[.$B$13])" office:value-type="float" office:value="25.4343843685275" calcext:value-type="float">
            <text:p>25.43</text:p>
          </table:table-cell>
          <table:table-cell table:style-name="ce2"/>
          <table:table-cell/>
          <table:table-cell table:formula="of:=[.M22]+[.$B$4]" office:value-type="float" office:value="2.1" calcext:value-type="float">
            <text:p>2.10</text:p>
          </table:table-cell>
          <table:table-cell table:formula="of:=LOOKUP([.M23];[.$A$18:.$A$28];[.$C$18:.$C$28])" office:value-type="float" office:value="2" calcext:value-type="float">
            <text:p>2.00</text:p>
          </table:table-cell>
          <table:table-cell table:formula="of:=LOOKUP([.M2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2]+[.$B$4]*([.N23]/[.$B$9]+[.$B$10]*[.P23]/[.$B$9] + [.O23]*[.$B$8]/[.$B$13]))/(1+[.$B$4]*[.$B$10]/[.$B$9]+[.$B$4]*[.O23]/[.$B$13])" office:value-type="float" office:value="25.6120679584509" calcext:value-type="float">
            <text:p>25.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23]+[.$B$4]" office:value-type="float" office:value="2.2" calcext:value-type="float">
            <text:p>2.20</text:p>
          </table:table-cell>
          <table:table-cell table:formula="of:=LOOKUP([.F24];[.$A$18:.$A$28];[.$C$18:.$C$28])" office:value-type="float" office:value="2" calcext:value-type="float">
            <text:p>2.00</text:p>
          </table:table-cell>
          <table:table-cell table:formula="of:=LOOKUP([.F2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3]+[.$B$4]/[.$B$9]*([.G23]-[.$B$10]*([.J23]-[.I23])-[.H23]*([.J23]-[.$B$8])/[.$B$13])" office:value-type="float" office:value="25.4735314098923" calcext:value-type="float">
            <text:p>25.47</text:p>
          </table:table-cell>
          <table:table-cell table:style-name="ce2"/>
          <table:table-cell/>
          <table:table-cell table:formula="of:=[.M23]+[.$B$4]" office:value-type="float" office:value="2.2" calcext:value-type="float">
            <text:p>2.20</text:p>
          </table:table-cell>
          <table:table-cell table:formula="of:=LOOKUP([.M24];[.$A$18:.$A$28];[.$C$18:.$C$28])" office:value-type="float" office:value="2" calcext:value-type="float">
            <text:p>2.00</text:p>
          </table:table-cell>
          <table:table-cell table:formula="of:=LOOKUP([.M2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3]+[.$B$4]*([.N24]/[.$B$9]+[.$B$10]*[.P24]/[.$B$9] + [.O24]*[.$B$8]/[.$B$13]))/(1+[.$B$4]*[.$B$10]/[.$B$9]+[.$B$4]*[.O24]/[.$B$13])" office:value-type="float" office:value="25.6245114252242" calcext:value-type="float">
            <text:p>25.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]+[.$B$4]" office:value-type="float" office:value="2.3" calcext:value-type="float">
            <text:p>2.30</text:p>
          </table:table-cell>
          <table:table-cell table:formula="of:=LOOKUP([.F25];[.$A$18:.$A$28];[.$C$18:.$C$28])" office:value-type="float" office:value="2" calcext:value-type="float">
            <text:p>2.00</text:p>
          </table:table-cell>
          <table:table-cell table:formula="of:=LOOKUP([.F2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4]+[.$B$4]/[.$B$9]*([.G24]-[.$B$10]*([.J24]-[.I24])-[.H24]*([.J24]-[.$B$8])/[.$B$13])" office:value-type="float" office:value="25.5072033405767" calcext:value-type="float">
            <text:p>25.51</text:p>
          </table:table-cell>
          <table:table-cell table:style-name="ce2"/>
          <table:table-cell/>
          <table:table-cell table:formula="of:=[.M24]+[.$B$4]" office:value-type="float" office:value="2.3" calcext:value-type="float">
            <text:p>2.30</text:p>
          </table:table-cell>
          <table:table-cell table:formula="of:=LOOKUP([.M25];[.$A$18:.$A$28];[.$C$18:.$C$28])" office:value-type="float" office:value="2" calcext:value-type="float">
            <text:p>2.00</text:p>
          </table:table-cell>
          <table:table-cell table:formula="of:=LOOKUP([.M2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4]+[.$B$4]*([.N25]/[.$B$9]+[.$B$10]*[.P25]/[.$B$9] + [.O25]*[.$B$8]/[.$B$13]))/(1+[.$B$4]*[.$B$10]/[.$B$9]+[.$B$4]*[.O25]/[.$B$13])" office:value-type="float" office:value="25.6354278949093" calcext:value-type="float">
            <text:p>25.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5]+[.$B$4]" office:value-type="float" office:value="2.4" calcext:value-type="float">
            <text:p>2.40</text:p>
          </table:table-cell>
          <table:table-cell table:formula="of:=LOOKUP([.F26];[.$A$18:.$A$28];[.$C$18:.$C$28])" office:value-type="float" office:value="2" calcext:value-type="float">
            <text:p>2.00</text:p>
          </table:table-cell>
          <table:table-cell table:formula="of:=LOOKUP([.F2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5]+[.$B$4]/[.$B$9]*([.G25]-[.$B$10]*([.J25]-[.I25])-[.H25]*([.J25]-[.$B$8])/[.$B$13])" office:value-type="float" office:value="25.5361659103262" calcext:value-type="float">
            <text:p>25.54</text:p>
          </table:table-cell>
          <table:table-cell table:style-name="ce2"/>
          <table:table-cell/>
          <table:table-cell table:formula="of:=[.M25]+[.$B$4]" office:value-type="float" office:value="2.4" calcext:value-type="float">
            <text:p>2.40</text:p>
          </table:table-cell>
          <table:table-cell table:formula="of:=LOOKUP([.M26];[.$A$18:.$A$28];[.$C$18:.$C$28])" office:value-type="float" office:value="2" calcext:value-type="float">
            <text:p>2.00</text:p>
          </table:table-cell>
          <table:table-cell table:formula="of:=LOOKUP([.M2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5]+[.$B$4]*([.N26]/[.$B$9]+[.$B$10]*[.P26]/[.$B$9] + [.O26]*[.$B$8]/[.$B$13]))/(1+[.$B$4]*[.$B$10]/[.$B$9]+[.$B$4]*[.O26]/[.$B$13])" office:value-type="float" office:value="25.6450047525935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6]+[.$B$4]" office:value-type="float" office:value="2.5" calcext:value-type="float">
            <text:p>2.50</text:p>
          </table:table-cell>
          <table:table-cell table:formula="of:=LOOKUP([.F27];[.$A$18:.$A$28];[.$C$18:.$C$28])" office:value-type="float" office:value="2" calcext:value-type="float">
            <text:p>2.00</text:p>
          </table:table-cell>
          <table:table-cell table:formula="of:=LOOKUP([.F2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6]+[.$B$4]/[.$B$9]*([.G26]-[.$B$10]*([.J26]-[.I26])-[.H26]*([.J26]-[.$B$8])/[.$B$13])" office:value-type="float" office:value="25.5610777710198" calcext:value-type="float">
            <text:p>25.56</text:p>
          </table:table-cell>
          <table:table-cell table:style-name="ce2"/>
          <table:table-cell/>
          <table:table-cell table:formula="of:=[.M26]+[.$B$4]" office:value-type="float" office:value="2.5" calcext:value-type="float">
            <text:p>2.50</text:p>
          </table:table-cell>
          <table:table-cell table:formula="of:=LOOKUP([.M27];[.$A$18:.$A$28];[.$C$18:.$C$28])" office:value-type="float" office:value="2" calcext:value-type="float">
            <text:p>2.00</text:p>
          </table:table-cell>
          <table:table-cell table:formula="of:=LOOKUP([.M2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6]+[.$B$4]*([.N27]/[.$B$9]+[.$B$10]*[.P27]/[.$B$9] + [.O27]*[.$B$8]/[.$B$13]))/(1+[.$B$4]*[.$B$10]/[.$B$9]+[.$B$4]*[.O27]/[.$B$13])" office:value-type="float" office:value="25.6534063884473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7]+[.$B$4]" office:value-type="float" office:value="2.6" calcext:value-type="float">
            <text:p>2.60</text:p>
          </table:table-cell>
          <table:table-cell table:formula="of:=LOOKUP([.F28];[.$A$18:.$A$28];[.$C$18:.$C$28])" office:value-type="float" office:value="2" calcext:value-type="float">
            <text:p>2.00</text:p>
          </table:table-cell>
          <table:table-cell table:formula="of:=LOOKUP([.F2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7]+[.$B$4]/[.$B$9]*([.G27]-[.$B$10]*([.J27]-[.I27])-[.H27]*([.J27]-[.$B$8])/[.$B$13])" office:value-type="float" office:value="25.5825054553927" calcext:value-type="float">
            <text:p>25.58</text:p>
          </table:table-cell>
          <table:table-cell table:style-name="ce2"/>
          <table:table-cell/>
          <table:table-cell table:formula="of:=[.M27]+[.$B$4]" office:value-type="float" office:value="2.6" calcext:value-type="float">
            <text:p>2.60</text:p>
          </table:table-cell>
          <table:table-cell table:formula="of:=LOOKUP([.M28];[.$A$18:.$A$28];[.$C$18:.$C$28])" office:value-type="float" office:value="2" calcext:value-type="float">
            <text:p>2.00</text:p>
          </table:table-cell>
          <table:table-cell table:formula="of:=LOOKUP([.M2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7]+[.$B$4]*([.N28]/[.$B$9]+[.$B$10]*[.P28]/[.$B$9] + [.O28]*[.$B$8]/[.$B$13]))/(1+[.$B$4]*[.$B$10]/[.$B$9]+[.$B$4]*[.O28]/[.$B$13])" office:value-type="float" office:value="25.6607770195402" calcext:value-type="float">
            <text:p>25.6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8]+[.$B$4]" office:value-type="float" office:value="2.7" calcext:value-type="float">
            <text:p>2.70</text:p>
          </table:table-cell>
          <table:table-cell table:formula="of:=LOOKUP([.F29];[.$A$18:.$A$28];[.$C$18:.$C$28])" office:value-type="float" office:value="2" calcext:value-type="float">
            <text:p>2.00</text:p>
          </table:table-cell>
          <table:table-cell table:formula="of:=LOOKUP([.F2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8]+[.$B$4]/[.$B$9]*([.G28]-[.$B$10]*([.J28]-[.I28])-[.H28]*([.J28]-[.$B$8])/[.$B$13])" office:value-type="float" office:value="25.6009362608323" calcext:value-type="float">
            <text:p>25.60</text:p>
          </table:table-cell>
          <table:table-cell table:style-name="ce2"/>
          <table:table-cell/>
          <table:table-cell table:formula="of:=[.M28]+[.$B$4]" office:value-type="float" office:value="2.7" calcext:value-type="float">
            <text:p>2.70</text:p>
          </table:table-cell>
          <table:table-cell table:formula="of:=LOOKUP([.M29];[.$A$18:.$A$28];[.$C$18:.$C$28])" office:value-type="float" office:value="2" calcext:value-type="float">
            <text:p>2.00</text:p>
          </table:table-cell>
          <table:table-cell table:formula="of:=LOOKUP([.M2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8]+[.$B$4]*([.N29]/[.$B$9]+[.$B$10]*[.P29]/[.$B$9] + [.O29]*[.$B$8]/[.$B$13]))/(1+[.$B$4]*[.$B$10]/[.$B$9]+[.$B$4]*[.O29]/[.$B$13])" office:value-type="float" office:value="25.6672431653781" calcext:value-type="float">
            <text:p>25.6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9]+[.$B$4]" office:value-type="float" office:value="2.8" calcext:value-type="float">
            <text:p>2.80</text:p>
          </table:table-cell>
          <table:table-cell table:formula="of:=LOOKUP([.F30];[.$A$18:.$A$28];[.$C$18:.$C$28])" office:value-type="float" office:value="2" calcext:value-type="float">
            <text:p>2.00</text:p>
          </table:table-cell>
          <table:table-cell table:formula="of:=LOOKUP([.F3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29]+[.$B$4]/[.$B$9]*([.G29]-[.$B$10]*([.J29]-[.I29])-[.H29]*([.J29]-[.$B$8])/[.$B$13])" office:value-type="float" office:value="25.6167893312453" calcext:value-type="float">
            <text:p>25.62</text:p>
          </table:table-cell>
          <table:table-cell table:style-name="ce2"/>
          <table:table-cell/>
          <table:table-cell table:formula="of:=[.M29]+[.$B$4]" office:value-type="float" office:value="2.8" calcext:value-type="float">
            <text:p>2.80</text:p>
          </table:table-cell>
          <table:table-cell table:formula="of:=LOOKUP([.M30];[.$A$18:.$A$28];[.$C$18:.$C$28])" office:value-type="float" office:value="2" calcext:value-type="float">
            <text:p>2.00</text:p>
          </table:table-cell>
          <table:table-cell table:formula="of:=LOOKUP([.M3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29]+[.$B$4]*([.N30]/[.$B$9]+[.$B$10]*[.P30]/[.$B$9] + [.O30]*[.$B$8]/[.$B$13]))/(1+[.$B$4]*[.$B$10]/[.$B$9]+[.$B$4]*[.O30]/[.$B$13])" office:value-type="float" office:value="25.6729158196556" calcext:value-type="float">
            <text:p>25.6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0]+[.$B$4]" office:value-type="float" office:value="2.9" calcext:value-type="float">
            <text:p>2.90</text:p>
          </table:table-cell>
          <table:table-cell table:formula="of:=LOOKUP([.F31];[.$A$18:.$A$28];[.$C$18:.$C$28])" office:value-type="float" office:value="2" calcext:value-type="float">
            <text:p>2.00</text:p>
          </table:table-cell>
          <table:table-cell table:formula="of:=LOOKUP([.F3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0]+[.$B$4]/[.$B$9]*([.G30]-[.$B$10]*([.J30]-[.I30])-[.H30]*([.J30]-[.$B$8])/[.$B$13])" office:value-type="float" office:value="25.6304251890132" calcext:value-type="float">
            <text:p>25.63</text:p>
          </table:table-cell>
          <table:table-cell table:style-name="ce2"/>
          <table:table-cell/>
          <table:table-cell table:formula="of:=[.M30]+[.$B$4]" office:value-type="float" office:value="2.9" calcext:value-type="float">
            <text:p>2.90</text:p>
          </table:table-cell>
          <table:table-cell table:formula="of:=LOOKUP([.M31];[.$A$18:.$A$28];[.$C$18:.$C$28])" office:value-type="float" office:value="2" calcext:value-type="float">
            <text:p>2.00</text:p>
          </table:table-cell>
          <table:table-cell table:formula="of:=LOOKUP([.M3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0]+[.$B$4]*([.N31]/[.$B$9]+[.$B$10]*[.P31]/[.$B$9] + [.O31]*[.$B$8]/[.$B$13]))/(1+[.$B$4]*[.$B$10]/[.$B$9]+[.$B$4]*[.O31]/[.$B$13])" office:value-type="float" office:value="25.6778923555023" calcext:value-type="float">
            <text:p>25.6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1]+[.$B$4]" office:value-type="float" office:value="3" calcext:value-type="float">
            <text:p>3.00</text:p>
          </table:table-cell>
          <table:table-cell table:formula="of:=LOOKUP([.F32];[.$A$18:.$A$28];[.$C$18:.$C$28])" office:value-type="float" office:value="0" calcext:value-type="float">
            <text:p>0.00</text:p>
          </table:table-cell>
          <table:table-cell table:formula="of:=LOOKUP([.F3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1]+[.$B$4]/[.$B$9]*([.G31]-[.$B$10]*([.J31]-[.I31])-[.H31]*([.J31]-[.$B$8])/[.$B$13])" office:value-type="float" office:value="25.6421539338066" calcext:value-type="float">
            <text:p>25.64</text:p>
          </table:table-cell>
          <table:table-cell table:style-name="ce2"/>
          <table:table-cell/>
          <table:table-cell table:formula="of:=[.M31]+[.$B$4]" office:value-type="float" office:value="3" calcext:value-type="float">
            <text:p>3.00</text:p>
          </table:table-cell>
          <table:table-cell table:formula="of:=LOOKUP([.M32];[.$A$18:.$A$28];[.$C$18:.$C$28])" office:value-type="float" office:value="0" calcext:value-type="float">
            <text:p>0.00</text:p>
          </table:table-cell>
          <table:table-cell table:formula="of:=LOOKUP([.M3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1]+[.$B$4]*([.N32]/[.$B$9]+[.$B$10]*[.P32]/[.$B$9] + [.O32]*[.$B$8]/[.$B$13]))/(1+[.$B$4]*[.$B$10]/[.$B$9]+[.$B$4]*[.O32]/[.$B$13])" office:value-type="float" office:value="25.5069764314892" calcext:value-type="float">
            <text:p>25.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2]+[.$B$4]" office:value-type="float" office:value="3.1" calcext:value-type="float">
            <text:p>3.10</text:p>
          </table:table-cell>
          <table:table-cell table:formula="of:=LOOKUP([.F33];[.$A$18:.$A$28];[.$C$18:.$C$28])" office:value-type="float" office:value="0" calcext:value-type="float">
            <text:p>0.00</text:p>
          </table:table-cell>
          <table:table-cell table:formula="of:=LOOKUP([.F3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2]+[.$B$4]/[.$B$9]*([.G32]-[.$B$10]*([.J32]-[.I32])-[.H32]*([.J32]-[.$B$8])/[.$B$13])" office:value-type="float" office:value="25.4524420949126" calcext:value-type="float">
            <text:p>25.45</text:p>
          </table:table-cell>
          <table:table-cell table:style-name="ce2"/>
          <table:table-cell/>
          <table:table-cell table:formula="of:=[.M32]+[.$B$4]" office:value-type="float" office:value="3.1" calcext:value-type="float">
            <text:p>3.10</text:p>
          </table:table-cell>
          <table:table-cell table:formula="of:=LOOKUP([.M33];[.$A$18:.$A$28];[.$C$18:.$C$28])" office:value-type="float" office:value="0" calcext:value-type="float">
            <text:p>0.00</text:p>
          </table:table-cell>
          <table:table-cell table:formula="of:=LOOKUP([.M3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2]+[.$B$4]*([.N33]/[.$B$9]+[.$B$10]*[.P33]/[.$B$9] + [.O33]*[.$B$8]/[.$B$13]))/(1+[.$B$4]*[.$B$10]/[.$B$9]+[.$B$4]*[.O33]/[.$B$13])" office:value-type="float" office:value="25.3570344147524" calcext:value-type="float">
            <text:p>25.3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3]+[.$B$4]" office:value-type="float" office:value="3.2" calcext:value-type="float">
            <text:p>3.20</text:p>
          </table:table-cell>
          <table:table-cell table:formula="of:=LOOKUP([.F34];[.$A$18:.$A$28];[.$C$18:.$C$28])" office:value-type="float" office:value="0" calcext:value-type="float">
            <text:p>0.00</text:p>
          </table:table-cell>
          <table:table-cell table:formula="of:=LOOKUP([.F3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3]+[.$B$4]/[.$B$9]*([.G33]-[.$B$10]*([.J33]-[.I33])-[.H33]*([.J33]-[.$B$8])/[.$B$13])" office:value-type="float" office:value="25.2892633803394" calcext:value-type="float">
            <text:p>25.29</text:p>
          </table:table-cell>
          <table:table-cell table:style-name="ce2"/>
          <table:table-cell/>
          <table:table-cell table:formula="of:=[.M33]+[.$B$4]" office:value-type="float" office:value="3.2" calcext:value-type="float">
            <text:p>3.20</text:p>
          </table:table-cell>
          <table:table-cell table:formula="of:=LOOKUP([.M34];[.$A$18:.$A$28];[.$C$18:.$C$28])" office:value-type="float" office:value="0" calcext:value-type="float">
            <text:p>0.00</text:p>
          </table:table-cell>
          <table:table-cell table:formula="of:=LOOKUP([.M3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3]+[.$B$4]*([.N34]/[.$B$9]+[.$B$10]*[.P34]/[.$B$9] + [.O34]*[.$B$8]/[.$B$13]))/(1+[.$B$4]*[.$B$10]/[.$B$9]+[.$B$4]*[.O34]/[.$B$13])" office:value-type="float" office:value="25.2254924972105" calcext:value-type="float">
            <text:p>25.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4]+[.$B$4]" office:value-type="float" office:value="3.3" calcext:value-type="float">
            <text:p>3.30</text:p>
          </table:table-cell>
          <table:table-cell table:formula="of:=LOOKUP([.F35];[.$A$18:.$A$28];[.$C$18:.$C$28])" office:value-type="float" office:value="0" calcext:value-type="float">
            <text:p>0.00</text:p>
          </table:table-cell>
          <table:table-cell table:formula="of:=LOOKUP([.F3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4]+[.$B$4]/[.$B$9]*([.G34]-[.$B$10]*([.J34]-[.I34])-[.H34]*([.J34]-[.$B$8])/[.$B$13])" office:value-type="float" office:value="25.1489068636086" calcext:value-type="float">
            <text:p>25.15</text:p>
          </table:table-cell>
          <table:table-cell table:style-name="ce2"/>
          <table:table-cell/>
          <table:table-cell table:formula="of:=[.M34]+[.$B$4]" office:value-type="float" office:value="3.3" calcext:value-type="float">
            <text:p>3.30</text:p>
          </table:table-cell>
          <table:table-cell table:formula="of:=LOOKUP([.M35];[.$A$18:.$A$28];[.$C$18:.$C$28])" office:value-type="float" office:value="0" calcext:value-type="float">
            <text:p>0.00</text:p>
          </table:table-cell>
          <table:table-cell table:formula="of:=LOOKUP([.M3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4]+[.$B$4]*([.N35]/[.$B$9]+[.$B$10]*[.P35]/[.$B$9] + [.O35]*[.$B$8]/[.$B$13]))/(1+[.$B$4]*[.$B$10]/[.$B$9]+[.$B$4]*[.O35]/[.$B$13])" office:value-type="float" office:value="25.1100927150336" calcext:value-type="float">
            <text:p>25.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5]+[.$B$4]" office:value-type="float" office:value="3.4" calcext:value-type="float">
            <text:p>3.40</text:p>
          </table:table-cell>
          <table:table-cell table:formula="of:=LOOKUP([.F36];[.$A$18:.$A$28];[.$C$18:.$C$28])" office:value-type="float" office:value="0" calcext:value-type="float">
            <text:p>0.00</text:p>
          </table:table-cell>
          <table:table-cell table:formula="of:=LOOKUP([.F3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5]+[.$B$4]/[.$B$9]*([.G35]-[.$B$10]*([.J35]-[.I35])-[.H35]*([.J35]-[.$B$8])/[.$B$13])" office:value-type="float" office:value="25.0281806289381" calcext:value-type="float">
            <text:p>25.03</text:p>
          </table:table-cell>
          <table:table-cell table:style-name="ce2"/>
          <table:table-cell/>
          <table:table-cell table:formula="of:=[.M35]+[.$B$4]" office:value-type="float" office:value="3.4" calcext:value-type="float">
            <text:p>3.40</text:p>
          </table:table-cell>
          <table:table-cell table:formula="of:=LOOKUP([.M36];[.$A$18:.$A$28];[.$C$18:.$C$28])" office:value-type="float" office:value="0" calcext:value-type="float">
            <text:p>0.00</text:p>
          </table:table-cell>
          <table:table-cell table:formula="of:=LOOKUP([.M3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5]+[.$B$4]*([.N36]/[.$B$9]+[.$B$10]*[.P36]/[.$B$9] + [.O36]*[.$B$8]/[.$B$13]))/(1+[.$B$4]*[.$B$10]/[.$B$9]+[.$B$4]*[.O36]/[.$B$13])" office:value-type="float" office:value="25.0088541898903" calcext:value-type="float">
            <text:p>25.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6]+[.$B$4]" office:value-type="float" office:value="3.5" calcext:value-type="float">
            <text:p>3.50</text:p>
          </table:table-cell>
          <table:table-cell table:formula="of:=LOOKUP([.F37];[.$A$18:.$A$28];[.$C$18:.$C$28])" office:value-type="float" office:value="0" calcext:value-type="float">
            <text:p>0.00</text:p>
          </table:table-cell>
          <table:table-cell table:formula="of:=LOOKUP([.F3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6]+[.$B$4]/[.$B$9]*([.G36]-[.$B$10]*([.J36]-[.I36])-[.H36]*([.J36]-[.$B$8])/[.$B$13])" office:value-type="float" office:value="24.9243391823333" calcext:value-type="float">
            <text:p>24.92</text:p>
          </table:table-cell>
          <table:table-cell table:style-name="ce2"/>
          <table:table-cell/>
          <table:table-cell table:formula="of:=[.M36]+[.$B$4]" office:value-type="float" office:value="3.5" calcext:value-type="float">
            <text:p>3.50</text:p>
          </table:table-cell>
          <table:table-cell table:formula="of:=LOOKUP([.M37];[.$A$18:.$A$28];[.$C$18:.$C$28])" office:value-type="float" office:value="0" calcext:value-type="float">
            <text:p>0.00</text:p>
          </table:table-cell>
          <table:table-cell table:formula="of:=LOOKUP([.M3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6]+[.$B$4]*([.N37]/[.$B$9]+[.$B$10]*[.P37]/[.$B$9] + [.O37]*[.$B$8]/[.$B$13]))/(1+[.$B$4]*[.$B$10]/[.$B$9]+[.$B$4]*[.O37]/[.$B$13])" office:value-type="float" office:value="24.920039126466" calcext:value-type="float">
            <text:p>24.9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7]+[.$B$4]" office:value-type="float" office:value="3.6" calcext:value-type="float">
            <text:p>3.60</text:p>
          </table:table-cell>
          <table:table-cell table:formula="of:=LOOKUP([.F38];[.$A$18:.$A$28];[.$C$18:.$C$28])" office:value-type="float" office:value="0" calcext:value-type="float">
            <text:p>0.00</text:p>
          </table:table-cell>
          <table:table-cell table:formula="of:=LOOKUP([.F3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7]+[.$B$4]/[.$B$9]*([.G37]-[.$B$10]*([.J37]-[.I37])-[.H37]*([.J37]-[.$B$8])/[.$B$13])" office:value-type="float" office:value="24.835021014974" calcext:value-type="float">
            <text:p>24.84</text:p>
          </table:table-cell>
          <table:table-cell table:style-name="ce2"/>
          <table:table-cell/>
          <table:table-cell table:formula="of:=[.M37]+[.$B$4]" office:value-type="float" office:value="3.6" calcext:value-type="float">
            <text:p>3.60</text:p>
          </table:table-cell>
          <table:table-cell table:formula="of:=LOOKUP([.M38];[.$A$18:.$A$28];[.$C$18:.$C$28])" office:value-type="float" office:value="0" calcext:value-type="float">
            <text:p>0.00</text:p>
          </table:table-cell>
          <table:table-cell table:formula="of:=LOOKUP([.M3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7]+[.$B$4]*([.N38]/[.$B$9]+[.$B$10]*[.P38]/[.$B$9] + [.O38]*[.$B$8]/[.$B$13]))/(1+[.$B$4]*[.$B$10]/[.$B$9]+[.$B$4]*[.O38]/[.$B$13])" office:value-type="float" office:value="24.8421229825879" calcext:value-type="float">
            <text:p>24.8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8]+[.$B$4]" office:value-type="float" office:value="3.7" calcext:value-type="float">
            <text:p>3.70</text:p>
          </table:table-cell>
          <table:table-cell table:formula="of:=LOOKUP([.F39];[.$A$18:.$A$28];[.$C$18:.$C$28])" office:value-type="float" office:value="0" calcext:value-type="float">
            <text:p>0.00</text:p>
          </table:table-cell>
          <table:table-cell table:formula="of:=LOOKUP([.F3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8]+[.$B$4]/[.$B$9]*([.G38]-[.$B$10]*([.J38]-[.I38])-[.H38]*([.J38]-[.$B$8])/[.$B$13])" office:value-type="float" office:value="24.7581948989936" calcext:value-type="float">
            <text:p>24.76</text:p>
          </table:table-cell>
          <table:table-cell table:style-name="ce2"/>
          <table:table-cell/>
          <table:table-cell table:formula="of:=[.M38]+[.$B$4]" office:value-type="float" office:value="3.7" calcext:value-type="float">
            <text:p>3.70</text:p>
          </table:table-cell>
          <table:table-cell table:formula="of:=LOOKUP([.M39];[.$A$18:.$A$28];[.$C$18:.$C$28])" office:value-type="float" office:value="0" calcext:value-type="float">
            <text:p>0.00</text:p>
          </table:table-cell>
          <table:table-cell table:formula="of:=LOOKUP([.M3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8]+[.$B$4]*([.N39]/[.$B$9]+[.$B$10]*[.P39]/[.$B$9] + [.O39]*[.$B$8]/[.$B$13]))/(1+[.$B$4]*[.$B$10]/[.$B$9]+[.$B$4]*[.O39]/[.$B$13])" office:value-type="float" office:value="24.7737682999163" calcext:value-type="float">
            <text:p>24.7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9]+[.$B$4]" office:value-type="float" office:value="3.8" calcext:value-type="float">
            <text:p>3.80</text:p>
          </table:table-cell>
          <table:table-cell table:formula="of:=LOOKUP([.F40];[.$A$18:.$A$28];[.$C$18:.$C$28])" office:value-type="float" office:value="0" calcext:value-type="float">
            <text:p>0.00</text:p>
          </table:table-cell>
          <table:table-cell table:formula="of:=LOOKUP([.F4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39]+[.$B$4]/[.$B$9]*([.G39]-[.$B$10]*([.J39]-[.I39])-[.H39]*([.J39]-[.$B$8])/[.$B$13])" office:value-type="float" office:value="24.6921136943392" calcext:value-type="float">
            <text:p>24.69</text:p>
          </table:table-cell>
          <table:table-cell table:style-name="ce2"/>
          <table:table-cell/>
          <table:table-cell table:formula="of:=[.M39]+[.$B$4]" office:value-type="float" office:value="3.8" calcext:value-type="float">
            <text:p>3.80</text:p>
          </table:table-cell>
          <table:table-cell table:formula="of:=LOOKUP([.M40];[.$A$18:.$A$28];[.$C$18:.$C$28])" office:value-type="float" office:value="0" calcext:value-type="float">
            <text:p>0.00</text:p>
          </table:table-cell>
          <table:table-cell table:formula="of:=LOOKUP([.M4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39]+[.$B$4]*([.N40]/[.$B$9]+[.$B$10]*[.P40]/[.$B$9] + [.O40]*[.$B$8]/[.$B$13]))/(1+[.$B$4]*[.$B$10]/[.$B$9]+[.$B$4]*[.O40]/[.$B$13])" office:value-type="float" office:value="24.7138017459959" calcext:value-type="float">
            <text:p>24.7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0]+[.$B$4]" office:value-type="float" office:value="3.9" calcext:value-type="float">
            <text:p>3.90</text:p>
          </table:table-cell>
          <table:table-cell table:formula="of:=LOOKUP([.F41];[.$A$18:.$A$28];[.$C$18:.$C$28])" office:value-type="float" office:value="0" calcext:value-type="float">
            <text:p>0.00</text:p>
          </table:table-cell>
          <table:table-cell table:formula="of:=LOOKUP([.F4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0]+[.$B$4]/[.$B$9]*([.G40]-[.$B$10]*([.J40]-[.I40])-[.H40]*([.J40]-[.$B$8])/[.$B$13])" office:value-type="float" office:value="24.6352746162098" calcext:value-type="float">
            <text:p>24.64</text:p>
          </table:table-cell>
          <table:table-cell table:style-name="ce2"/>
          <table:table-cell/>
          <table:table-cell table:formula="of:=[.M40]+[.$B$4]" office:value-type="float" office:value="3.9" calcext:value-type="float">
            <text:p>3.90</text:p>
          </table:table-cell>
          <table:table-cell table:formula="of:=LOOKUP([.M41];[.$A$18:.$A$28];[.$C$18:.$C$28])" office:value-type="float" office:value="0" calcext:value-type="float">
            <text:p>0.00</text:p>
          </table:table-cell>
          <table:table-cell table:formula="of:=LOOKUP([.M4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0]+[.$B$4]*([.N41]/[.$B$9]+[.$B$10]*[.P41]/[.$B$9] + [.O41]*[.$B$8]/[.$B$13]))/(1+[.$B$4]*[.$B$10]/[.$B$9]+[.$B$4]*[.O41]/[.$B$13])" office:value-type="float" office:value="24.6611939735867" calcext:value-type="float">
            <text:p>24.6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1]+[.$B$4]" office:value-type="float" office:value="4" calcext:value-type="float">
            <text:p>4.00</text:p>
          </table:table-cell>
          <table:table-cell table:formula="of:=LOOKUP([.F42];[.$A$18:.$A$28];[.$C$18:.$C$28])" office:value-type="float" office:value="0" calcext:value-type="float">
            <text:p>0.00</text:p>
          </table:table-cell>
          <table:table-cell table:formula="of:=LOOKUP([.F4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1]+[.$B$4]/[.$B$9]*([.G41]-[.$B$10]*([.J41]-[.I41])-[.H41]*([.J41]-[.$B$8])/[.$B$13])" office:value-type="float" office:value="24.5863850594972" calcext:value-type="float">
            <text:p>24.59</text:p>
          </table:table-cell>
          <table:table-cell table:style-name="ce2"/>
          <table:table-cell/>
          <table:table-cell table:formula="of:=[.M41]+[.$B$4]" office:value-type="float" office:value="4" calcext:value-type="float">
            <text:p>4.00</text:p>
          </table:table-cell>
          <table:table-cell table:formula="of:=LOOKUP([.M42];[.$A$18:.$A$28];[.$C$18:.$C$28])" office:value-type="float" office:value="0" calcext:value-type="float">
            <text:p>0.00</text:p>
          </table:table-cell>
          <table:table-cell table:formula="of:=LOOKUP([.M4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1]+[.$B$4]*([.N42]/[.$B$9]+[.$B$10]*[.P42]/[.$B$9] + [.O42]*[.$B$8]/[.$B$13]))/(1+[.$B$4]*[.$B$10]/[.$B$9]+[.$B$4]*[.O42]/[.$B$13])" office:value-type="float" office:value="24.6974622368959" calcext:value-type="float">
            <text:p>24.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2]+[.$B$4]" office:value-type="float" office:value="4.1" calcext:value-type="float">
            <text:p>4.10</text:p>
          </table:table-cell>
          <table:table-cell table:formula="of:=LOOKUP([.F43];[.$A$18:.$A$28];[.$C$18:.$C$28])" office:value-type="float" office:value="0" calcext:value-type="float">
            <text:p>0.00</text:p>
          </table:table-cell>
          <table:table-cell table:formula="of:=LOOKUP([.F4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2]+[.$B$4]/[.$B$9]*([.G42]-[.$B$10]*([.J42]-[.I42])-[.H42]*([.J42]-[.$B$8])/[.$B$13])" office:value-type="float" office:value="24.6359692681489" calcext:value-type="float">
            <text:p>24.64</text:p>
          </table:table-cell>
          <table:table-cell table:style-name="ce2"/>
          <table:table-cell/>
          <table:table-cell table:formula="of:=[.M42]+[.$B$4]" office:value-type="float" office:value="4.1" calcext:value-type="float">
            <text:p>4.10</text:p>
          </table:table-cell>
          <table:table-cell table:formula="of:=LOOKUP([.M43];[.$A$18:.$A$28];[.$C$18:.$C$28])" office:value-type="float" office:value="0" calcext:value-type="float">
            <text:p>0.00</text:p>
          </table:table-cell>
          <table:table-cell table:formula="of:=LOOKUP([.M4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2]+[.$B$4]*([.N43]/[.$B$9]+[.$B$10]*[.P43]/[.$B$9] + [.O43]*[.$B$8]/[.$B$13]))/(1+[.$B$4]*[.$B$10]/[.$B$9]+[.$B$4]*[.O43]/[.$B$13])" office:value-type="float" office:value="24.729848081296" calcext:value-type="float">
            <text:p>24.7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3]+[.$B$4]" office:value-type="float" office:value="4.2" calcext:value-type="float">
            <text:p>4.20</text:p>
          </table:table-cell>
          <table:table-cell table:formula="of:=LOOKUP([.F44];[.$A$18:.$A$28];[.$C$18:.$C$28])" office:value-type="float" office:value="0" calcext:value-type="float">
            <text:p>0.00</text:p>
          </table:table-cell>
          <table:table-cell table:formula="of:=LOOKUP([.F4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3]+[.$B$4]/[.$B$9]*([.G43]-[.$B$10]*([.J43]-[.I43])-[.H43]*([.J43]-[.$B$8])/[.$B$13])" office:value-type="float" office:value="24.6796093159232" calcext:value-type="float">
            <text:p>24.68</text:p>
          </table:table-cell>
          <table:table-cell table:style-name="ce2"/>
          <table:table-cell/>
          <table:table-cell table:formula="of:=[.M43]+[.$B$4]" office:value-type="float" office:value="4.2" calcext:value-type="float">
            <text:p>4.20</text:p>
          </table:table-cell>
          <table:table-cell table:formula="of:=LOOKUP([.M44];[.$A$18:.$A$28];[.$C$18:.$C$28])" office:value-type="float" office:value="0" calcext:value-type="float">
            <text:p>0.00</text:p>
          </table:table-cell>
          <table:table-cell table:formula="of:=LOOKUP([.M4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3]+[.$B$4]*([.N44]/[.$B$9]+[.$B$10]*[.P44]/[.$B$9] + [.O44]*[.$B$8]/[.$B$13]))/(1+[.$B$4]*[.$B$10]/[.$B$9]+[.$B$4]*[.O44]/[.$B$13])" office:value-type="float" office:value="24.7587671091679" calcext:value-type="float">
            <text:p>24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4]+[.$B$4]" office:value-type="float" office:value="4.3" calcext:value-type="float">
            <text:p>4.30</text:p>
          </table:table-cell>
          <table:table-cell table:formula="of:=LOOKUP([.F45];[.$A$18:.$A$28];[.$C$18:.$C$28])" office:value-type="float" office:value="0" calcext:value-type="float">
            <text:p>0.00</text:p>
          </table:table-cell>
          <table:table-cell table:formula="of:=LOOKUP([.F4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4]+[.$B$4]/[.$B$9]*([.G44]-[.$B$10]*([.J44]-[.I44])-[.H44]*([.J44]-[.$B$8])/[.$B$13])" office:value-type="float" office:value="24.7180177895388" calcext:value-type="float">
            <text:p>24.72</text:p>
          </table:table-cell>
          <table:table-cell table:style-name="ce2"/>
          <table:table-cell/>
          <table:table-cell table:formula="of:=[.M44]+[.$B$4]" office:value-type="float" office:value="4.3" calcext:value-type="float">
            <text:p>4.30</text:p>
          </table:table-cell>
          <table:table-cell table:formula="of:=LOOKUP([.M45];[.$A$18:.$A$28];[.$C$18:.$C$28])" office:value-type="float" office:value="0" calcext:value-type="float">
            <text:p>0.00</text:p>
          </table:table-cell>
          <table:table-cell table:formula="of:=LOOKUP([.M4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4]+[.$B$4]*([.N45]/[.$B$9]+[.$B$10]*[.P45]/[.$B$9] + [.O45]*[.$B$8]/[.$B$13]))/(1+[.$B$4]*[.$B$10]/[.$B$9]+[.$B$4]*[.O45]/[.$B$13])" office:value-type="float" office:value="24.7845904337887" calcext:value-type="float">
            <text:p>24.7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5]+[.$B$4]" office:value-type="float" office:value="4.4" calcext:value-type="float">
            <text:p>4.40</text:p>
          </table:table-cell>
          <table:table-cell table:formula="of:=LOOKUP([.F46];[.$A$18:.$A$28];[.$C$18:.$C$28])" office:value-type="float" office:value="0" calcext:value-type="float">
            <text:p>0.00</text:p>
          </table:table-cell>
          <table:table-cell table:formula="of:=LOOKUP([.F4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5]+[.$B$4]/[.$B$9]*([.G45]-[.$B$10]*([.J45]-[.I45])-[.H45]*([.J45]-[.$B$8])/[.$B$13])" office:value-type="float" office:value="24.751821850733" calcext:value-type="float">
            <text:p>24.75</text:p>
          </table:table-cell>
          <table:table-cell table:style-name="ce2"/>
          <table:table-cell/>
          <table:table-cell table:formula="of:=[.M45]+[.$B$4]" office:value-type="float" office:value="4.4" calcext:value-type="float">
            <text:p>4.40</text:p>
          </table:table-cell>
          <table:table-cell table:formula="of:=LOOKUP([.M46];[.$A$18:.$A$28];[.$C$18:.$C$28])" office:value-type="float" office:value="0" calcext:value-type="float">
            <text:p>0.00</text:p>
          </table:table-cell>
          <table:table-cell table:formula="of:=LOOKUP([.M4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5]+[.$B$4]*([.N46]/[.$B$9]+[.$B$10]*[.P46]/[.$B$9] + [.O46]*[.$B$8]/[.$B$13]))/(1+[.$B$4]*[.$B$10]/[.$B$9]+[.$B$4]*[.O46]/[.$B$13])" office:value-type="float" office:value="24.8076494417685" calcext:value-type="float">
            <text:p>24.8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6]+[.$B$4]" office:value-type="float" office:value="4.5" calcext:value-type="float">
            <text:p>4.50</text:p>
          </table:table-cell>
          <table:table-cell table:formula="of:=LOOKUP([.F47];[.$A$18:.$A$28];[.$C$18:.$C$28])" office:value-type="float" office:value="0" calcext:value-type="float">
            <text:p>0.00</text:p>
          </table:table-cell>
          <table:table-cell table:formula="of:=LOOKUP([.F4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6]+[.$B$4]/[.$B$9]*([.G46]-[.$B$10]*([.J46]-[.I46])-[.H46]*([.J46]-[.$B$8])/[.$B$13])" office:value-type="float" office:value="24.7815734770187" calcext:value-type="float">
            <text:p>24.78</text:p>
          </table:table-cell>
          <table:table-cell table:style-name="ce2"/>
          <table:table-cell/>
          <table:table-cell table:formula="of:=[.M46]+[.$B$4]" office:value-type="float" office:value="4.5" calcext:value-type="float">
            <text:p>4.50</text:p>
          </table:table-cell>
          <table:table-cell table:formula="of:=LOOKUP([.M47];[.$A$18:.$A$28];[.$C$18:.$C$28])" office:value-type="float" office:value="0" calcext:value-type="float">
            <text:p>0.00</text:p>
          </table:table-cell>
          <table:table-cell table:formula="of:=LOOKUP([.M4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6]+[.$B$4]*([.N47]/[.$B$9]+[.$B$10]*[.P47]/[.$B$9] + [.O47]*[.$B$8]/[.$B$13]))/(1+[.$B$4]*[.$B$10]/[.$B$9]+[.$B$4]*[.O47]/[.$B$13])" office:value-type="float" office:value="24.8282400456827" calcext:value-type="float">
            <text:p>24.8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7]+[.$B$4]" office:value-type="float" office:value="4.6" calcext:value-type="float">
            <text:p>4.60</text:p>
          </table:table-cell>
          <table:table-cell table:formula="of:=LOOKUP([.F48];[.$A$18:.$A$28];[.$C$18:.$C$28])" office:value-type="float" office:value="0" calcext:value-type="float">
            <text:p>0.00</text:p>
          </table:table-cell>
          <table:table-cell table:formula="of:=LOOKUP([.F4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7]+[.$B$4]/[.$B$9]*([.G47]-[.$B$10]*([.J47]-[.I47])-[.H47]*([.J47]-[.$B$8])/[.$B$13])" office:value-type="float" office:value="24.8077584747787" calcext:value-type="float">
            <text:p>24.81</text:p>
          </table:table-cell>
          <table:table-cell table:style-name="ce2"/>
          <table:table-cell/>
          <table:table-cell table:formula="of:=[.M47]+[.$B$4]" office:value-type="float" office:value="4.6" calcext:value-type="float">
            <text:p>4.60</text:p>
          </table:table-cell>
          <table:table-cell table:formula="of:=LOOKUP([.M48];[.$A$18:.$A$28];[.$C$18:.$C$28])" office:value-type="float" office:value="0" calcext:value-type="float">
            <text:p>0.00</text:p>
          </table:table-cell>
          <table:table-cell table:formula="of:=LOOKUP([.M4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7]+[.$B$4]*([.N48]/[.$B$9]+[.$B$10]*[.P48]/[.$B$9] + [.O48]*[.$B$8]/[.$B$13]))/(1+[.$B$4]*[.$B$10]/[.$B$9]+[.$B$4]*[.O48]/[.$B$13])" office:value-type="float" office:value="24.8466264814704" calcext:value-type="float">
            <text:p>24.8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8]+[.$B$4]" office:value-type="float" office:value="4.7" calcext:value-type="float">
            <text:p>4.70</text:p>
          </table:table-cell>
          <table:table-cell table:formula="of:=LOOKUP([.F49];[.$A$18:.$A$28];[.$C$18:.$C$28])" office:value-type="float" office:value="0" calcext:value-type="float">
            <text:p>0.00</text:p>
          </table:table-cell>
          <table:table-cell table:formula="of:=LOOKUP([.F4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8]+[.$B$4]/[.$B$9]*([.G48]-[.$B$10]*([.J48]-[.I48])-[.H48]*([.J48]-[.$B$8])/[.$B$13])" office:value-type="float" office:value="24.8308044118682" calcext:value-type="float">
            <text:p>24.83</text:p>
          </table:table-cell>
          <table:table-cell table:style-name="ce2"/>
          <table:table-cell/>
          <table:table-cell table:formula="of:=[.M48]+[.$B$4]" office:value-type="float" office:value="4.7" calcext:value-type="float">
            <text:p>4.70</text:p>
          </table:table-cell>
          <table:table-cell table:formula="of:=LOOKUP([.M49];[.$A$18:.$A$28];[.$C$18:.$C$28])" office:value-type="float" office:value="0" calcext:value-type="float">
            <text:p>0.00</text:p>
          </table:table-cell>
          <table:table-cell table:formula="of:=LOOKUP([.M4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8]+[.$B$4]*([.N49]/[.$B$9]+[.$B$10]*[.P49]/[.$B$9] + [.O49]*[.$B$8]/[.$B$13]))/(1+[.$B$4]*[.$B$10]/[.$B$9]+[.$B$4]*[.O49]/[.$B$13])" office:value-type="float" office:value="24.8630446993326" calcext:value-type="float">
            <text:p>24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researchgate.net/publication/325614742_A_Dynamic_Model_for_Indoor_Temperature_Prediction_in_Buildings</text:p>
          </table:table-cell>
          <table:table-cell table:number-columns-repeated="4"/>
          <table:table-cell table:formula="of:=[.F49]+[.$B$4]" office:value-type="float" office:value="4.8" calcext:value-type="float">
            <text:p>4.80</text:p>
          </table:table-cell>
          <table:table-cell table:formula="of:=LOOKUP([.F50];[.$A$18:.$A$28];[.$C$18:.$C$28])" office:value-type="float" office:value="0" calcext:value-type="float">
            <text:p>0.00</text:p>
          </table:table-cell>
          <table:table-cell table:formula="of:=LOOKUP([.F5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49]+[.$B$4]/[.$B$9]*([.G49]-[.$B$10]*([.J49]-[.I49])-[.H49]*([.J49]-[.$B$8])/[.$B$13])" office:value-type="float" office:value="24.8510875992566" calcext:value-type="float">
            <text:p>24.85</text:p>
          </table:table-cell>
          <table:table-cell table:style-name="ce2"/>
          <table:table-cell/>
          <table:table-cell table:formula="of:=[.M49]+[.$B$4]" office:value-type="float" office:value="4.8" calcext:value-type="float">
            <text:p>4.80</text:p>
          </table:table-cell>
          <table:table-cell table:formula="of:=LOOKUP([.M50];[.$A$18:.$A$28];[.$C$18:.$C$28])" office:value-type="float" office:value="0" calcext:value-type="float">
            <text:p>0.00</text:p>
          </table:table-cell>
          <table:table-cell table:formula="of:=LOOKUP([.M5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49]+[.$B$4]*([.N50]/[.$B$9]+[.$B$10]*[.P50]/[.$B$9] + [.O50]*[.$B$8]/[.$B$13]))/(1+[.$B$4]*[.$B$10]/[.$B$9]+[.$B$4]*[.O50]/[.$B$13])" office:value-type="float" office:value="24.8777053916432" calcext:value-type="float">
            <text:p>2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researchgate.net/publication/320477333_Modeling_of_Room_Temperature_Dynamics_for_Efficient_Building_Energy_Management</text:p>
          </table:table-cell>
          <table:table-cell table:number-columns-repeated="4"/>
          <table:table-cell table:formula="of:=[.F50]+[.$B$4]" office:value-type="float" office:value="4.9" calcext:value-type="float">
            <text:p>4.90</text:p>
          </table:table-cell>
          <table:table-cell table:formula="of:=LOOKUP([.F51];[.$A$18:.$A$28];[.$C$18:.$C$28])" office:value-type="float" office:value="0" calcext:value-type="float">
            <text:p>0.00</text:p>
          </table:table-cell>
          <table:table-cell table:formula="of:=LOOKUP([.F5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0]+[.$B$4]/[.$B$9]*([.G50]-[.$B$10]*([.J50]-[.I50])-[.H50]*([.J50]-[.$B$8])/[.$B$13])" office:value-type="float" office:value="24.8689392357094" calcext:value-type="float">
            <text:p>24.87</text:p>
          </table:table-cell>
          <table:table-cell table:style-name="ce2"/>
          <table:table-cell/>
          <table:table-cell table:formula="of:=[.M50]+[.$B$4]" office:value-type="float" office:value="4.9" calcext:value-type="float">
            <text:p>4.90</text:p>
          </table:table-cell>
          <table:table-cell table:formula="of:=LOOKUP([.M51];[.$A$18:.$A$28];[.$C$18:.$C$28])" office:value-type="float" office:value="0" calcext:value-type="float">
            <text:p>0.00</text:p>
          </table:table-cell>
          <table:table-cell table:formula="of:=LOOKUP([.M5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0]+[.$B$4]*([.N51]/[.$B$9]+[.$B$10]*[.P51]/[.$B$9] + [.O51]*[.$B$8]/[.$B$13]))/(1+[.$B$4]*[.$B$10]/[.$B$9]+[.$B$4]*[.O51]/[.$B$13])" office:value-type="float" office:value="24.8907966967304" calcext:value-type="float">
            <text:p>2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researchgate.net/publication/271444362_Predicting_Energy_Requirement_for_Cooling_the_Building_Using_Artificial_Neural_Network</text:p>
          </table:table-cell>
          <table:table-cell table:number-columns-repeated="4"/>
          <table:table-cell table:formula="of:=[.F51]+[.$B$4]" office:value-type="float" office:value="5" calcext:value-type="float">
            <text:p>5.00</text:p>
          </table:table-cell>
          <table:table-cell table:formula="of:=LOOKUP([.F52];[.$A$18:.$A$28];[.$C$18:.$C$28])" office:value-type="float" office:value="0" calcext:value-type="float">
            <text:p>0.00</text:p>
          </table:table-cell>
          <table:table-cell table:formula="of:=LOOKUP([.F5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1]+[.$B$4]/[.$B$9]*([.G51]-[.$B$10]*([.J51]-[.I51])-[.H51]*([.J51]-[.$B$8])/[.$B$13])" office:value-type="float" office:value="24.8846508158441" calcext:value-type="float">
            <text:p>24.88</text:p>
          </table:table-cell>
          <table:table-cell table:style-name="ce2"/>
          <table:table-cell/>
          <table:table-cell table:formula="of:=[.M51]+[.$B$4]" office:value-type="float" office:value="5" calcext:value-type="float">
            <text:p>5.00</text:p>
          </table:table-cell>
          <table:table-cell table:formula="of:=LOOKUP([.M52];[.$A$18:.$A$28];[.$C$18:.$C$28])" office:value-type="float" office:value="0" calcext:value-type="float">
            <text:p>0.00</text:p>
          </table:table-cell>
          <table:table-cell table:formula="of:=LOOKUP([.M5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1]+[.$B$4]*([.N52]/[.$B$9]+[.$B$10]*[.P52]/[.$B$9] + [.O52]*[.$B$8]/[.$B$13]))/(1+[.$B$4]*[.$B$10]/[.$B$9]+[.$B$4]*[.O52]/[.$B$13])" office:value-type="float" office:value="24.8164690307156" calcext:value-type="float">
            <text:p>24.8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2]+[.$B$4]" office:value-type="float" office:value="5.1" calcext:value-type="float">
            <text:p>5.10</text:p>
          </table:table-cell>
          <table:table-cell table:formula="of:=LOOKUP([.F53];[.$A$18:.$A$28];[.$C$18:.$C$28])" office:value-type="float" office:value="0" calcext:value-type="float">
            <text:p>0.00</text:p>
          </table:table-cell>
          <table:table-cell table:formula="of:=LOOKUP([.F5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2]+[.$B$4]/[.$B$9]*([.G52]-[.$B$10]*([.J52]-[.I52])-[.H52]*([.J52]-[.$B$8])/[.$B$13])" office:value-type="float" office:value="24.8008834689728" calcext:value-type="float">
            <text:p>24.80</text:p>
          </table:table-cell>
          <table:table-cell table:style-name="ce2"/>
          <table:table-cell/>
          <table:table-cell table:formula="of:=[.M52]+[.$B$4]" office:value-type="float" office:value="5.1" calcext:value-type="float">
            <text:p>5.10</text:p>
          </table:table-cell>
          <table:table-cell table:formula="of:=LOOKUP([.M53];[.$A$18:.$A$28];[.$C$18:.$C$28])" office:value-type="float" office:value="0" calcext:value-type="float">
            <text:p>0.00</text:p>
          </table:table-cell>
          <table:table-cell table:formula="of:=LOOKUP([.M5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2]+[.$B$4]*([.N53]/[.$B$9]+[.$B$10]*[.P53]/[.$B$9] + [.O53]*[.$B$8]/[.$B$13]))/(1+[.$B$4]*[.$B$10]/[.$B$9]+[.$B$4]*[.O53]/[.$B$13])" office:value-type="float" office:value="24.7512624666933" calcext:value-type="float">
            <text:p>24.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3]+[.$B$4]" office:value-type="float" office:value="5.2" calcext:value-type="float">
            <text:p>5.20</text:p>
          </table:table-cell>
          <table:table-cell table:formula="of:=LOOKUP([.F54];[.$A$18:.$A$28];[.$C$18:.$C$28])" office:value-type="float" office:value="0" calcext:value-type="float">
            <text:p>0.00</text:p>
          </table:table-cell>
          <table:table-cell table:formula="of:=LOOKUP([.F5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3]+[.$B$4]/[.$B$9]*([.G53]-[.$B$10]*([.J53]-[.I53])-[.H53]*([.J53]-[.$B$8])/[.$B$13])" office:value-type="float" office:value="24.7288318349506" calcext:value-type="float">
            <text:p>24.73</text:p>
          </table:table-cell>
          <table:table-cell table:style-name="ce2"/>
          <table:table-cell/>
          <table:table-cell table:formula="of:=[.M53]+[.$B$4]" office:value-type="float" office:value="5.2" calcext:value-type="float">
            <text:p>5.20</text:p>
          </table:table-cell>
          <table:table-cell table:formula="of:=LOOKUP([.M54];[.$A$18:.$A$28];[.$C$18:.$C$28])" office:value-type="float" office:value="0" calcext:value-type="float">
            <text:p>0.00</text:p>
          </table:table-cell>
          <table:table-cell table:formula="of:=LOOKUP([.M5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3]+[.$B$4]*([.N54]/[.$B$9]+[.$B$10]*[.P54]/[.$B$9] + [.O54]*[.$B$8]/[.$B$13]))/(1+[.$B$4]*[.$B$10]/[.$B$9]+[.$B$4]*[.O54]/[.$B$13])" office:value-type="float" office:value="24.6940577107851" calcext:value-type="float">
            <text:p>24.6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4]+[.$B$4]" office:value-type="float" office:value="5.3" calcext:value-type="float">
            <text:p>5.30</text:p>
          </table:table-cell>
          <table:table-cell table:formula="of:=LOOKUP([.F55];[.$A$18:.$A$28];[.$C$18:.$C$28])" office:value-type="float" office:value="0" calcext:value-type="float">
            <text:p>0.00</text:p>
          </table:table-cell>
          <table:table-cell table:formula="of:=LOOKUP([.F5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4]+[.$B$4]/[.$B$9]*([.G54]-[.$B$10]*([.J54]-[.I54])-[.H54]*([.J54]-[.$B$8])/[.$B$13])" office:value-type="float" office:value="24.66685735254" calcext:value-type="float">
            <text:p>24.67</text:p>
          </table:table-cell>
          <table:table-cell table:style-name="ce2"/>
          <table:table-cell/>
          <table:table-cell table:formula="of:=[.M54]+[.$B$4]" office:value-type="float" office:value="5.3" calcext:value-type="float">
            <text:p>5.30</text:p>
          </table:table-cell>
          <table:table-cell table:formula="of:=LOOKUP([.M55];[.$A$18:.$A$28];[.$C$18:.$C$28])" office:value-type="float" office:value="0" calcext:value-type="float">
            <text:p>0.00</text:p>
          </table:table-cell>
          <table:table-cell table:formula="of:=LOOKUP([.M5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4]+[.$B$4]*([.N55]/[.$B$9]+[.$B$10]*[.P55]/[.$B$9] + [.O55]*[.$B$8]/[.$B$13]))/(1+[.$B$4]*[.$B$10]/[.$B$9]+[.$B$4]*[.O55]/[.$B$13])" office:value-type="float" office:value="24.6438728229968" calcext:value-type="float">
            <text:p>24.6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5]+[.$B$4]" office:value-type="float" office:value="5.4" calcext:value-type="float">
            <text:p>5.40</text:p>
          </table:table-cell>
          <table:table-cell table:formula="of:=LOOKUP([.F56];[.$A$18:.$A$28];[.$C$18:.$C$28])" office:value-type="float" office:value="0" calcext:value-type="float">
            <text:p>0.00</text:p>
          </table:table-cell>
          <table:table-cell table:formula="of:=LOOKUP([.F5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5]+[.$B$4]/[.$B$9]*([.G55]-[.$B$10]*([.J55]-[.I55])-[.H55]*([.J55]-[.$B$8])/[.$B$13])" office:value-type="float" office:value="24.613550629907" calcext:value-type="float">
            <text:p>24.61</text:p>
          </table:table-cell>
          <table:table-cell table:style-name="ce2"/>
          <table:table-cell/>
          <table:table-cell table:formula="of:=[.M55]+[.$B$4]" office:value-type="float" office:value="5.4" calcext:value-type="float">
            <text:p>5.40</text:p>
          </table:table-cell>
          <table:table-cell table:formula="of:=LOOKUP([.M56];[.$A$18:.$A$28];[.$C$18:.$C$28])" office:value-type="float" office:value="0" calcext:value-type="float">
            <text:p>0.00</text:p>
          </table:table-cell>
          <table:table-cell table:formula="of:=LOOKUP([.M5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5]+[.$B$4]*([.N56]/[.$B$9]+[.$B$10]*[.P56]/[.$B$9] + [.O56]*[.$B$8]/[.$B$13]))/(1+[.$B$4]*[.$B$10]/[.$B$9]+[.$B$4]*[.O56]/[.$B$13])" office:value-type="float" office:value="24.599846361869" calcext:value-type="float">
            <text:p>24.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6]+[.$B$4]" office:value-type="float" office:value="5.5" calcext:value-type="float">
            <text:p>5.50</text:p>
          </table:table-cell>
          <table:table-cell table:formula="of:=LOOKUP([.F57];[.$A$18:.$A$28];[.$C$18:.$C$28])" office:value-type="float" office:value="0" calcext:value-type="float">
            <text:p>0.00</text:p>
          </table:table-cell>
          <table:table-cell table:formula="of:=LOOKUP([.F5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6]+[.$B$4]/[.$B$9]*([.G56]-[.$B$10]*([.J56]-[.I56])-[.H56]*([.J56]-[.$B$8])/[.$B$13])" office:value-type="float" office:value="24.567699392957" calcext:value-type="float">
            <text:p>24.57</text:p>
          </table:table-cell>
          <table:table-cell table:style-name="ce2"/>
          <table:table-cell/>
          <table:table-cell table:formula="of:=[.M56]+[.$B$4]" office:value-type="float" office:value="5.5" calcext:value-type="float">
            <text:p>5.50</text:p>
          </table:table-cell>
          <table:table-cell table:formula="of:=LOOKUP([.M57];[.$A$18:.$A$28];[.$C$18:.$C$28])" office:value-type="float" office:value="0" calcext:value-type="float">
            <text:p>0.00</text:p>
          </table:table-cell>
          <table:table-cell table:formula="of:=LOOKUP([.M5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6]+[.$B$4]*([.N57]/[.$B$9]+[.$B$10]*[.P57]/[.$B$9] + [.O57]*[.$B$8]/[.$B$13]))/(1+[.$B$4]*[.$B$10]/[.$B$9]+[.$B$4]*[.O57]/[.$B$13])" office:value-type="float" office:value="24.5612225975276" calcext:value-type="float">
            <text:p>24.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7]+[.$B$4]" office:value-type="float" office:value="5.6" calcext:value-type="float">
            <text:p>5.60</text:p>
          </table:table-cell>
          <table:table-cell table:formula="of:=LOOKUP([.F58];[.$A$18:.$A$28];[.$C$18:.$C$28])" office:value-type="float" office:value="0" calcext:value-type="float">
            <text:p>0.00</text:p>
          </table:table-cell>
          <table:table-cell table:formula="of:=LOOKUP([.F5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7]+[.$B$4]/[.$B$9]*([.G57]-[.$B$10]*([.J57]-[.I57])-[.H57]*([.J57]-[.$B$8])/[.$B$13])" office:value-type="float" office:value="24.5282609164195" calcext:value-type="float">
            <text:p>24.53</text:p>
          </table:table-cell>
          <table:table-cell table:style-name="ce2"/>
          <table:table-cell/>
          <table:table-cell table:formula="of:=[.M57]+[.$B$4]" office:value-type="float" office:value="5.6" calcext:value-type="float">
            <text:p>5.60</text:p>
          </table:table-cell>
          <table:table-cell table:formula="of:=LOOKUP([.M58];[.$A$18:.$A$28];[.$C$18:.$C$28])" office:value-type="float" office:value="0" calcext:value-type="float">
            <text:p>0.00</text:p>
          </table:table-cell>
          <table:table-cell table:formula="of:=LOOKUP([.M5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7]+[.$B$4]*([.N58]/[.$B$9]+[.$B$10]*[.P58]/[.$B$9] + [.O58]*[.$B$8]/[.$B$13]))/(1+[.$B$4]*[.$B$10]/[.$B$9]+[.$B$4]*[.O58]/[.$B$13])" office:value-type="float" office:value="24.5273385393114" calcext:value-type="float">
            <text:p>24.5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8]+[.$B$4]" office:value-type="float" office:value="5.7" calcext:value-type="float">
            <text:p>5.70</text:p>
          </table:table-cell>
          <table:table-cell table:formula="of:=LOOKUP([.F59];[.$A$18:.$A$28];[.$C$18:.$C$28])" office:value-type="float" office:value="0" calcext:value-type="float">
            <text:p>0.00</text:p>
          </table:table-cell>
          <table:table-cell table:formula="of:=LOOKUP([.F5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8]+[.$B$4]/[.$B$9]*([.G58]-[.$B$10]*([.J58]-[.I58])-[.H58]*([.J58]-[.$B$8])/[.$B$13])" office:value-type="float" office:value="24.4943383107265" calcext:value-type="float">
            <text:p>24.49</text:p>
          </table:table-cell>
          <table:table-cell table:style-name="ce2"/>
          <table:table-cell/>
          <table:table-cell table:formula="of:=[.M58]+[.$B$4]" office:value-type="float" office:value="5.7" calcext:value-type="float">
            <text:p>5.70</text:p>
          </table:table-cell>
          <table:table-cell table:formula="of:=LOOKUP([.M59];[.$A$18:.$A$28];[.$C$18:.$C$28])" office:value-type="float" office:value="0" calcext:value-type="float">
            <text:p>0.00</text:p>
          </table:table-cell>
          <table:table-cell table:formula="of:=LOOKUP([.M5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8]+[.$B$4]*([.N59]/[.$B$9]+[.$B$10]*[.P59]/[.$B$9] + [.O59]*[.$B$8]/[.$B$13]))/(1+[.$B$4]*[.$B$10]/[.$B$9]+[.$B$4]*[.O59]/[.$B$13])" office:value-type="float" office:value="24.497612555302" calcext:value-type="float">
            <text:p>24.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9]+[.$B$4]" office:value-type="float" office:value="5.8" calcext:value-type="float">
            <text:p>5.80</text:p>
          </table:table-cell>
          <table:table-cell table:formula="of:=LOOKUP([.F60];[.$A$18:.$A$28];[.$C$18:.$C$28])" office:value-type="float" office:value="0" calcext:value-type="float">
            <text:p>0.00</text:p>
          </table:table-cell>
          <table:table-cell table:formula="of:=LOOKUP([.F6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59]+[.$B$4]/[.$B$9]*([.G59]-[.$B$10]*([.J59]-[.I59])-[.H59]*([.J59]-[.$B$8])/[.$B$13])" office:value-type="float" office:value="24.4651601254101" calcext:value-type="float">
            <text:p>24.47</text:p>
          </table:table-cell>
          <table:table-cell table:style-name="ce2"/>
          <table:table-cell/>
          <table:table-cell table:formula="of:=[.M59]+[.$B$4]" office:value-type="float" office:value="5.8" calcext:value-type="float">
            <text:p>5.80</text:p>
          </table:table-cell>
          <table:table-cell table:formula="of:=LOOKUP([.M60];[.$A$18:.$A$28];[.$C$18:.$C$28])" office:value-type="float" office:value="0" calcext:value-type="float">
            <text:p>0.00</text:p>
          </table:table-cell>
          <table:table-cell table:formula="of:=LOOKUP([.M6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59]+[.$B$4]*([.N60]/[.$B$9]+[.$B$10]*[.P60]/[.$B$9] + [.O60]*[.$B$8]/[.$B$13]))/(1+[.$B$4]*[.$B$10]/[.$B$9]+[.$B$4]*[.O60]/[.$B$13])" office:value-type="float" office:value="24.4715343884045" calcext:value-type="float">
            <text:p>24.4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0]+[.$B$4]" office:value-type="float" office:value="5.9" calcext:value-type="float">
            <text:p>5.90</text:p>
          </table:table-cell>
          <table:table-cell table:formula="of:=LOOKUP([.F61];[.$A$18:.$A$28];[.$C$18:.$C$28])" office:value-type="float" office:value="0" calcext:value-type="float">
            <text:p>0.00</text:p>
          </table:table-cell>
          <table:table-cell table:formula="of:=LOOKUP([.F6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0]+[.$B$4]/[.$B$9]*([.G60]-[.$B$10]*([.J60]-[.I60])-[.H60]*([.J60]-[.$B$8])/[.$B$13])" office:value-type="float" office:value="24.4400628051729" calcext:value-type="float">
            <text:p>24.44</text:p>
          </table:table-cell>
          <table:table-cell table:style-name="ce2"/>
          <table:table-cell/>
          <table:table-cell table:formula="of:=[.M60]+[.$B$4]" office:value-type="float" office:value="5.9" calcext:value-type="float">
            <text:p>5.90</text:p>
          </table:table-cell>
          <table:table-cell table:formula="of:=LOOKUP([.M61];[.$A$18:.$A$28];[.$C$18:.$C$28])" office:value-type="float" office:value="0" calcext:value-type="float">
            <text:p>0.00</text:p>
          </table:table-cell>
          <table:table-cell table:formula="of:=LOOKUP([.M6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0]+[.$B$4]*([.N61]/[.$B$9]+[.$B$10]*[.P61]/[.$B$9] + [.O61]*[.$B$8]/[.$B$13]))/(1+[.$B$4]*[.$B$10]/[.$B$9]+[.$B$4]*[.O61]/[.$B$13])" office:value-type="float" office:value="24.448656397603" calcext:value-type="float">
            <text:p>24.4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1]+[.$B$4]" office:value-type="float" office:value="6" calcext:value-type="float">
            <text:p>6.00</text:p>
          </table:table-cell>
          <table:table-cell table:formula="of:=LOOKUP([.F62];[.$A$18:.$A$28];[.$C$18:.$C$28])" office:value-type="float" office:value="4" calcext:value-type="float">
            <text:p>4.00</text:p>
          </table:table-cell>
          <table:table-cell table:formula="of:=LOOKUP([.F6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1]+[.$B$4]/[.$B$9]*([.G61]-[.$B$10]*([.J61]-[.I61])-[.H61]*([.J61]-[.$B$8])/[.$B$13])" office:value-type="float" office:value="24.4184755996542" calcext:value-type="float">
            <text:p>24.42</text:p>
          </table:table-cell>
          <table:table-cell table:style-name="ce2"/>
          <table:table-cell/>
          <table:table-cell table:formula="of:=[.M61]+[.$B$4]" office:value-type="float" office:value="6" calcext:value-type="float">
            <text:p>6.00</text:p>
          </table:table-cell>
          <table:table-cell table:formula="of:=LOOKUP([.M62];[.$A$18:.$A$28];[.$C$18:.$C$28])" office:value-type="float" office:value="4" calcext:value-type="float">
            <text:p>4.00</text:p>
          </table:table-cell>
          <table:table-cell table:formula="of:=LOOKUP([.M62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1]+[.$B$4]*([.N62]/[.$B$9]+[.$B$10]*[.P62]/[.$B$9] + [.O62]*[.$B$8]/[.$B$13]))/(1+[.$B$4]*[.$B$10]/[.$B$9]+[.$B$4]*[.O62]/[.$B$13])" office:value-type="float" office:value="24.7791494049189" calcext:value-type="float">
            <text:p>24.7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2]+[.$B$4]" office:value-type="float" office:value="6.09999999999999" calcext:value-type="float">
            <text:p>6.10</text:p>
          </table:table-cell>
          <table:table-cell table:formula="of:=LOOKUP([.F63];[.$A$18:.$A$28];[.$C$18:.$C$28])" office:value-type="float" office:value="4" calcext:value-type="float">
            <text:p>4.00</text:p>
          </table:table-cell>
          <table:table-cell table:formula="of:=LOOKUP([.F6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2]+[.$B$4]/[.$B$9]*([.G62]-[.$B$10]*([.J62]-[.I62])-[.H62]*([.J62]-[.$B$8])/[.$B$13])" office:value-type="float" office:value="24.799507983319" calcext:value-type="float">
            <text:p>24.80</text:p>
          </table:table-cell>
          <table:table-cell table:style-name="ce2"/>
          <table:table-cell/>
          <table:table-cell table:formula="of:=[.M62]+[.$B$4]" office:value-type="float" office:value="6.09999999999999" calcext:value-type="float">
            <text:p>6.10</text:p>
          </table:table-cell>
          <table:table-cell table:formula="of:=LOOKUP([.M63];[.$A$18:.$A$28];[.$C$18:.$C$28])" office:value-type="float" office:value="4" calcext:value-type="float">
            <text:p>4.00</text:p>
          </table:table-cell>
          <table:table-cell table:formula="of:=LOOKUP([.M63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2]+[.$B$4]*([.N63]/[.$B$9]+[.$B$10]*[.P63]/[.$B$9] + [.O63]*[.$B$8]/[.$B$13]))/(1+[.$B$4]*[.$B$10]/[.$B$9]+[.$B$4]*[.O63]/[.$B$13])" office:value-type="float" office:value="25.069086040844" calcext:value-type="float">
            <text:p>25.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3]+[.$B$4]" office:value-type="float" office:value="6.19999999999999" calcext:value-type="float">
            <text:p>6.20</text:p>
          </table:table-cell>
          <table:table-cell table:formula="of:=LOOKUP([.F64];[.$A$18:.$A$28];[.$C$18:.$C$28])" office:value-type="float" office:value="4" calcext:value-type="float">
            <text:p>4.00</text:p>
          </table:table-cell>
          <table:table-cell table:formula="of:=LOOKUP([.F6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3]+[.$B$4]/[.$B$9]*([.G63]-[.$B$10]*([.J63]-[.I63])-[.H63]*([.J63]-[.$B$8])/[.$B$13])" office:value-type="float" office:value="25.1272491245131" calcext:value-type="float">
            <text:p>25.13</text:p>
          </table:table-cell>
          <table:table-cell table:style-name="ce2"/>
          <table:table-cell/>
          <table:table-cell table:formula="of:=[.M63]+[.$B$4]" office:value-type="float" office:value="6.19999999999999" calcext:value-type="float">
            <text:p>6.20</text:p>
          </table:table-cell>
          <table:table-cell table:formula="of:=LOOKUP([.M64];[.$A$18:.$A$28];[.$C$18:.$C$28])" office:value-type="float" office:value="4" calcext:value-type="float">
            <text:p>4.00</text:p>
          </table:table-cell>
          <table:table-cell table:formula="of:=LOOKUP([.M64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3]+[.$B$4]*([.N64]/[.$B$9]+[.$B$10]*[.P64]/[.$B$9] + [.O64]*[.$B$8]/[.$B$13]))/(1+[.$B$4]*[.$B$10]/[.$B$9]+[.$B$4]*[.O64]/[.$B$13])" office:value-type="float" office:value="25.3234431709215" calcext:value-type="float">
            <text:p>25.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4]+[.$B$4]" office:value-type="float" office:value="6.29999999999999" calcext:value-type="float">
            <text:p>6.30</text:p>
          </table:table-cell>
          <table:table-cell table:formula="of:=LOOKUP([.F65];[.$A$18:.$A$28];[.$C$18:.$C$28])" office:value-type="float" office:value="4" calcext:value-type="float">
            <text:p>4.00</text:p>
          </table:table-cell>
          <table:table-cell table:formula="of:=LOOKUP([.F6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4]+[.$B$4]/[.$B$9]*([.G64]-[.$B$10]*([.J64]-[.I64])-[.H64]*([.J64]-[.$B$8])/[.$B$13])" office:value-type="float" office:value="25.4091523438619" calcext:value-type="float">
            <text:p>25.41</text:p>
          </table:table-cell>
          <table:table-cell table:style-name="ce2"/>
          <table:table-cell/>
          <table:table-cell table:formula="of:=[.M64]+[.$B$4]" office:value-type="float" office:value="6.29999999999999" calcext:value-type="float">
            <text:p>6.30</text:p>
          </table:table-cell>
          <table:table-cell table:formula="of:=LOOKUP([.M65];[.$A$18:.$A$28];[.$C$18:.$C$28])" office:value-type="float" office:value="4" calcext:value-type="float">
            <text:p>4.00</text:p>
          </table:table-cell>
          <table:table-cell table:formula="of:=LOOKUP([.M65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4]+[.$B$4]*([.N65]/[.$B$9]+[.$B$10]*[.P65]/[.$B$9] + [.O65]*[.$B$8]/[.$B$13]))/(1+[.$B$4]*[.$B$10]/[.$B$9]+[.$B$4]*[.O65]/[.$B$13])" office:value-type="float" office:value="25.5465869258141" calcext:value-type="float">
            <text:p>25.5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5]+[.$B$4]" office:value-type="float" office:value="6.39999999999999" calcext:value-type="float">
            <text:p>6.40</text:p>
          </table:table-cell>
          <table:table-cell table:formula="of:=LOOKUP([.F66];[.$A$18:.$A$28];[.$C$18:.$C$28])" office:value-type="float" office:value="4" calcext:value-type="float">
            <text:p>4.00</text:p>
          </table:table-cell>
          <table:table-cell table:formula="of:=LOOKUP([.F6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5]+[.$B$4]/[.$B$9]*([.G65]-[.$B$10]*([.J65]-[.I65])-[.H65]*([.J65]-[.$B$8])/[.$B$13])" office:value-type="float" office:value="25.6516285395256" calcext:value-type="float">
            <text:p>25.65</text:p>
          </table:table-cell>
          <table:table-cell table:style-name="ce2"/>
          <table:table-cell/>
          <table:table-cell table:formula="of:=[.M65]+[.$B$4]" office:value-type="float" office:value="6.39999999999999" calcext:value-type="float">
            <text:p>6.40</text:p>
          </table:table-cell>
          <table:table-cell table:formula="of:=LOOKUP([.M66];[.$A$18:.$A$28];[.$C$18:.$C$28])" office:value-type="float" office:value="4" calcext:value-type="float">
            <text:p>4.00</text:p>
          </table:table-cell>
          <table:table-cell table:formula="of:=LOOKUP([.M66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5]+[.$B$4]*([.N66]/[.$B$9]+[.$B$10]*[.P66]/[.$B$9] + [.O66]*[.$B$8]/[.$B$13]))/(1+[.$B$4]*[.$B$10]/[.$B$9]+[.$B$4]*[.O66]/[.$B$13])" office:value-type="float" office:value="25.7423476474908" calcext:value-type="float">
            <text:p>25.7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6]+[.$B$4]" office:value-type="float" office:value="6.49999999999999" calcext:value-type="float">
            <text:p>6.50</text:p>
          </table:table-cell>
          <table:table-cell table:formula="of:=LOOKUP([.F67];[.$A$18:.$A$28];[.$C$18:.$C$28])" office:value-type="float" office:value="4" calcext:value-type="float">
            <text:p>4.00</text:p>
          </table:table-cell>
          <table:table-cell table:formula="of:=LOOKUP([.F6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6]+[.$B$4]/[.$B$9]*([.G66]-[.$B$10]*([.J66]-[.I66])-[.H66]*([.J66]-[.$B$8])/[.$B$13])" office:value-type="float" office:value="25.860191980551" calcext:value-type="float">
            <text:p>25.86</text:p>
          </table:table-cell>
          <table:table-cell table:style-name="ce2"/>
          <table:table-cell/>
          <table:table-cell table:formula="of:=[.M66]+[.$B$4]" office:value-type="float" office:value="6.49999999999999" calcext:value-type="float">
            <text:p>6.50</text:p>
          </table:table-cell>
          <table:table-cell table:formula="of:=LOOKUP([.M67];[.$A$18:.$A$28];[.$C$18:.$C$28])" office:value-type="float" office:value="4" calcext:value-type="float">
            <text:p>4.00</text:p>
          </table:table-cell>
          <table:table-cell table:formula="of:=LOOKUP([.M67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6]+[.$B$4]*([.N67]/[.$B$9]+[.$B$10]*[.P67]/[.$B$9] + [.O67]*[.$B$8]/[.$B$13]))/(1+[.$B$4]*[.$B$10]/[.$B$9]+[.$B$4]*[.O67]/[.$B$13])" office:value-type="float" office:value="25.9140856384097" calcext:value-type="float">
            <text:p>25.9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7]+[.$B$4]" office:value-type="float" office:value="6.59999999999999" calcext:value-type="float">
            <text:p>6.60</text:p>
          </table:table-cell>
          <table:table-cell table:formula="of:=LOOKUP([.F68];[.$A$18:.$A$28];[.$C$18:.$C$28])" office:value-type="float" office:value="4" calcext:value-type="float">
            <text:p>4.00</text:p>
          </table:table-cell>
          <table:table-cell table:formula="of:=LOOKUP([.F6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7]+[.$B$4]/[.$B$9]*([.G67]-[.$B$10]*([.J67]-[.I67])-[.H67]*([.J67]-[.$B$8])/[.$B$13])" office:value-type="float" office:value="26.0395857095449" calcext:value-type="float">
            <text:p>26.04</text:p>
          </table:table-cell>
          <table:table-cell table:style-name="ce2"/>
          <table:table-cell/>
          <table:table-cell table:formula="of:=[.M67]+[.$B$4]" office:value-type="float" office:value="6.59999999999999" calcext:value-type="float">
            <text:p>6.60</text:p>
          </table:table-cell>
          <table:table-cell table:formula="of:=LOOKUP([.M68];[.$A$18:.$A$28];[.$C$18:.$C$28])" office:value-type="float" office:value="4" calcext:value-type="float">
            <text:p>4.00</text:p>
          </table:table-cell>
          <table:table-cell table:formula="of:=LOOKUP([.M68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7]+[.$B$4]*([.N68]/[.$B$9]+[.$B$10]*[.P68]/[.$B$9] + [.O68]*[.$B$8]/[.$B$13]))/(1+[.$B$4]*[.$B$10]/[.$B$9]+[.$B$4]*[.O68]/[.$B$13])" office:value-type="float" office:value="26.0647488423061" calcext:value-type="float">
            <text:p>26.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8]+[.$B$4]" office:value-type="float" office:value="6.69999999999999" calcext:value-type="float">
            <text:p>6.70</text:p>
          </table:table-cell>
          <table:table-cell table:formula="of:=LOOKUP([.F69];[.$A$18:.$A$28];[.$C$18:.$C$28])" office:value-type="float" office:value="4" calcext:value-type="float">
            <text:p>4.00</text:p>
          </table:table-cell>
          <table:table-cell table:formula="of:=LOOKUP([.F6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8]+[.$B$4]/[.$B$9]*([.G68]-[.$B$10]*([.J68]-[.I68])-[.H68]*([.J68]-[.$B$8])/[.$B$13])" office:value-type="float" office:value="26.1938894065116" calcext:value-type="float">
            <text:p>26.19</text:p>
          </table:table-cell>
          <table:table-cell table:style-name="ce2"/>
          <table:table-cell/>
          <table:table-cell table:formula="of:=[.M68]+[.$B$4]" office:value-type="float" office:value="6.69999999999999" calcext:value-type="float">
            <text:p>6.70</text:p>
          </table:table-cell>
          <table:table-cell table:formula="of:=LOOKUP([.M69];[.$A$18:.$A$28];[.$C$18:.$C$28])" office:value-type="float" office:value="4" calcext:value-type="float">
            <text:p>4.00</text:p>
          </table:table-cell>
          <table:table-cell table:formula="of:=LOOKUP([.M69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8]+[.$B$4]*([.N69]/[.$B$9]+[.$B$10]*[.P69]/[.$B$9] + [.O69]*[.$B$8]/[.$B$13]))/(1+[.$B$4]*[.$B$10]/[.$B$9]+[.$B$4]*[.O69]/[.$B$13])" office:value-type="float" office:value="26.1969234466955" calcext:value-type="float">
            <text:p>26.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9]+[.$B$4]" office:value-type="float" office:value="6.79999999999999" calcext:value-type="float">
            <text:p>6.80</text:p>
          </table:table-cell>
          <table:table-cell table:formula="of:=LOOKUP([.F70];[.$A$18:.$A$28];[.$C$18:.$C$28])" office:value-type="float" office:value="4" calcext:value-type="float">
            <text:p>4.00</text:p>
          </table:table-cell>
          <table:table-cell table:formula="of:=LOOKUP([.F7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69]+[.$B$4]/[.$B$9]*([.G69]-[.$B$10]*([.J69]-[.I69])-[.H69]*([.J69]-[.$B$8])/[.$B$13])" office:value-type="float" office:value="26.3266121668397" calcext:value-type="float">
            <text:p>26.33</text:p>
          </table:table-cell>
          <table:table-cell table:style-name="ce2"/>
          <table:table-cell/>
          <table:table-cell table:formula="of:=[.M69]+[.$B$4]" office:value-type="float" office:value="6.79999999999999" calcext:value-type="float">
            <text:p>6.80</text:p>
          </table:table-cell>
          <table:table-cell table:formula="of:=LOOKUP([.M70];[.$A$18:.$A$28];[.$C$18:.$C$28])" office:value-type="float" office:value="4" calcext:value-type="float">
            <text:p>4.00</text:p>
          </table:table-cell>
          <table:table-cell table:formula="of:=LOOKUP([.M70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69]+[.$B$4]*([.N70]/[.$B$9]+[.$B$10]*[.P70]/[.$B$9] + [.O70]*[.$B$8]/[.$B$13]))/(1+[.$B$4]*[.$B$10]/[.$B$9]+[.$B$4]*[.O70]/[.$B$13])" office:value-type="float" office:value="26.3128782757026" calcext:value-type="float">
            <text:p>26.3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0]+[.$B$4]" office:value-type="float" office:value="6.89999999999999" calcext:value-type="float">
            <text:p>6.90</text:p>
          </table:table-cell>
          <table:table-cell table:formula="of:=LOOKUP([.F71];[.$A$18:.$A$28];[.$C$18:.$C$28])" office:value-type="float" office:value="4" calcext:value-type="float">
            <text:p>4.00</text:p>
          </table:table-cell>
          <table:table-cell table:formula="of:=LOOKUP([.F7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0]+[.$B$4]/[.$B$9]*([.G70]-[.$B$10]*([.J70]-[.I70])-[.H70]*([.J70]-[.$B$8])/[.$B$13])" office:value-type="float" office:value="26.4407723033456" calcext:value-type="float">
            <text:p>26.44</text:p>
          </table:table-cell>
          <table:table-cell table:style-name="ce2"/>
          <table:table-cell/>
          <table:table-cell table:formula="of:=[.M70]+[.$B$4]" office:value-type="float" office:value="6.89999999999999" calcext:value-type="float">
            <text:p>6.90</text:p>
          </table:table-cell>
          <table:table-cell table:formula="of:=LOOKUP([.M71];[.$A$18:.$A$28];[.$C$18:.$C$28])" office:value-type="float" office:value="4" calcext:value-type="float">
            <text:p>4.00</text:p>
          </table:table-cell>
          <table:table-cell table:formula="of:=LOOKUP([.M71];[.$A$18:.$A$28];[.$D$18:.$D$28])" office:value-type="float" office:value="20" calcext:value-type="float">
            <text:p>2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0]+[.$B$4]*([.N71]/[.$B$9]+[.$B$10]*[.P71]/[.$B$9] + [.O71]*[.$B$8]/[.$B$13]))/(1+[.$B$4]*[.$B$10]/[.$B$9]+[.$B$4]*[.O71]/[.$B$13])" office:value-type="float" office:value="26.4146037352354" calcext:value-type="float">
            <text:p>26.4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1]+[.$B$4]" office:value-type="float" office:value="6.99999999999999" calcext:value-type="float">
            <text:p>7.00</text:p>
          </table:table-cell>
          <table:table-cell table:formula="of:=LOOKUP([.F72];[.$A$18:.$A$28];[.$C$18:.$C$28])" office:value-type="float" office:value="4" calcext:value-type="float">
            <text:p>4.00</text:p>
          </table:table-cell>
          <table:table-cell table:formula="of:=LOOKUP([.F7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1]+[.$B$4]/[.$B$9]*([.G71]-[.$B$10]*([.J71]-[.I71])-[.H71]*([.J71]-[.$B$8])/[.$B$13])" office:value-type="float" office:value="26.5389659871934" calcext:value-type="float">
            <text:p>26.54</text:p>
          </table:table-cell>
          <table:table-cell table:style-name="ce2"/>
          <table:table-cell/>
          <table:table-cell table:formula="of:=[.M71]+[.$B$4]" office:value-type="float" office:value="6.99999999999999" calcext:value-type="float">
            <text:p>7.00</text:p>
          </table:table-cell>
          <table:table-cell table:formula="of:=LOOKUP([.M72];[.$A$18:.$A$28];[.$C$18:.$C$28])" office:value-type="float" office:value="4" calcext:value-type="float">
            <text:p>4.00</text:p>
          </table:table-cell>
          <table:table-cell table:formula="of:=LOOKUP([.M7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1]+[.$B$4]*([.N72]/[.$B$9]+[.$B$10]*[.P72]/[.$B$9] + [.O72]*[.$B$8]/[.$B$13]))/(1+[.$B$4]*[.$B$10]/[.$B$9]+[.$B$4]*[.O72]/[.$B$13])" office:value-type="float" office:value="26.619998518261" calcext:value-type="float">
            <text:p>26.6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2]+[.$B$4]" office:value-type="float" office:value="7.09999999999999" calcext:value-type="float">
            <text:p>7.10</text:p>
          </table:table-cell>
          <table:table-cell table:formula="of:=LOOKUP([.F73];[.$A$18:.$A$28];[.$C$18:.$C$28])" office:value-type="float" office:value="4" calcext:value-type="float">
            <text:p>4.00</text:p>
          </table:table-cell>
          <table:table-cell table:formula="of:=LOOKUP([.F7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2]+[.$B$4]/[.$B$9]*([.G72]-[.$B$10]*([.J72]-[.I72])-[.H72]*([.J72]-[.$B$8])/[.$B$13])" office:value-type="float" office:value="26.7540749597576" calcext:value-type="float">
            <text:p>26.75</text:p>
          </table:table-cell>
          <table:table-cell table:style-name="ce2"/>
          <table:table-cell/>
          <table:table-cell table:formula="of:=[.M72]+[.$B$4]" office:value-type="float" office:value="7.09999999999999" calcext:value-type="float">
            <text:p>7.10</text:p>
          </table:table-cell>
          <table:table-cell table:formula="of:=LOOKUP([.M73];[.$A$18:.$A$28];[.$C$18:.$C$28])" office:value-type="float" office:value="4" calcext:value-type="float">
            <text:p>4.00</text:p>
          </table:table-cell>
          <table:table-cell table:formula="of:=LOOKUP([.M7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2]+[.$B$4]*([.N73]/[.$B$9]+[.$B$10]*[.P73]/[.$B$9] + [.O73]*[.$B$8]/[.$B$13]))/(1+[.$B$4]*[.$B$10]/[.$B$9]+[.$B$4]*[.O73]/[.$B$13])" office:value-type="float" office:value="26.8034063485988" calcext:value-type="float">
            <text:p>26.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3]+[.$B$4]" office:value-type="float" office:value="7.19999999999999" calcext:value-type="float">
            <text:p>7.20</text:p>
          </table:table-cell>
          <table:table-cell table:formula="of:=LOOKUP([.F74];[.$A$18:.$A$28];[.$C$18:.$C$28])" office:value-type="float" office:value="4" calcext:value-type="float">
            <text:p>4.00</text:p>
          </table:table-cell>
          <table:table-cell table:formula="of:=LOOKUP([.F7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3]+[.$B$4]/[.$B$9]*([.G73]-[.$B$10]*([.J73]-[.I73])-[.H73]*([.J73]-[.$B$8])/[.$B$13])" office:value-type="float" office:value="26.9433966429035" calcext:value-type="float">
            <text:p>26.94</text:p>
          </table:table-cell>
          <table:table-cell table:style-name="ce2"/>
          <table:table-cell/>
          <table:table-cell table:formula="of:=[.M73]+[.$B$4]" office:value-type="float" office:value="7.19999999999999" calcext:value-type="float">
            <text:p>7.20</text:p>
          </table:table-cell>
          <table:table-cell table:formula="of:=LOOKUP([.M74];[.$A$18:.$A$28];[.$C$18:.$C$28])" office:value-type="float" office:value="4" calcext:value-type="float">
            <text:p>4.00</text:p>
          </table:table-cell>
          <table:table-cell table:formula="of:=LOOKUP([.M7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3]+[.$B$4]*([.N74]/[.$B$9]+[.$B$10]*[.P74]/[.$B$9] + [.O74]*[.$B$8]/[.$B$13]))/(1+[.$B$4]*[.$B$10]/[.$B$9]+[.$B$4]*[.O74]/[.$B$13])" office:value-type="float" office:value="26.9671808697123" calcext:value-type="float">
            <text:p>26.9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4]+[.$B$4]" office:value-type="float" office:value="7.29999999999999" calcext:value-type="float">
            <text:p>7.30</text:p>
          </table:table-cell>
          <table:table-cell table:formula="of:=LOOKUP([.F75];[.$A$18:.$A$28];[.$C$18:.$C$28])" office:value-type="float" office:value="4" calcext:value-type="float">
            <text:p>4.00</text:p>
          </table:table-cell>
          <table:table-cell table:formula="of:=LOOKUP([.F7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4]+[.$B$4]/[.$B$9]*([.G74]-[.$B$10]*([.J74]-[.I74])-[.H74]*([.J74]-[.$B$8])/[.$B$13])" office:value-type="float" office:value="27.110022419978" calcext:value-type="float">
            <text:p>27.11</text:p>
          </table:table-cell>
          <table:table-cell table:style-name="ce2"/>
          <table:table-cell/>
          <table:table-cell table:formula="of:=[.M74]+[.$B$4]" office:value-type="float" office:value="7.29999999999999" calcext:value-type="float">
            <text:p>7.30</text:p>
          </table:table-cell>
          <table:table-cell table:formula="of:=LOOKUP([.M75];[.$A$18:.$A$28];[.$C$18:.$C$28])" office:value-type="float" office:value="4" calcext:value-type="float">
            <text:p>4.00</text:p>
          </table:table-cell>
          <table:table-cell table:formula="of:=LOOKUP([.M7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4]+[.$B$4]*([.N75]/[.$B$9]+[.$B$10]*[.P75]/[.$B$9] + [.O75]*[.$B$8]/[.$B$13]))/(1+[.$B$4]*[.$B$10]/[.$B$9]+[.$B$4]*[.O75]/[.$B$13])" office:value-type="float" office:value="27.1134237739357" calcext:value-type="float">
            <text:p>27.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5]+[.$B$4]" office:value-type="float" office:value="7.39999999999999" calcext:value-type="float">
            <text:p>7.40</text:p>
          </table:table-cell>
          <table:table-cell table:formula="of:=LOOKUP([.F76];[.$A$18:.$A$28];[.$C$18:.$C$28])" office:value-type="float" office:value="4" calcext:value-type="float">
            <text:p>4.00</text:p>
          </table:table-cell>
          <table:table-cell table:formula="of:=LOOKUP([.F7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5]+[.$B$4]/[.$B$9]*([.G75]-[.$B$10]*([.J75]-[.I75])-[.H75]*([.J75]-[.$B$8])/[.$B$13])" office:value-type="float" office:value="27.2566730789217" calcext:value-type="float">
            <text:p>27.26</text:p>
          </table:table-cell>
          <table:table-cell table:style-name="ce2"/>
          <table:table-cell/>
          <table:table-cell table:formula="of:=[.M75]+[.$B$4]" office:value-type="float" office:value="7.39999999999999" calcext:value-type="float">
            <text:p>7.40</text:p>
          </table:table-cell>
          <table:table-cell table:formula="of:=LOOKUP([.M76];[.$A$18:.$A$28];[.$C$18:.$C$28])" office:value-type="float" office:value="4" calcext:value-type="float">
            <text:p>4.00</text:p>
          </table:table-cell>
          <table:table-cell table:formula="of:=LOOKUP([.M7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5]+[.$B$4]*([.N76]/[.$B$9]+[.$B$10]*[.P76]/[.$B$9] + [.O76]*[.$B$8]/[.$B$13]))/(1+[.$B$4]*[.$B$10]/[.$B$9]+[.$B$4]*[.O76]/[.$B$13])" office:value-type="float" office:value="27.2440117731576" calcext:value-type="float">
            <text:p>27.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6]+[.$B$4]" office:value-type="float" office:value="7.49999999999999" calcext:value-type="float">
            <text:p>7.50</text:p>
          </table:table-cell>
          <table:table-cell table:formula="of:=LOOKUP([.F77];[.$A$18:.$A$28];[.$C$18:.$C$28])" office:value-type="float" office:value="4" calcext:value-type="float">
            <text:p>4.00</text:p>
          </table:table-cell>
          <table:table-cell table:formula="of:=LOOKUP([.F7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6]+[.$B$4]/[.$B$9]*([.G76]-[.$B$10]*([.J76]-[.I76])-[.H76]*([.J76]-[.$B$8])/[.$B$13])" office:value-type="float" office:value="27.3857432392908" calcext:value-type="float">
            <text:p>27.39</text:p>
          </table:table-cell>
          <table:table-cell table:style-name="ce2"/>
          <table:table-cell/>
          <table:table-cell table:formula="of:=[.M76]+[.$B$4]" office:value-type="float" office:value="7.49999999999999" calcext:value-type="float">
            <text:p>7.50</text:p>
          </table:table-cell>
          <table:table-cell table:formula="of:=LOOKUP([.M77];[.$A$18:.$A$28];[.$C$18:.$C$28])" office:value-type="float" office:value="4" calcext:value-type="float">
            <text:p>4.00</text:p>
          </table:table-cell>
          <table:table-cell table:formula="of:=LOOKUP([.M7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6]+[.$B$4]*([.N77]/[.$B$9]+[.$B$10]*[.P77]/[.$B$9] + [.O77]*[.$B$8]/[.$B$13]))/(1+[.$B$4]*[.$B$10]/[.$B$9]+[.$B$4]*[.O77]/[.$B$13])" office:value-type="float" office:value="27.3606206823646" calcext:value-type="float">
            <text:p>27.3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7]+[.$B$4]" office:value-type="float" office:value="7.59999999999999" calcext:value-type="float">
            <text:p>7.60</text:p>
          </table:table-cell>
          <table:table-cell table:formula="of:=LOOKUP([.F78];[.$A$18:.$A$28];[.$C$18:.$C$28])" office:value-type="float" office:value="4" calcext:value-type="float">
            <text:p>4.00</text:p>
          </table:table-cell>
          <table:table-cell table:formula="of:=LOOKUP([.F7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7]+[.$B$4]/[.$B$9]*([.G77]-[.$B$10]*([.J77]-[.I77])-[.H77]*([.J77]-[.$B$8])/[.$B$13])" office:value-type="float" office:value="27.4993404533618" calcext:value-type="float">
            <text:p>27.50</text:p>
          </table:table-cell>
          <table:table-cell table:style-name="ce2"/>
          <table:table-cell/>
          <table:table-cell table:formula="of:=[.M77]+[.$B$4]" office:value-type="float" office:value="7.59999999999999" calcext:value-type="float">
            <text:p>7.60</text:p>
          </table:table-cell>
          <table:table-cell table:formula="of:=LOOKUP([.M78];[.$A$18:.$A$28];[.$C$18:.$C$28])" office:value-type="float" office:value="4" calcext:value-type="float">
            <text:p>4.00</text:p>
          </table:table-cell>
          <table:table-cell table:formula="of:=LOOKUP([.M7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7]+[.$B$4]*([.N78]/[.$B$9]+[.$B$10]*[.P78]/[.$B$9] + [.O78]*[.$B$8]/[.$B$13]))/(1+[.$B$4]*[.$B$10]/[.$B$9]+[.$B$4]*[.O78]/[.$B$13])" office:value-type="float" office:value="27.4647469251088" calcext:value-type="float">
            <text:p>27.4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8]+[.$B$4]" office:value-type="float" office:value="7.69999999999999" calcext:value-type="float">
            <text:p>7.70</text:p>
          </table:table-cell>
          <table:table-cell table:formula="of:=LOOKUP([.F79];[.$A$18:.$A$28];[.$C$18:.$C$28])" office:value-type="float" office:value="4" calcext:value-type="float">
            <text:p>4.00</text:p>
          </table:table-cell>
          <table:table-cell table:formula="of:=LOOKUP([.F7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8]+[.$B$4]/[.$B$9]*([.G78]-[.$B$10]*([.J78]-[.I78])-[.H78]*([.J78]-[.$B$8])/[.$B$13])" office:value-type="float" office:value="27.5993196197919" calcext:value-type="float">
            <text:p>27.60</text:p>
          </table:table-cell>
          <table:table-cell table:style-name="ce2"/>
          <table:table-cell/>
          <table:table-cell table:formula="of:=[.M78]+[.$B$4]" office:value-type="float" office:value="7.69999999999999" calcext:value-type="float">
            <text:p>7.70</text:p>
          </table:table-cell>
          <table:table-cell table:formula="of:=LOOKUP([.M79];[.$A$18:.$A$28];[.$C$18:.$C$28])" office:value-type="float" office:value="4" calcext:value-type="float">
            <text:p>4.00</text:p>
          </table:table-cell>
          <table:table-cell table:formula="of:=LOOKUP([.M7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8]+[.$B$4]*([.N79]/[.$B$9]+[.$B$10]*[.P79]/[.$B$9] + [.O79]*[.$B$8]/[.$B$13]))/(1+[.$B$4]*[.$B$10]/[.$B$9]+[.$B$4]*[.O79]/[.$B$13])" office:value-type="float" office:value="27.5577267368724" calcext:value-type="float">
            <text:p>27.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9]+[.$B$4]" office:value-type="float" office:value="7.79999999999999" calcext:value-type="float">
            <text:p>7.80</text:p>
          </table:table-cell>
          <table:table-cell table:formula="of:=LOOKUP([.F80];[.$A$18:.$A$28];[.$C$18:.$C$28])" office:value-type="float" office:value="4" calcext:value-type="float">
            <text:p>4.00</text:p>
          </table:table-cell>
          <table:table-cell table:formula="of:=LOOKUP([.F8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79]+[.$B$4]/[.$B$9]*([.G79]-[.$B$10]*([.J79]-[.I79])-[.H79]*([.J79]-[.$B$8])/[.$B$13])" office:value-type="float" office:value="27.6873132717649" calcext:value-type="float">
            <text:p>27.69</text:p>
          </table:table-cell>
          <table:table-cell table:style-name="ce2"/>
          <table:table-cell/>
          <table:table-cell table:formula="of:=[.M79]+[.$B$4]" office:value-type="float" office:value="7.79999999999999" calcext:value-type="float">
            <text:p>7.80</text:p>
          </table:table-cell>
          <table:table-cell table:formula="of:=LOOKUP([.M80];[.$A$18:.$A$28];[.$C$18:.$C$28])" office:value-type="float" office:value="4" calcext:value-type="float">
            <text:p>4.00</text:p>
          </table:table-cell>
          <table:table-cell table:formula="of:=LOOKUP([.M8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79]+[.$B$4]*([.N80]/[.$B$9]+[.$B$10]*[.P80]/[.$B$9] + [.O80]*[.$B$8]/[.$B$13]))/(1+[.$B$4]*[.$B$10]/[.$B$9]+[.$B$4]*[.O80]/[.$B$13])" office:value-type="float" office:value="27.6407533127647" calcext:value-type="float">
            <text:p>27.6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0]+[.$B$4]" office:value-type="float" office:value="7.89999999999999" calcext:value-type="float">
            <text:p>7.90</text:p>
          </table:table-cell>
          <table:table-cell table:formula="of:=LOOKUP([.F81];[.$A$18:.$A$28];[.$C$18:.$C$28])" office:value-type="float" office:value="4" calcext:value-type="float">
            <text:p>4.00</text:p>
          </table:table-cell>
          <table:table-cell table:formula="of:=LOOKUP([.F8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0]+[.$B$4]/[.$B$9]*([.G80]-[.$B$10]*([.J80]-[.I80])-[.H80]*([.J80]-[.$B$8])/[.$B$13])" office:value-type="float" office:value="27.7647582341907" calcext:value-type="float">
            <text:p>27.76</text:p>
          </table:table-cell>
          <table:table-cell table:style-name="ce2"/>
          <table:table-cell/>
          <table:table-cell table:formula="of:=[.M80]+[.$B$4]" office:value-type="float" office:value="7.89999999999999" calcext:value-type="float">
            <text:p>7.90</text:p>
          </table:table-cell>
          <table:table-cell table:formula="of:=LOOKUP([.M81];[.$A$18:.$A$28];[.$C$18:.$C$28])" office:value-type="float" office:value="4" calcext:value-type="float">
            <text:p>4.00</text:p>
          </table:table-cell>
          <table:table-cell table:formula="of:=LOOKUP([.M8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0]+[.$B$4]*([.N81]/[.$B$9]+[.$B$10]*[.P81]/[.$B$9] + [.O81]*[.$B$8]/[.$B$13]))/(1+[.$B$4]*[.$B$10]/[.$B$9]+[.$B$4]*[.O81]/[.$B$13])" office:value-type="float" office:value="27.7148921196053" calcext:value-type="float">
            <text:p>27.7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1]+[.$B$4]" office:value-type="float" office:value="7.99999999999999" calcext:value-type="float">
            <text:p>8.00</text:p>
          </table:table-cell>
          <table:table-cell table:formula="of:=LOOKUP([.F82];[.$A$18:.$A$28];[.$C$18:.$C$28])" office:value-type="float" office:value="0" calcext:value-type="float">
            <text:p>0.00</text:p>
          </table:table-cell>
          <table:table-cell table:formula="of:=LOOKUP([.F8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1]+[.$B$4]/[.$B$9]*([.G81]-[.$B$10]*([.J81]-[.I81])-[.H81]*([.J81]-[.$B$8])/[.$B$13])" office:value-type="float" office:value="27.8329190852368" calcext:value-type="float">
            <text:p>27.83</text:p>
          </table:table-cell>
          <table:table-cell table:style-name="ce2"/>
          <table:table-cell/>
          <table:table-cell table:formula="of:=[.M81]+[.$B$4]" office:value-type="float" office:value="7.99999999999999" calcext:value-type="float">
            <text:p>8.00</text:p>
          </table:table-cell>
          <table:table-cell table:formula="of:=LOOKUP([.M82];[.$A$18:.$A$28];[.$C$18:.$C$28])" office:value-type="float" office:value="0" calcext:value-type="float">
            <text:p>0.00</text:p>
          </table:table-cell>
          <table:table-cell table:formula="of:=LOOKUP([.M8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1]+[.$B$4]*([.N82]/[.$B$9]+[.$B$10]*[.P82]/[.$B$9] + [.O82]*[.$B$8]/[.$B$13]))/(1+[.$B$4]*[.$B$10]/[.$B$9]+[.$B$4]*[.O82]/[.$B$13])" office:value-type="float" office:value="27.4242703048393" calcext:value-type="float">
            <text:p>27.4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2]+[.$B$4]" office:value-type="float" office:value="8.09999999999999" calcext:value-type="float">
            <text:p>8.10</text:p>
          </table:table-cell>
          <table:table-cell table:formula="of:=LOOKUP([.F83];[.$A$18:.$A$28];[.$C$18:.$C$28])" office:value-type="float" office:value="0" calcext:value-type="float">
            <text:p>0.00</text:p>
          </table:table-cell>
          <table:table-cell table:formula="of:=LOOKUP([.F8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2]+[.$B$4]/[.$B$9]*([.G82]-[.$B$10]*([.J82]-[.I82])-[.H82]*([.J82]-[.$B$8])/[.$B$13])" office:value-type="float" office:value="27.4933084056879" calcext:value-type="float">
            <text:p>27.49</text:p>
          </table:table-cell>
          <table:table-cell table:style-name="ce2"/>
          <table:table-cell/>
          <table:table-cell table:formula="of:=[.M82]+[.$B$4]" office:value-type="float" office:value="8.09999999999999" calcext:value-type="float">
            <text:p>8.10</text:p>
          </table:table-cell>
          <table:table-cell table:formula="of:=LOOKUP([.M83];[.$A$18:.$A$28];[.$C$18:.$C$28])" office:value-type="float" office:value="0" calcext:value-type="float">
            <text:p>0.00</text:p>
          </table:table-cell>
          <table:table-cell table:formula="of:=LOOKUP([.M8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2]+[.$B$4]*([.N83]/[.$B$9]+[.$B$10]*[.P83]/[.$B$9] + [.O83]*[.$B$8]/[.$B$13]))/(1+[.$B$4]*[.$B$10]/[.$B$9]+[.$B$4]*[.O83]/[.$B$13])" office:value-type="float" office:value="27.1647587646246" calcext:value-type="float">
            <text:p>27.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3]+[.$B$4]" office:value-type="float" office:value="8.19999999999999" calcext:value-type="float">
            <text:p>8.20</text:p>
          </table:table-cell>
          <table:table-cell table:formula="of:=LOOKUP([.F84];[.$A$18:.$A$28];[.$C$18:.$C$28])" office:value-type="float" office:value="0" calcext:value-type="float">
            <text:p>0.00</text:p>
          </table:table-cell>
          <table:table-cell table:formula="of:=LOOKUP([.F8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3]+[.$B$4]/[.$B$9]*([.G83]-[.$B$10]*([.J83]-[.I83])-[.H83]*([.J83]-[.$B$8])/[.$B$13])" office:value-type="float" office:value="27.1944102951159" calcext:value-type="float">
            <text:p>27.19</text:p>
          </table:table-cell>
          <table:table-cell table:style-name="ce2"/>
          <table:table-cell/>
          <table:table-cell table:formula="of:=[.M83]+[.$B$4]" office:value-type="float" office:value="8.19999999999999" calcext:value-type="float">
            <text:p>8.20</text:p>
          </table:table-cell>
          <table:table-cell table:formula="of:=LOOKUP([.M84];[.$A$18:.$A$28];[.$C$18:.$C$28])" office:value-type="float" office:value="0" calcext:value-type="float">
            <text:p>0.00</text:p>
          </table:table-cell>
          <table:table-cell table:formula="of:=LOOKUP([.M8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3]+[.$B$4]*([.N84]/[.$B$9]+[.$B$10]*[.P84]/[.$B$9] + [.O84]*[.$B$8]/[.$B$13]))/(1+[.$B$4]*[.$B$10]/[.$B$9]+[.$B$4]*[.O84]/[.$B$13])" office:value-type="float" office:value="26.9330272287147" calcext:value-type="float">
            <text:p>26.9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4]+[.$B$4]" office:value-type="float" office:value="8.29999999999999" calcext:value-type="float">
            <text:p>8.30</text:p>
          </table:table-cell>
          <table:table-cell table:formula="of:=LOOKUP([.F85];[.$A$18:.$A$28];[.$C$18:.$C$28])" office:value-type="float" office:value="0" calcext:value-type="float">
            <text:p>0.00</text:p>
          </table:table-cell>
          <table:table-cell table:formula="of:=LOOKUP([.F8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4]+[.$B$4]/[.$B$9]*([.G84]-[.$B$10]*([.J84]-[.I84])-[.H84]*([.J84]-[.$B$8])/[.$B$13])" office:value-type="float" office:value="26.9313441258713" calcext:value-type="float">
            <text:p>26.93</text:p>
          </table:table-cell>
          <table:table-cell table:style-name="ce2"/>
          <table:table-cell/>
          <table:table-cell table:formula="of:=[.M84]+[.$B$4]" office:value-type="float" office:value="8.29999999999999" calcext:value-type="float">
            <text:p>8.30</text:p>
          </table:table-cell>
          <table:table-cell table:formula="of:=LOOKUP([.M85];[.$A$18:.$A$28];[.$C$18:.$C$28])" office:value-type="float" office:value="0" calcext:value-type="float">
            <text:p>0.00</text:p>
          </table:table-cell>
          <table:table-cell table:formula="of:=LOOKUP([.M8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4]+[.$B$4]*([.N85]/[.$B$9]+[.$B$10]*[.P85]/[.$B$9] + [.O85]*[.$B$8]/[.$B$13]))/(1+[.$B$4]*[.$B$10]/[.$B$9]+[.$B$4]*[.O85]/[.$B$13])" office:value-type="float" office:value="26.7261019232323" calcext:value-type="float">
            <text:p>26.7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5]+[.$B$4]" office:value-type="float" office:value="8.39999999999999" calcext:value-type="float">
            <text:p>8.40</text:p>
          </table:table-cell>
          <table:table-cell table:formula="of:=LOOKUP([.F86];[.$A$18:.$A$28];[.$C$18:.$C$28])" office:value-type="float" office:value="0" calcext:value-type="float">
            <text:p>0.00</text:p>
          </table:table-cell>
          <table:table-cell table:formula="of:=LOOKUP([.F8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5]+[.$B$4]/[.$B$9]*([.G85]-[.$B$10]*([.J85]-[.I85])-[.H85]*([.J85]-[.$B$8])/[.$B$13])" office:value-type="float" office:value="26.6998143605321" calcext:value-type="float">
            <text:p>26.70</text:p>
          </table:table-cell>
          <table:table-cell table:style-name="ce2"/>
          <table:table-cell/>
          <table:table-cell table:formula="of:=[.M85]+[.$B$4]" office:value-type="float" office:value="8.39999999999999" calcext:value-type="float">
            <text:p>8.40</text:p>
          </table:table-cell>
          <table:table-cell table:formula="of:=LOOKUP([.M86];[.$A$18:.$A$28];[.$C$18:.$C$28])" office:value-type="float" office:value="0" calcext:value-type="float">
            <text:p>0.00</text:p>
          </table:table-cell>
          <table:table-cell table:formula="of:=LOOKUP([.M8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5]+[.$B$4]*([.N86]/[.$B$9]+[.$B$10]*[.P86]/[.$B$9] + [.O86]*[.$B$8]/[.$B$13]))/(1+[.$B$4]*[.$B$10]/[.$B$9]+[.$B$4]*[.O86]/[.$B$13])" office:value-type="float" office:value="26.5413274087026" calcext:value-type="float">
            <text:p>26.5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6]+[.$B$4]" office:value-type="float" office:value="8.49999999999999" calcext:value-type="float">
            <text:p>8.50</text:p>
          </table:table-cell>
          <table:table-cell table:formula="of:=LOOKUP([.F87];[.$A$18:.$A$28];[.$C$18:.$C$28])" office:value-type="float" office:value="0" calcext:value-type="float">
            <text:p>0.00</text:p>
          </table:table-cell>
          <table:table-cell table:formula="of:=LOOKUP([.F8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6]+[.$B$4]/[.$B$9]*([.G86]-[.$B$10]*([.J86]-[.I86])-[.H86]*([.J86]-[.$B$8])/[.$B$13])" office:value-type="float" office:value="26.4960404112175" calcext:value-type="float">
            <text:p>26.50</text:p>
          </table:table-cell>
          <table:table-cell table:style-name="ce2"/>
          <table:table-cell/>
          <table:table-cell table:formula="of:=[.M86]+[.$B$4]" office:value-type="float" office:value="8.49999999999999" calcext:value-type="float">
            <text:p>8.50</text:p>
          </table:table-cell>
          <table:table-cell table:formula="of:=LOOKUP([.M87];[.$A$18:.$A$28];[.$C$18:.$C$28])" office:value-type="float" office:value="0" calcext:value-type="float">
            <text:p>0.00</text:p>
          </table:table-cell>
          <table:table-cell table:formula="of:=LOOKUP([.M8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6]+[.$B$4]*([.N87]/[.$B$9]+[.$B$10]*[.P87]/[.$B$9] + [.O87]*[.$B$8]/[.$B$13]))/(1+[.$B$4]*[.$B$10]/[.$B$9]+[.$B$4]*[.O87]/[.$B$13])" office:value-type="float" office:value="26.3763325032215" calcext:value-type="float">
            <text:p>26.3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7]+[.$B$4]" office:value-type="float" office:value="8.59999999999999" calcext:value-type="float">
            <text:p>8.60</text:p>
          </table:table-cell>
          <table:table-cell table:formula="of:=LOOKUP([.F88];[.$A$18:.$A$28];[.$C$18:.$C$28])" office:value-type="float" office:value="0" calcext:value-type="float">
            <text:p>0.00</text:p>
          </table:table-cell>
          <table:table-cell table:formula="of:=LOOKUP([.F8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7]+[.$B$4]/[.$B$9]*([.G87]-[.$B$10]*([.J87]-[.I87])-[.H87]*([.J87]-[.$B$8])/[.$B$13])" office:value-type="float" office:value="26.3166949073753" calcext:value-type="float">
            <text:p>26.32</text:p>
          </table:table-cell>
          <table:table-cell table:style-name="ce2"/>
          <table:table-cell/>
          <table:table-cell table:formula="of:=[.M87]+[.$B$4]" office:value-type="float" office:value="8.59999999999999" calcext:value-type="float">
            <text:p>8.60</text:p>
          </table:table-cell>
          <table:table-cell table:formula="of:=LOOKUP([.M88];[.$A$18:.$A$28];[.$C$18:.$C$28])" office:value-type="float" office:value="0" calcext:value-type="float">
            <text:p>0.00</text:p>
          </table:table-cell>
          <table:table-cell table:formula="of:=LOOKUP([.M8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7]+[.$B$4]*([.N88]/[.$B$9]+[.$B$10]*[.P88]/[.$B$9] + [.O88]*[.$B$8]/[.$B$13]))/(1+[.$B$4]*[.$B$10]/[.$B$9]+[.$B$4]*[.O88]/[.$B$13])" office:value-type="float" office:value="26.2289998534565" calcext:value-type="float">
            <text:p>26.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8]+[.$B$4]" office:value-type="float" office:value="8.69999999999999" calcext:value-type="float">
            <text:p>8.70</text:p>
          </table:table-cell>
          <table:table-cell table:formula="of:=LOOKUP([.F89];[.$A$18:.$A$28];[.$C$18:.$C$28])" office:value-type="float" office:value="0" calcext:value-type="float">
            <text:p>0.00</text:p>
          </table:table-cell>
          <table:table-cell table:formula="of:=LOOKUP([.F8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8]+[.$B$4]/[.$B$9]*([.G88]-[.$B$10]*([.J88]-[.I88])-[.H88]*([.J88]-[.$B$8])/[.$B$13])" office:value-type="float" office:value="26.1588493640336" calcext:value-type="float">
            <text:p>26.16</text:p>
          </table:table-cell>
          <table:table-cell table:style-name="ce2"/>
          <table:table-cell/>
          <table:table-cell table:formula="of:=[.M88]+[.$B$4]" office:value-type="float" office:value="8.69999999999999" calcext:value-type="float">
            <text:p>8.70</text:p>
          </table:table-cell>
          <table:table-cell table:formula="of:=LOOKUP([.M89];[.$A$18:.$A$28];[.$C$18:.$C$28])" office:value-type="float" office:value="0" calcext:value-type="float">
            <text:p>0.00</text:p>
          </table:table-cell>
          <table:table-cell table:formula="of:=LOOKUP([.M8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8]+[.$B$4]*([.N89]/[.$B$9]+[.$B$10]*[.P89]/[.$B$9] + [.O89]*[.$B$8]/[.$B$13]))/(1+[.$B$4]*[.$B$10]/[.$B$9]+[.$B$4]*[.O89]/[.$B$13])" office:value-type="float" office:value="26.0974387629883" calcext:value-type="float">
            <text:p>26.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9]+[.$B$4]" office:value-type="float" office:value="8.79999999999999" calcext:value-type="float">
            <text:p>8.80</text:p>
          </table:table-cell>
          <table:table-cell table:formula="of:=LOOKUP([.F90];[.$A$18:.$A$28];[.$C$18:.$C$28])" office:value-type="float" office:value="0" calcext:value-type="float">
            <text:p>0.00</text:p>
          </table:table-cell>
          <table:table-cell table:formula="of:=LOOKUP([.F9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89]+[.$B$4]/[.$B$9]*([.G89]-[.$B$10]*([.J89]-[.I89])-[.H89]*([.J89]-[.$B$8])/[.$B$13])" office:value-type="float" office:value="26.0199263633502" calcext:value-type="float">
            <text:p>26.02</text:p>
          </table:table-cell>
          <table:table-cell table:style-name="ce2"/>
          <table:table-cell/>
          <table:table-cell table:formula="of:=[.M89]+[.$B$4]" office:value-type="float" office:value="8.79999999999999" calcext:value-type="float">
            <text:p>8.80</text:p>
          </table:table-cell>
          <table:table-cell table:formula="of:=LOOKUP([.M90];[.$A$18:.$A$28];[.$C$18:.$C$28])" office:value-type="float" office:value="0" calcext:value-type="float">
            <text:p>0.00</text:p>
          </table:table-cell>
          <table:table-cell table:formula="of:=LOOKUP([.M9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89]+[.$B$4]*([.N90]/[.$B$9]+[.$B$10]*[.P90]/[.$B$9] + [.O90]*[.$B$8]/[.$B$13]))/(1+[.$B$4]*[.$B$10]/[.$B$9]+[.$B$4]*[.O90]/[.$B$13])" office:value-type="float" office:value="25.9799609293054" calcext:value-type="float">
            <text:p>25.9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0]+[.$B$4]" office:value-type="float" office:value="8.89999999999998" calcext:value-type="float">
            <text:p>8.90</text:p>
          </table:table-cell>
          <table:table-cell table:formula="of:=LOOKUP([.F91];[.$A$18:.$A$28];[.$C$18:.$C$28])" office:value-type="float" office:value="0" calcext:value-type="float">
            <text:p>0.00</text:p>
          </table:table-cell>
          <table:table-cell table:formula="of:=LOOKUP([.F9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0]+[.$B$4]/[.$B$9]*([.G90]-[.$B$10]*([.J90]-[.I90])-[.H90]*([.J90]-[.$B$8])/[.$B$13])" office:value-type="float" office:value="25.8976574686429" calcext:value-type="float">
            <text:p>25.90</text:p>
          </table:table-cell>
          <table:table-cell table:style-name="ce2"/>
          <table:table-cell/>
          <table:table-cell table:formula="of:=[.M90]+[.$B$4]" office:value-type="float" office:value="8.89999999999998" calcext:value-type="float">
            <text:p>8.90</text:p>
          </table:table-cell>
          <table:table-cell table:formula="of:=LOOKUP([.M91];[.$A$18:.$A$28];[.$C$18:.$C$28])" office:value-type="float" office:value="0" calcext:value-type="float">
            <text:p>0.00</text:p>
          </table:table-cell>
          <table:table-cell table:formula="of:=LOOKUP([.M91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0]+[.$B$4]*([.N91]/[.$B$9]+[.$B$10]*[.P91]/[.$B$9] + [.O91]*[.$B$8]/[.$B$13]))/(1+[.$B$4]*[.$B$10]/[.$B$9]+[.$B$4]*[.O91]/[.$B$13])" office:value-type="float" office:value="25.8750587780862" calcext:value-type="float">
            <text:p>25.8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1]+[.$B$4]" office:value-type="float" office:value="8.99999999999998" calcext:value-type="float">
            <text:p>9.00</text:p>
          </table:table-cell>
          <table:table-cell table:formula="of:=LOOKUP([.F92];[.$A$18:.$A$28];[.$C$18:.$C$28])" office:value-type="float" office:value="0" calcext:value-type="float">
            <text:p>0.00</text:p>
          </table:table-cell>
          <table:table-cell table:formula="of:=LOOKUP([.F9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1]+[.$B$4]/[.$B$9]*([.G91]-[.$B$10]*([.J91]-[.I91])-[.H91]*([.J91]-[.$B$8])/[.$B$13])" office:value-type="float" office:value="25.7900461836907" calcext:value-type="float">
            <text:p>25.79</text:p>
          </table:table-cell>
          <table:table-cell table:style-name="ce2"/>
          <table:table-cell/>
          <table:table-cell table:formula="of:=[.M91]+[.$B$4]" office:value-type="float" office:value="8.99999999999998" calcext:value-type="float">
            <text:p>9.00</text:p>
          </table:table-cell>
          <table:table-cell table:formula="of:=LOOKUP([.M92];[.$A$18:.$A$28];[.$C$18:.$C$28])" office:value-type="float" office:value="0" calcext:value-type="float">
            <text:p>0.00</text:p>
          </table:table-cell>
          <table:table-cell table:formula="of:=LOOKUP([.M92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1]+[.$B$4]*([.N92]/[.$B$9]+[.$B$10]*[.P92]/[.$B$9] + [.O92]*[.$B$8]/[.$B$13]))/(1+[.$B$4]*[.$B$10]/[.$B$9]+[.$B$4]*[.O92]/[.$B$13])" office:value-type="float" office:value="25.7813861167389" calcext:value-type="float">
            <text:p>25.7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2]+[.$B$4]" office:value-type="float" office:value="9.09999999999998" calcext:value-type="float">
            <text:p>9.10</text:p>
          </table:table-cell>
          <table:table-cell table:formula="of:=LOOKUP([.F93];[.$A$18:.$A$28];[.$C$18:.$C$28])" office:value-type="float" office:value="0" calcext:value-type="float">
            <text:p>0.00</text:p>
          </table:table-cell>
          <table:table-cell table:formula="of:=LOOKUP([.F9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2]+[.$B$4]/[.$B$9]*([.G92]-[.$B$10]*([.J92]-[.I92])-[.H92]*([.J92]-[.$B$8])/[.$B$13])" office:value-type="float" office:value="25.695335352479" calcext:value-type="float">
            <text:p>25.70</text:p>
          </table:table-cell>
          <table:table-cell table:style-name="ce2"/>
          <table:table-cell/>
          <table:table-cell table:formula="of:=[.M92]+[.$B$4]" office:value-type="float" office:value="9.09999999999998" calcext:value-type="float">
            <text:p>9.10</text:p>
          </table:table-cell>
          <table:table-cell table:formula="of:=LOOKUP([.M93];[.$A$18:.$A$28];[.$C$18:.$C$28])" office:value-type="float" office:value="0" calcext:value-type="float">
            <text:p>0.00</text:p>
          </table:table-cell>
          <table:table-cell table:formula="of:=LOOKUP([.M93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2]+[.$B$4]*([.N93]/[.$B$9]+[.$B$10]*[.P93]/[.$B$9] + [.O93]*[.$B$8]/[.$B$13]))/(1+[.$B$4]*[.$B$10]/[.$B$9]+[.$B$4]*[.O93]/[.$B$13])" office:value-type="float" office:value="25.6977408589257" calcext:value-type="float">
            <text:p>25.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3]+[.$B$4]" office:value-type="float" office:value="9.19999999999998" calcext:value-type="float">
            <text:p>9.20</text:p>
          </table:table-cell>
          <table:table-cell table:formula="of:=LOOKUP([.F94];[.$A$18:.$A$28];[.$C$18:.$C$28])" office:value-type="float" office:value="0" calcext:value-type="float">
            <text:p>0.00</text:p>
          </table:table-cell>
          <table:table-cell table:formula="of:=LOOKUP([.F9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3]+[.$B$4]/[.$B$9]*([.G93]-[.$B$10]*([.J93]-[.I93])-[.H93]*([.J93]-[.$B$8])/[.$B$13])" office:value-type="float" office:value="25.611978467067" calcext:value-type="float">
            <text:p>25.61</text:p>
          </table:table-cell>
          <table:table-cell table:style-name="ce2"/>
          <table:table-cell/>
          <table:table-cell table:formula="of:=[.M93]+[.$B$4]" office:value-type="float" office:value="9.19999999999998" calcext:value-type="float">
            <text:p>9.20</text:p>
          </table:table-cell>
          <table:table-cell table:formula="of:=LOOKUP([.M94];[.$A$18:.$A$28];[.$C$18:.$C$28])" office:value-type="float" office:value="0" calcext:value-type="float">
            <text:p>0.00</text:p>
          </table:table-cell>
          <table:table-cell table:formula="of:=LOOKUP([.M94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3]+[.$B$4]*([.N94]/[.$B$9]+[.$B$10]*[.P94]/[.$B$9] + [.O94]*[.$B$8]/[.$B$13]))/(1+[.$B$4]*[.$B$10]/[.$B$9]+[.$B$4]*[.O94]/[.$B$13])" office:value-type="float" office:value="25.6230495983805" calcext:value-type="float">
            <text:p>25.6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4]+[.$B$4]" office:value-type="float" office:value="9.29999999999998" calcext:value-type="float">
            <text:p>9.30</text:p>
          </table:table-cell>
          <table:table-cell table:formula="of:=LOOKUP([.F95];[.$A$18:.$A$28];[.$C$18:.$C$28])" office:value-type="float" office:value="0" calcext:value-type="float">
            <text:p>0.00</text:p>
          </table:table-cell>
          <table:table-cell table:formula="of:=LOOKUP([.F9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4]+[.$B$4]/[.$B$9]*([.G94]-[.$B$10]*([.J94]-[.I94])-[.H94]*([.J94]-[.$B$8])/[.$B$13])" office:value-type="float" office:value="25.5386144150709" calcext:value-type="float">
            <text:p>25.54</text:p>
          </table:table-cell>
          <table:table-cell table:style-name="ce2"/>
          <table:table-cell/>
          <table:table-cell table:formula="of:=[.M94]+[.$B$4]" office:value-type="float" office:value="9.29999999999998" calcext:value-type="float">
            <text:p>9.30</text:p>
          </table:table-cell>
          <table:table-cell table:formula="of:=LOOKUP([.M95];[.$A$18:.$A$28];[.$C$18:.$C$28])" office:value-type="float" office:value="0" calcext:value-type="float">
            <text:p>0.00</text:p>
          </table:table-cell>
          <table:table-cell table:formula="of:=LOOKUP([.M95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4]+[.$B$4]*([.N95]/[.$B$9]+[.$B$10]*[.P95]/[.$B$9] + [.O95]*[.$B$8]/[.$B$13]))/(1+[.$B$4]*[.$B$10]/[.$B$9]+[.$B$4]*[.O95]/[.$B$13])" office:value-type="float" office:value="25.5563538340579" calcext:value-type="float">
            <text:p>25.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5]+[.$B$4]" office:value-type="float" office:value="9.39999999999998" calcext:value-type="float">
            <text:p>9.40</text:p>
          </table:table-cell>
          <table:table-cell table:formula="of:=LOOKUP([.F96];[.$A$18:.$A$28];[.$C$18:.$C$28])" office:value-type="float" office:value="0" calcext:value-type="float">
            <text:p>0.00</text:p>
          </table:table-cell>
          <table:table-cell table:formula="of:=LOOKUP([.F9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5]+[.$B$4]/[.$B$9]*([.G95]-[.$B$10]*([.J95]-[.I95])-[.H95]*([.J95]-[.$B$8])/[.$B$13])" office:value-type="float" office:value="25.4740452544231" calcext:value-type="float">
            <text:p>25.47</text:p>
          </table:table-cell>
          <table:table-cell table:style-name="ce2"/>
          <table:table-cell/>
          <table:table-cell table:formula="of:=[.M95]+[.$B$4]" office:value-type="float" office:value="9.39999999999998" calcext:value-type="float">
            <text:p>9.40</text:p>
          </table:table-cell>
          <table:table-cell table:formula="of:=LOOKUP([.M96];[.$A$18:.$A$28];[.$C$18:.$C$28])" office:value-type="float" office:value="0" calcext:value-type="float">
            <text:p>0.00</text:p>
          </table:table-cell>
          <table:table-cell table:formula="of:=LOOKUP([.M96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5]+[.$B$4]*([.N96]/[.$B$9]+[.$B$10]*[.P96]/[.$B$9] + [.O96]*[.$B$8]/[.$B$13]))/(1+[.$B$4]*[.$B$10]/[.$B$9]+[.$B$4]*[.O96]/[.$B$13])" office:value-type="float" office:value="25.4967976698412" calcext:value-type="float">
            <text:p>25.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6]+[.$B$4]" office:value-type="float" office:value="9.49999999999998" calcext:value-type="float">
            <text:p>9.50</text:p>
          </table:table-cell>
          <table:table-cell table:formula="of:=LOOKUP([.F97];[.$A$18:.$A$28];[.$C$18:.$C$28])" office:value-type="float" office:value="0" calcext:value-type="float">
            <text:p>0.00</text:p>
          </table:table-cell>
          <table:table-cell table:formula="of:=LOOKUP([.F9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6]+[.$B$4]/[.$B$9]*([.G96]-[.$B$10]*([.J96]-[.I96])-[.H96]*([.J96]-[.$B$8])/[.$B$13])" office:value-type="float" office:value="25.4172166524942" calcext:value-type="float">
            <text:p>25.42</text:p>
          </table:table-cell>
          <table:table-cell table:style-name="ce2"/>
          <table:table-cell/>
          <table:table-cell table:formula="of:=[.M96]+[.$B$4]" office:value-type="float" office:value="9.49999999999998" calcext:value-type="float">
            <text:p>9.50</text:p>
          </table:table-cell>
          <table:table-cell table:formula="of:=LOOKUP([.M97];[.$A$18:.$A$28];[.$C$18:.$C$28])" office:value-type="float" office:value="0" calcext:value-type="float">
            <text:p>0.00</text:p>
          </table:table-cell>
          <table:table-cell table:formula="of:=LOOKUP([.M97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6]+[.$B$4]*([.N97]/[.$B$9]+[.$B$10]*[.P97]/[.$B$9] + [.O97]*[.$B$8]/[.$B$13]))/(1+[.$B$4]*[.$B$10]/[.$B$9]+[.$B$4]*[.O97]/[.$B$13])" office:value-type="float" office:value="25.4436168309643" calcext:value-type="float">
            <text:p>25.4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7]+[.$B$4]" office:value-type="float" office:value="9.59999999999998" calcext:value-type="float">
            <text:p>9.60</text:p>
          </table:table-cell>
          <table:table-cell table:formula="of:=LOOKUP([.F98];[.$A$18:.$A$28];[.$C$18:.$C$28])" office:value-type="float" office:value="0" calcext:value-type="float">
            <text:p>0.00</text:p>
          </table:table-cell>
          <table:table-cell table:formula="of:=LOOKUP([.F9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7]+[.$B$4]/[.$B$9]*([.G97]-[.$B$10]*([.J97]-[.I97])-[.H97]*([.J97]-[.$B$8])/[.$B$13])" office:value-type="float" office:value="25.3672006701772" calcext:value-type="float">
            <text:p>25.37</text:p>
          </table:table-cell>
          <table:table-cell table:style-name="ce2"/>
          <table:table-cell/>
          <table:table-cell table:formula="of:=[.M97]+[.$B$4]" office:value-type="float" office:value="9.59999999999998" calcext:value-type="float">
            <text:p>9.60</text:p>
          </table:table-cell>
          <table:table-cell table:formula="of:=LOOKUP([.M98];[.$A$18:.$A$28];[.$C$18:.$C$28])" office:value-type="float" office:value="0" calcext:value-type="float">
            <text:p>0.00</text:p>
          </table:table-cell>
          <table:table-cell table:formula="of:=LOOKUP([.M98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7]+[.$B$4]*([.N98]/[.$B$9]+[.$B$10]*[.P98]/[.$B$9] + [.O98]*[.$B$8]/[.$B$13]))/(1+[.$B$4]*[.$B$10]/[.$B$9]+[.$B$4]*[.O98]/[.$B$13])" office:value-type="float" office:value="25.3961288561956" calcext:value-type="float">
            <text:p>25.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8]+[.$B$4]" office:value-type="float" office:value="9.69999999999998" calcext:value-type="float">
            <text:p>9.70</text:p>
          </table:table-cell>
          <table:table-cell table:formula="of:=LOOKUP([.F99];[.$A$18:.$A$28];[.$C$18:.$C$28])" office:value-type="float" office:value="0" calcext:value-type="float">
            <text:p>0.00</text:p>
          </table:table-cell>
          <table:table-cell table:formula="of:=LOOKUP([.F9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8]+[.$B$4]/[.$B$9]*([.G98]-[.$B$10]*([.J98]-[.I98])-[.H98]*([.J98]-[.$B$8])/[.$B$13])" office:value-type="float" office:value="25.3231806098163" calcext:value-type="float">
            <text:p>25.32</text:p>
          </table:table-cell>
          <table:table-cell table:style-name="ce2"/>
          <table:table-cell/>
          <table:table-cell table:formula="of:=[.M98]+[.$B$4]" office:value-type="float" office:value="9.69999999999998" calcext:value-type="float">
            <text:p>9.70</text:p>
          </table:table-cell>
          <table:table-cell table:formula="of:=LOOKUP([.M99];[.$A$18:.$A$28];[.$C$18:.$C$28])" office:value-type="float" office:value="0" calcext:value-type="float">
            <text:p>0.00</text:p>
          </table:table-cell>
          <table:table-cell table:formula="of:=LOOKUP([.M99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8]+[.$B$4]*([.N99]/[.$B$9]+[.$B$10]*[.P99]/[.$B$9] + [.O99]*[.$B$8]/[.$B$13]))/(1+[.$B$4]*[.$B$10]/[.$B$9]+[.$B$4]*[.O99]/[.$B$13])" office:value-type="float" office:value="25.3537243399214" calcext:value-type="float">
            <text:p>25.3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9]+[.$B$4]" office:value-type="float" office:value="9.79999999999998" calcext:value-type="float">
            <text:p>9.80</text:p>
          </table:table-cell>
          <table:table-cell table:formula="of:=LOOKUP([.F100];[.$A$18:.$A$28];[.$C$18:.$C$28])" office:value-type="float" office:value="0" calcext:value-type="float">
            <text:p>0.00</text:p>
          </table:table-cell>
          <table:table-cell table:formula="of:=LOOKUP([.F10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[.J99]+[.$B$4]/[.$B$9]*([.G99]-[.$B$10]*([.J99]-[.I99])-[.H99]*([.J99]-[.$B$8])/[.$B$13])" office:value-type="float" office:value="25.2844376795686" calcext:value-type="float">
            <text:p>25.28</text:p>
          </table:table-cell>
          <table:table-cell table:style-name="ce2"/>
          <table:table-cell/>
          <table:table-cell table:formula="of:=[.M99]+[.$B$4]" office:value-type="float" office:value="9.79999999999998" calcext:value-type="float">
            <text:p>9.80</text:p>
          </table:table-cell>
          <table:table-cell table:formula="of:=LOOKUP([.M100];[.$A$18:.$A$28];[.$C$18:.$C$28])" office:value-type="float" office:value="0" calcext:value-type="float">
            <text:p>0.00</text:p>
          </table:table-cell>
          <table:table-cell table:formula="of:=LOOKUP([.M100];[.$A$18:.$A$28];[.$D$18:.$D$28])" office:value-type="float" office:value="0" calcext:value-type="float">
            <text:p>0.00</text:p>
          </table:table-cell>
          <table:table-cell table:formula="of:=[.$B$6]" office:value-type="float" office:value="25" calcext:value-type="float">
            <text:p>25.00</text:p>
          </table:table-cell>
          <table:table-cell table:style-name="ce2" table:formula="of:=([.Q99]+[.$B$4]*([.N100]/[.$B$9]+[.$B$10]*[.P100]/[.$B$9] + [.O100]*[.$B$8]/[.$B$13]))/(1+[.$B$4]*[.$B$10]/[.$B$9]+[.$B$4]*[.O100]/[.$B$13])" office:value-type="float" office:value="25.3158591117407" calcext:value-type="float">
            <text:p>25.32</text:p>
          </table:table-cell>
          <table:table-cell table:number-columns-repeated="2"/>
        </table:table-row>
        <table:table-row table:style-name="ro1" table:number-rows-repeated="1048475">
          <table:table-cell table:number-columns-repeated="19"/>
        </table:table-row>
        <table:table-row table:style-name="ro1">
          <table:table-cell table:number-columns-repeated="19"/>
        </table:table-row>
        <table:named-expressions>
          <table:named-range table:name="A" table:base-cell-address="$Sheet1_2.$B$11" table:cell-range-address="$Sheet1_2.$B$12"/>
          <table:named-range table:name="Ch" table:base-cell-address="$Sheet1_2.$B$8" table:cell-range-address="$Sheet1_2.$B$9"/>
          <table:named-range table:name="Cheat" table:base-cell-address="$Sheet1_2.$B$8" table:cell-range-address="$Sheet1_2.$B$9"/>
          <table:named-range table:name="dt" table:base-cell-address="$Sheet1_2.$B$4" table:cell-range-address="$Sheet1_2.$B$4"/>
          <table:named-range table:name="h" table:base-cell-address="$Sheet1_2.$B$10" table:cell-range-address="$Sheet1_2.$B$11"/>
          <table:named-range table:name="P" table:base-cell-address="$Sheet1_2.$B$5" table:cell-range-address="$Sheet1_2.$B$5"/>
          <table:named-range table:name="Tin" table:base-cell-address="$Sheet1_2.$B$7" table:cell-range-address="$Sheet1_2.$B$7"/>
          <table:named-range table:name="Tout" table:base-cell-address="$Sheet1_2.$B$6" table:cell-range-address="$Sheet1_2.$B$6"/>
          <table:named-range table:name="U" table:base-cell-address="$Sheet1_2.$B$9" table:cell-range-address="$Sheet1_2.$B$10"/>
        </table:named-expressions>
      </table:table>
      <table:named-expressions>
        <table:named-range table:name="A" table:base-cell-address="$Sheet1.$B$11" table:cell-range-address="$Sheet1.$B$11"/>
        <table:named-range table:name="Ch" table:base-cell-address="$Sheet1.$B$8" table:cell-range-address="$Sheet1.$B$8"/>
        <table:named-range table:name="Cheat" table:base-cell-address="$Sheet1.$B$8" table:cell-range-address="$Sheet1.$B$8"/>
        <table:named-range table:name="dt" table:base-cell-address="$Sheet1.$B$4" table:cell-range-address="$Sheet1.$B$4"/>
        <table:named-range table:name="h" table:base-cell-address="$Sheet1.$B$10" table:cell-range-address="$Sheet1.$B$10"/>
        <table:named-range table:name="P" table:base-cell-address="$Sheet1.$B$5" table:cell-range-address="$Sheet1.$B$5"/>
        <table:named-range table:name="Tin" table:base-cell-address="$Sheet1.$B$7" table:cell-range-address="$Sheet1.$B$7"/>
        <table:named-range table:name="Tout" table:base-cell-address="$Sheet1.$B$6" table:cell-range-address="$Sheet1.$B$6"/>
        <table:named-range table:name="U" table:base-cell-address="$Sheet1.$B$9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09:06:34.684071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7T11:18:50.511747291</meta:creation-date>
    <dc:date>2023-01-26T09:41:06.770547518</dc:date>
    <meta:editing-duration>P1DT19H42M45S</meta:editing-duration>
    <meta:editing-cycles>12</meta:editing-cycles>
    <meta:generator>LibreOffice/6.2.3.2$Linux_X86_64 LibreOffice_project/aecc05fe267cc68dde00352a451aa867b3b546ac</meta:generator>
    <meta:document-statistic meta:table-count="2" meta:cell-count="19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703cm" style:legend-expansion="high" chart:style-name="ch2"/>
        <chart:plot-area chart:style-name="ch3" table:cell-range-address="Sheet1.F2:Sheet1.I100 Sheet1.G1:Sheet1.I1" chart:data-source-has-labels="both" svg:x="0.32cm" svg:y="0.18cm" svg:width="13.328cm" svg:height="8.64cm">
          <chartooo:coordinate-region svg:x="1.418cm" svg:y="0.332cm" svg:width="12.23cm" svg:height="7.443cm"/>
          <chart:axis chart:dimension="x" chart:name="primary-x" chart:style-name="ch4" chartooo:axis-type="auto">
            <chartooo:date-scale/>
            <chart:categories table:cell-range-address="Sheet1.F2:Sheet1.F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0" chart:label-cell-address="Sheet1.G1:Sheet1.G1" chart:class="chart:line">
            <chart:data-point chart:repeated="99"/>
          </chart:series>
          <chart:series chart:style-name="ch7" chart:values-cell-range-address="Sheet1.H2:Sheet1.H100" chart:label-cell-address="Sheet1.H1:Sheet1.H1" chart:class="chart:line">
            <chart:data-point chart:repeated="99"/>
          </chart:series>
          <chart:series chart:style-name="ch8" chart:values-cell-range-address="Sheet1.I2:Sheet1.I100" chart:label-cell-address="Sheet1.I1:Sheet1.I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.G1:Sheet1.G1</svg:desc>
                </draw:g>
              </table:table-cell>
              <table:table-cell office:value-type="string">
                <text:p>Tout</text:p>
                <draw:g>
                  <svg:desc>Sheet1.H1:Sheet1.H1</svg:desc>
                </draw:g>
              </table:table-cell>
              <table:table-cell office:value-type="string">
                <text:p>Ti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100</svg:desc>
                </draw:g>
              </table:table-cell>
              <table:table-cell office:value-type="float" office:value="0">
                <text:p>0</text:p>
                <draw:g>
                  <svg:desc>Sheet1.G2:Sheet1.G100</svg:desc>
                </draw:g>
              </table:table-cell>
              <table:table-cell office:value-type="float" office:value="25">
                <text:p>25</text:p>
                <draw:g>
                  <svg:desc>Sheet1.H2:Sheet1.H100</svg:desc>
                </draw:g>
              </table:table-cell>
              <table:table-cell office:value-type="float" office:value="30">
                <text:p>30</text:p>
                <draw:g>
                  <svg:desc>Sheet1.I2:Sheet1.I10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.4005994005994">
                <text:p>29.400599400599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8730550169112">
                <text:p>28.873055016911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4087527171815">
                <text:p>28.4087527171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0001110328041">
                <text:p>28.000111032804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6404573625379">
                <text:p>27.640457362537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3239190173785">
                <text:p>27.323919017378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0453273269835">
                <text:p>27.04532732698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8001332418306">
                <text:p>26.80013324183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5843330529998">
                <text:p>26.58433305299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3944030166761">
                <text:p>26.394403016676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2272418158758">
                <text:p>26.227241815875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0801199198667">
                <text:p>26.080119919866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9506350143882">
                <text:p>25.950635014388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8366727749011">
                <text:p>25.836672774901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7363723423455">
                <text:p>25.736372342345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480959376687">
                <text:p>25.648095937668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704021189672">
                <text:p>25.570402118967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020222445655">
                <text:p>25.502022244565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418397577045">
                <text:p>25.44183975770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888719545831">
                <text:p>25.388871954583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422539380497">
                <text:p>25.342253938049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012244949268">
                <text:p>25.301224494926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651136663642">
                <text:p>25.265113666364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333318082586">
                <text:p>25.233331808258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053599631127">
                <text:p>25.205359963112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807413861162">
                <text:p>25.180741386116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590740870813">
                <text:p>25.159074087081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400042664521">
                <text:p>25.140004266452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232205382061">
                <text:p>25.12322053820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084488453143">
                <text:p>25.108448845314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954479847371">
                <text:p>25.095447984737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840056688845">
                <text:p>25.084005668884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739350592281">
                <text:p>25.073935059228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650717154644">
                <text:p>25.065071715464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572709104138">
                <text:p>25.057270910413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504052668077">
                <text:p>25.050405266807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443626773802">
                <text:p>25.044362677380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390444742977">
                <text:p>25.0390444742977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343638180382">
                <text:p>25.03436381803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302442794123">
                <text:p>25.030244279412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266185915706">
                <text:p>25.026618591570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234275516221">
                <text:p>25.023427551622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206190539251">
                <text:p>25.020619053925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81472392688">
                <text:p>25.0181472392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59717460498">
                <text:p>25.0159717460498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40570512186">
                <text:p>25.0140570512186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23718902334">
                <text:p>25.012371890233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0888746549">
                <text:p>25.01088874654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95834023074">
                <text:p>25.00958340230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84345428899">
                <text:p>25.008434542889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74234088772">
                <text:p>25.007423408877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6533489731">
                <text:p>25.00653348973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57502541989">
                <text:p>25.005750254198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50609130361">
                <text:p>25.005060913036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44542101747">
                <text:p>25.004454210174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3920238925">
                <text:p>25.0039202389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34502802127">
                <text:p>25.003450280212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30366602072">
                <text:p>25.003036660207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26726250175">
                <text:p>25.0026726250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235223041">
                <text:p>25.00235223041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20702447465">
                <text:p>25.0020702447465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8220635581">
                <text:p>25.0018220635581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6036343603">
                <text:p>25.0016036343603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4113904809">
                <text:p>25.0014113904809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2421928209">
                <text:p>25.0012421928209</text:p>
              </table:table-cell>
            </table:table-row>
            <table:table-row>
              <table:table-cell office:value-type="float" office:value="6.59999999999999">
                <text:p>6.5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0932785966">
                <text:p>25.0010932785966</text:p>
              </table:table-cell>
            </table:table-row>
            <table:table-row>
              <table:table-cell office:value-type="float" office:value="6.69999999999999">
                <text:p>6.6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9622162274">
                <text:p>25.0009622162274</text:p>
              </table:table-cell>
            </table:table-row>
            <table:table-row>
              <table:table-cell office:value-type="float" office:value="6.79999999999999">
                <text:p>6.7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8468656307">
                <text:p>25.0008468656307</text:p>
              </table:table-cell>
            </table:table-row>
            <table:table-row>
              <table:table-cell office:value-type="float" office:value="6.89999999999999">
                <text:p>6.8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7453432774">
                <text:p>25.0007453432774</text:p>
              </table:table-cell>
            </table:table-row>
            <table:table-row>
              <table:table-cell office:value-type="float" office:value="6.99999999999999">
                <text:p>6.9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6559914359">
                <text:p>25.0006559914359</text:p>
              </table:table-cell>
            </table:table-row>
            <table:table-row>
              <table:table-cell office:value-type="float" office:value="7.09999999999999">
                <text:p>7.0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5773511039">
                <text:p>25.0005773511039</text:p>
              </table:table-cell>
            </table:table-row>
            <table:table-row>
              <table:table-cell office:value-type="float" office:value="7.19999999999999">
                <text:p>7.1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5081381844">
                <text:p>25.0005081381844</text:p>
              </table:table-cell>
            </table:table-row>
            <table:table-row>
              <table:table-cell office:value-type="float" office:value="7.29999999999999">
                <text:p>7.2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4472225179">
                <text:p>25.0004472225179</text:p>
              </table:table-cell>
            </table:table-row>
            <table:table-row>
              <table:table-cell office:value-type="float" office:value="7.39999999999999">
                <text:p>7.3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3936094289">
                <text:p>25.0003936094289</text:p>
              </table:table-cell>
            </table:table-row>
            <table:table-row>
              <table:table-cell office:value-type="float" office:value="7.49999999999999">
                <text:p>7.4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3464234833">
                <text:p>25.0003464234833</text:p>
              </table:table-cell>
            </table:table-row>
            <table:table-row>
              <table:table-cell office:value-type="float" office:value="7.59999999999999">
                <text:p>7.5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3048941946">
                <text:p>25.0003048941946</text:p>
              </table:table-cell>
            </table:table-row>
            <table:table-row>
              <table:table-cell office:value-type="float" office:value="7.69999999999999">
                <text:p>7.6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268343442">
                <text:p>25.000268343442</text:p>
              </table:table-cell>
            </table:table-row>
            <table:table-row>
              <table:table-cell office:value-type="float" office:value="7.79999999999999">
                <text:p>7.7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236174398">
                <text:p>25.000236174398</text:p>
              </table:table-cell>
            </table:table-row>
            <table:table-row>
              <table:table-cell office:value-type="float" office:value="7.89999999999999">
                <text:p>7.8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2078617829">
                <text:p>25.0002078617829</text:p>
              </table:table-cell>
            </table:table-row>
            <table:table-row>
              <table:table-cell office:value-type="float" office:value="7.99999999999999">
                <text:p>7.9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829432874">
                <text:p>25.0001829432874</text:p>
              </table:table-cell>
            </table:table-row>
            <table:table-row>
              <table:table-cell office:value-type="float" office:value="8.09999999999999">
                <text:p>8.0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610120242">
                <text:p>25.0001610120242</text:p>
              </table:table-cell>
            </table:table-row>
            <table:table-row>
              <table:table-cell office:value-type="float" office:value="8.19999999999999">
                <text:p>8.1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417098834">
                <text:p>25.0001417098834</text:p>
              </table:table-cell>
            </table:table-row>
            <table:table-row>
              <table:table-cell office:value-type="float" office:value="8.29999999999999">
                <text:p>8.2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247216856">
                <text:p>25.0001247216856</text:p>
              </table:table-cell>
            </table:table-row>
            <table:table-row>
              <table:table-cell office:value-type="float" office:value="8.39999999999999">
                <text:p>8.3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09770035">
                <text:p>25.000109770035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9661079">
                <text:p>25.00009661079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85029077">
                <text:p>25.000085029077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74835781">
                <text:p>25.000074835781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658644586">
                <text:p>25.0000658644586</text:p>
              </table:table-cell>
            </table:table-row>
            <table:table-row>
              <table:table-cell office:value-type="float" office:value="8.89999999999998">
                <text:p>8.8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579686194">
                <text:p>25.0000579686194</text:p>
              </table:table-cell>
            </table:table-row>
            <table:table-row>
              <table:table-cell office:value-type="float" office:value="8.99999999999998">
                <text:p>8.9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510193344">
                <text:p>25.0000510193344</text:p>
              </table:table-cell>
            </table:table-row>
            <table:table-row>
              <table:table-cell office:value-type="float" office:value="9.09999999999998">
                <text:p>9.0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449031305">
                <text:p>25.0000449031305</text:p>
              </table:table-cell>
            </table:table-row>
            <table:table-row>
              <table:table-cell office:value-type="float" office:value="9.19999999999998">
                <text:p>9.1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395201378">
                <text:p>25.0000395201378</text:p>
              </table:table-cell>
            </table:table-row>
            <table:table-row>
              <table:table-cell office:value-type="float" office:value="9.29999999999998">
                <text:p>9.2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347824589">
                <text:p>25.0000347824589</text:p>
              </table:table-cell>
            </table:table-row>
            <table:table-row>
              <table:table-cell office:value-type="float" office:value="9.39999999999998">
                <text:p>9.3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306127336">
                <text:p>25.0000306127336</text:p>
              </table:table-cell>
            </table:table-row>
            <table:table-row>
              <table:table-cell office:value-type="float" office:value="9.49999999999998">
                <text:p>9.4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269428754">
                <text:p>25.0000269428754</text:p>
              </table:table-cell>
            </table:table-row>
            <table:table-row>
              <table:table-cell office:value-type="float" office:value="9.59999999999998">
                <text:p>9.5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237129603">
                <text:p>25.0000237129603</text:p>
              </table:table-cell>
            </table:table-row>
            <table:table-row>
              <table:table-cell office:value-type="float" office:value="9.69999999999998">
                <text:p>9.6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208702478">
                <text:p>25.0000208702478</text:p>
              </table:table-cell>
            </table:table-row>
            <table:table-row>
              <table:table-cell office:value-type="float" office:value="9.79999999999998">
                <text:p>9.7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1836832">
                <text:p>25.00001836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703cm" style:legend-expansion="high" chart:style-name="ch2"/>
        <chart:plot-area chart:style-name="ch3" table:cell-range-address="Sheet1.K2:Sheet1.N100 Sheet1.L1:Sheet1.N1" chart:data-source-has-labels="both" svg:x="0.32cm" svg:y="0.18cm" svg:width="13.328cm" svg:height="8.64cm">
          <chartooo:coordinate-region svg:x="1.418cm" svg:y="0.332cm" svg:width="12.23cm" svg:height="7.443cm"/>
          <chart:axis chart:dimension="x" chart:name="primary-x" chart:style-name="ch4" chartooo:axis-type="auto">
            <chartooo:date-scale/>
            <chart:categories table:cell-range-address="Sheet1.K2:Sheet1.K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00" chart:label-cell-address="Sheet1.L1:Sheet1.L1" chart:class="chart:line">
            <chart:data-point chart:repeated="99"/>
          </chart:series>
          <chart:series chart:style-name="ch7" chart:values-cell-range-address="Sheet1.M2:Sheet1.M100" chart:label-cell-address="Sheet1.M1:Sheet1.M1" chart:class="chart:line">
            <chart:data-point chart:repeated="99"/>
          </chart:series>
          <chart:series chart:style-name="ch8" chart:values-cell-range-address="Sheet1.N2:Sheet1.N100" chart:label-cell-address="Sheet1.N1:Sheet1.N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.L1:Sheet1.L1</svg:desc>
                </draw:g>
              </table:table-cell>
              <table:table-cell office:value-type="string">
                <text:p>Tout</text:p>
                <draw:g>
                  <svg:desc>Sheet1.M1:Sheet1.M1</svg:desc>
                </draw:g>
              </table:table-cell>
              <table:table-cell office:value-type="string">
                <text:p>Ti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K2:Sheet1.K100</svg:desc>
                </draw:g>
              </table:table-cell>
              <table:table-cell office:value-type="float" office:value="0">
                <text:p>0</text:p>
                <draw:g>
                  <svg:desc>Sheet1.L2:Sheet1.L100</svg:desc>
                </draw:g>
              </table:table-cell>
              <table:table-cell office:value-type="float" office:value="25">
                <text:p>25</text:p>
                <draw:g>
                  <svg:desc>Sheet1.M2:Sheet1.M100</svg:desc>
                </draw:g>
              </table:table-cell>
              <table:table-cell office:value-type="float" office:value="30">
                <text:p>30</text:p>
                <draw:g>
                  <svg:desc>Sheet1.N2:Sheet1.N10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.4647636039251">
                <text:p>29.464763603925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9868228077868">
                <text:p>28.986822807786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560044273501">
                <text:p>28.5600442735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1789512201378">
                <text:p>28.17895122013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8386531412649">
                <text:p>27.83865314126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5347830458574">
                <text:p>27.534783045857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2634414173981">
                <text:p>27.26344141739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0211461720031">
                <text:p>27.021146172003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8047879733944">
                <text:p>26.80478797339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6115903312826">
                <text:p>26.611590331282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4390739711096">
                <text:p>26.439073971109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2850250179132">
                <text:p>26.285025017913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1474665860224">
                <text:p>26.147466586022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0246334099986">
                <text:p>26.024633409998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9149491912655">
                <text:p>25.914949191265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8170063697206">
                <text:p>25.817006369720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7295480607407">
                <text:p>25.729548060740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514519257818">
                <text:p>25.651451925781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817157695875">
                <text:p>25.5817157695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194446791767">
                <text:p>25.519444679176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638395395682">
                <text:p>25.463839539568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141867788651">
                <text:p>25.414186778865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698492111007">
                <text:p>25.369849211100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302578593326">
                <text:p>25.330257859332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949046540517">
                <text:p>25.294904654051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633359132076">
                <text:p>25.263335913207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351465201791">
                <text:p>25.235146520179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099747249771">
                <text:p>25.209974724977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874975019644">
                <text:p>25.18749750196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674264045195">
                <text:p>25.167426404519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495038634469">
                <text:p>25.149503863446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334998816328">
                <text:p>25.133499881632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192090825285">
                <text:p>25.119209082528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1064480745861">
                <text:p>25.106448074586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95053097824">
                <text:p>25.09505309782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84877922321">
                <text:p>25.08487792232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757919716711">
                <text:p>25.075791971671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676786473174">
                <text:p>25.067678647317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604338322611">
                <text:p>25.0604338322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53964554945">
                <text:p>25.05396455494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481877961641">
                <text:p>25.048187796164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430294236934">
                <text:p>25.043029423693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384232409608">
                <text:p>25.038423240960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343101375573">
                <text:p>25.034310137557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306373306823">
                <text:p>25.030637330682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273576877904">
                <text:p>25.027357687790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244291217468">
                <text:p>25.0244291217468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218140507302">
                <text:p>25.021814050730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94789159509">
                <text:p>25.01947891595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73937509963">
                <text:p>25.017393750996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55317972768">
                <text:p>25.015531797276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3869160637">
                <text:p>25.01386916063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23845047258">
                <text:p>25.012384504725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110587771905">
                <text:p>25.011058777190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98749651808">
                <text:p>25.009874965180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88178770259">
                <text:p>25.008817877025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78739472818">
                <text:p>25.007873947281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70310626486">
                <text:p>25.007031062648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62784065221">
                <text:p>25.00627840652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56063201861">
                <text:p>25.0056063201861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50061788638">
                <text:p>25.0050061788638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44702810371">
                <text:p>25.0044702810371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39917496148">
                <text:p>25.0039917496148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35644436792">
                <text:p>25.0035644436792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31828796814">
                <text:p>25.0031828796814</text:p>
              </table:table-cell>
            </table:table-row>
            <table:table-row>
              <table:table-cell office:value-type="float" office:value="6.59999999999999">
                <text:p>6.5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28421610715">
                <text:p>25.0028421610715</text:p>
              </table:table-cell>
            </table:table-row>
            <table:table-row>
              <table:table-cell office:value-type="float" office:value="6.69999999999999">
                <text:p>6.6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25379154617">
                <text:p>25.0025379154617</text:p>
              </table:table-cell>
            </table:table-row>
            <table:table-row>
              <table:table-cell office:value-type="float" office:value="6.79999999999999">
                <text:p>6.7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22662385166">
                <text:p>25.0022662385166</text:p>
              </table:table-cell>
            </table:table-row>
            <table:table-row>
              <table:table-cell office:value-type="float" office:value="6.89999999999999">
                <text:p>6.8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20236438494">
                <text:p>25.0020236438494</text:p>
              </table:table-cell>
            </table:table-row>
            <table:table-row>
              <table:table-cell office:value-type="float" office:value="6.99999999999999">
                <text:p>6.9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8070182812">
                <text:p>25.0018070182812</text:p>
              </table:table-cell>
            </table:table-row>
            <table:table-row>
              <table:table-cell office:value-type="float" office:value="7.09999999999999">
                <text:p>7.0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6135818907">
                <text:p>25.0016135818907</text:p>
              </table:table-cell>
            </table:table-row>
            <table:table-row>
              <table:table-cell office:value-type="float" office:value="7.19999999999999">
                <text:p>7.1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4408523395">
                <text:p>25.0014408523395</text:p>
              </table:table-cell>
            </table:table-row>
            <table:table-row>
              <table:table-cell office:value-type="float" office:value="7.29999999999999">
                <text:p>7.2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2866130168">
                <text:p>25.0012866130168</text:p>
              </table:table-cell>
            </table:table-row>
            <table:table-row>
              <table:table-cell office:value-type="float" office:value="7.39999999999999">
                <text:p>7.3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148884594">
                <text:p>25.001148884594</text:p>
              </table:table-cell>
            </table:table-row>
            <table:table-row>
              <table:table-cell office:value-type="float" office:value="7.49999999999999">
                <text:p>7.4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10258996241">
                <text:p>25.0010258996241</text:p>
              </table:table-cell>
            </table:table-row>
            <table:table-row>
              <table:table-cell office:value-type="float" office:value="7.59999999999999">
                <text:p>7.5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9160798606">
                <text:p>25.0009160798606</text:p>
              </table:table-cell>
            </table:table-row>
            <table:table-row>
              <table:table-cell office:value-type="float" office:value="7.69999999999999">
                <text:p>7.6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8180160039">
                <text:p>25.0008180160039</text:p>
              </table:table-cell>
            </table:table-row>
            <table:table-row>
              <table:table-cell office:value-type="float" office:value="7.79999999999999">
                <text:p>7.7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7304496164">
                <text:p>25.0007304496164</text:p>
              </table:table-cell>
            </table:table-row>
            <table:table-row>
              <table:table-cell office:value-type="float" office:value="7.89999999999999">
                <text:p>7.8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6522569723">
                <text:p>25.0006522569723</text:p>
              </table:table-cell>
            </table:table-row>
            <table:table-row>
              <table:table-cell office:value-type="float" office:value="7.99999999999999">
                <text:p>7.9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5824346381">
                <text:p>25.0005824346381</text:p>
              </table:table-cell>
            </table:table-row>
            <table:table-row>
              <table:table-cell office:value-type="float" office:value="8.09999999999999">
                <text:p>8.0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5200865948">
                <text:p>25.0005200865948</text:p>
              </table:table-cell>
            </table:table-row>
            <table:table-row>
              <table:table-cell office:value-type="float" office:value="8.19999999999999">
                <text:p>8.1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4644127398">
                <text:p>25.0004644127398</text:p>
              </table:table-cell>
            </table:table-row>
            <table:table-row>
              <table:table-cell office:value-type="float" office:value="8.29999999999999">
                <text:p>8.2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4146986196">
                <text:p>25.0004146986196</text:p>
              </table:table-cell>
            </table:table-row>
            <table:table-row>
              <table:table-cell office:value-type="float" office:value="8.39999999999999">
                <text:p>8.3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3703062607">
                <text:p>25.0003703062607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330665983">
                <text:p>25.000330665983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2952690892">
                <text:p>25.0002952690892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2636613366">
                <text:p>25.0002636613366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2354371079">
                <text:p>25.0002354371079</text:p>
              </table:table-cell>
            </table:table-row>
            <table:table-row>
              <table:table-cell office:value-type="float" office:value="8.89999999999998">
                <text:p>8.8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210234206">
                <text:p>25.000210234206</text:p>
              </table:table-cell>
            </table:table-row>
            <table:table-row>
              <table:table-cell office:value-type="float" office:value="8.99999999999998">
                <text:p>8.9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877292063">
                <text:p>25.0001877292063</text:p>
              </table:table-cell>
            </table:table-row>
            <table:table-row>
              <table:table-cell office:value-type="float" office:value="9.09999999999998">
                <text:p>9.0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676333055">
                <text:p>25.0001676333055</text:p>
              </table:table-cell>
            </table:table-row>
            <table:table-row>
              <table:table-cell office:value-type="float" office:value="9.19999999999998">
                <text:p>9.1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496886163">
                <text:p>25.0001496886163</text:p>
              </table:table-cell>
            </table:table-row>
            <table:table-row>
              <table:table-cell office:value-type="float" office:value="9.29999999999998">
                <text:p>9.2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336648572">
                <text:p>25.0001336648572</text:p>
              </table:table-cell>
            </table:table-row>
            <table:table-row>
              <table:table-cell office:value-type="float" office:value="9.39999999999998">
                <text:p>9.3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193563979">
                <text:p>25.0001193563979</text:p>
              </table:table-cell>
            </table:table-row>
            <table:table-row>
              <table:table-cell office:value-type="float" office:value="9.49999999999998">
                <text:p>9.4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1065796202">
                <text:p>25.0001065796202</text:p>
              </table:table-cell>
            </table:table-row>
            <table:table-row>
              <table:table-cell office:value-type="float" office:value="9.59999999999998">
                <text:p>9.5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951705619">
                <text:p>25.0000951705619</text:p>
              </table:table-cell>
            </table:table-row>
            <table:table-row>
              <table:table-cell office:value-type="float" office:value="9.69999999999998">
                <text:p>9.6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849828122">
                <text:p>25.0000849828122</text:p>
              </table:table-cell>
            </table:table-row>
            <table:table-row>
              <table:table-cell office:value-type="float" office:value="9.79999999999998">
                <text:p>9.799999999999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0000758856333">
                <text:p>25.0000758856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heet1_2.F2:Sheet1_2.J100 Sheet1_2.G1:Sheet1_2.J1" chart:data-source-has-labels="both" svg:x="0.32cm" svg:y="0.18cm" svg:width="13.328cm" svg:height="8.64cm">
          <chartooo:coordinate-region svg:x="1.418cm" svg:y="0.332cm" svg:width="12.23cm" svg:height="7.443cm"/>
          <chart:axis chart:dimension="x" chart:name="primary-x" chart:style-name="ch4" chartooo:axis-type="auto">
            <chartooo:date-scale/>
            <chart:categories table:cell-range-address="Sheet1_2.F2:Sheet1_2.F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G2:Sheet1_2.G100" chart:label-cell-address="Sheet1_2.G1:Sheet1_2.G1" chart:class="chart:line">
            <chart:data-point chart:repeated="99"/>
          </chart:series>
          <chart:series chart:style-name="ch7" chart:values-cell-range-address="Sheet1_2.H2:Sheet1_2.H100" chart:label-cell-address="Sheet1_2.H1:Sheet1_2.H1" chart:class="chart:line">
            <chart:data-point chart:repeated="99"/>
          </chart:series>
          <chart:series chart:style-name="ch8" chart:values-cell-range-address="Sheet1_2.I2:Sheet1_2.I100" chart:label-cell-address="Sheet1_2.I1:Sheet1_2.I1" chart:class="chart:line">
            <chart:data-point chart:repeated="99"/>
          </chart:series>
          <chart:series chart:style-name="ch9" chart:values-cell-range-address="Sheet1_2.J2:Sheet1_2.J100" chart:label-cell-address="Sheet1_2.J1:Sheet1_2.J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_2.G1:Sheet1_2.G1</svg:desc>
                </draw:g>
              </table:table-cell>
              <table:table-cell office:value-type="string">
                <text:p>Q</text:p>
                <draw:g>
                  <svg:desc>Sheet1_2.H1:Sheet1_2.H1</svg:desc>
                </draw:g>
              </table:table-cell>
              <table:table-cell office:value-type="string">
                <text:p>Tout</text:p>
                <draw:g>
                  <svg:desc>Sheet1_2.I1:Sheet1_2.I1</svg:desc>
                </draw:g>
              </table:table-cell>
              <table:table-cell office:value-type="string">
                <text:p>Tin</text:p>
                <draw:g>
                  <svg:desc>Sheet1_2.J1:Sheet1_2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_2.F2:Sheet1_2.F100</svg:desc>
                </draw:g>
              </table:table-cell>
              <table:table-cell office:value-type="float" office:value="0">
                <text:p>0</text:p>
                <draw:g>
                  <svg:desc>Sheet1_2.G2:Sheet1_2.G100</svg:desc>
                </draw:g>
              </table:table-cell>
              <table:table-cell office:value-type="float" office:value="0">
                <text:p>0</text:p>
                <draw:g>
                  <svg:desc>Sheet1_2.H2:Sheet1_2.H100</svg:desc>
                </draw:g>
              </table:table-cell>
              <table:table-cell office:value-type="float" office:value="25">
                <text:p>25</text:p>
                <draw:g>
                  <svg:desc>Sheet1_2.I2:Sheet1_2.I100</svg:desc>
                </draw:g>
              </table:table-cell>
              <table:table-cell office:value-type="float" office:value="30">
                <text:p>30</text:p>
                <draw:g>
                  <svg:desc>Sheet1_2.J2:Sheet1_2.J10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.4005994005994">
                <text:p>29.400599400599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8730550169112">
                <text:p>28.873055016911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4087527171815">
                <text:p>28.4087527171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0001110328041">
                <text:p>28.000111032804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6404573625379">
                <text:p>27.640457362537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3239190173785">
                <text:p>27.323919017378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0453273269835">
                <text:p>27.04532732698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8001332418306">
                <text:p>26.80013324183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5843330529998">
                <text:p>26.58433305299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3944030166761">
                <text:p>26.394403016676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2272418158758">
                <text:p>26.227241815875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0801199198667">
                <text:p>26.080119919866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9506350143882">
                <text:p>25.950635014388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8366727749011">
                <text:p>25.836672774901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7363723423455">
                <text:p>25.736372342345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480959376687">
                <text:p>25.648095937668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704021189672">
                <text:p>25.570402118967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020222445655">
                <text:p>25.502022244565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418397577045">
                <text:p>25.44183975770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3888719545831">
                <text:p>25.388871954583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4343843685275">
                <text:p>25.43438436852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4735314098923">
                <text:p>25.473531409892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5072033405767">
                <text:p>25.507203340576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5361659103262">
                <text:p>25.536165910326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5610777710198">
                <text:p>25.561077771019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5825054553927">
                <text:p>25.582505455392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009362608323">
                <text:p>25.600936260832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167893312453">
                <text:p>25.616789331245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304251890132">
                <text:p>25.63042518901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421539338066">
                <text:p>25.6421539338066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4524420949126">
                <text:p>25.452442094912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2892633803394">
                <text:p>25.2892633803394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1489068636086">
                <text:p>25.148906863608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0281806289381">
                <text:p>25.02818062893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9243391823333">
                <text:p>24.924339182333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835021014974">
                <text:p>24.835021014974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7581948989936">
                <text:p>24.758194898993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6921136943392">
                <text:p>24.692113694339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6352746162098">
                <text:p>24.63527461620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5863850594972">
                <text:p>24.5863850594972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6359692681489">
                <text:p>24.635969268148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6796093159232">
                <text:p>24.679609315923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7180177895388">
                <text:p>24.718017789538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751821850733">
                <text:p>24.75182185073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7815734770187">
                <text:p>24.781573477018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077584747787">
                <text:p>24.807758474778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308044118682">
                <text:p>24.830804411868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510875992566">
                <text:p>24.851087599256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689392357094">
                <text:p>24.86893923570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8846508158441">
                <text:p>24.884650815844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8008834689728">
                <text:p>24.800883468972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7288318349506">
                <text:p>24.728831834950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66685735254">
                <text:p>24.66685735254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613550629907">
                <text:p>24.61355062990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567699392957">
                <text:p>24.56769939295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5282609164195">
                <text:p>24.528260916419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943383107265">
                <text:p>24.494338310726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651601254101">
                <text:p>24.465160125410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400628051729">
                <text:p>24.44006280517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184755996542">
                <text:p>24.4184755996542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799507983319">
                <text:p>24.799507983319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1272491245131">
                <text:p>25.1272491245131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4091523438619">
                <text:p>25.4091523438619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516285395256">
                <text:p>25.6516285395256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860191980551">
                <text:p>25.860191980551</text:p>
              </table:table-cell>
            </table:table-row>
            <table:table-row>
              <table:table-cell office:value-type="float" office:value="6.59999999999999">
                <text:p>6.5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0395857095449">
                <text:p>26.0395857095449</text:p>
              </table:table-cell>
            </table:table-row>
            <table:table-row>
              <table:table-cell office:value-type="float" office:value="6.69999999999999">
                <text:p>6.6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1938894065116">
                <text:p>26.1938894065116</text:p>
              </table:table-cell>
            </table:table-row>
            <table:table-row>
              <table:table-cell office:value-type="float" office:value="6.79999999999999">
                <text:p>6.7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3266121668397">
                <text:p>26.3266121668397</text:p>
              </table:table-cell>
            </table:table-row>
            <table:table-row>
              <table:table-cell office:value-type="float" office:value="6.89999999999999">
                <text:p>6.8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4407723033456">
                <text:p>26.4407723033456</text:p>
              </table:table-cell>
            </table:table-row>
            <table:table-row>
              <table:table-cell office:value-type="float" office:value="6.99999999999999">
                <text:p>6.9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5389659871934">
                <text:p>26.5389659871934</text:p>
              </table:table-cell>
            </table:table-row>
            <table:table-row>
              <table:table-cell office:value-type="float" office:value="7.09999999999999">
                <text:p>7.0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7540749597576">
                <text:p>26.7540749597576</text:p>
              </table:table-cell>
            </table:table-row>
            <table:table-row>
              <table:table-cell office:value-type="float" office:value="7.19999999999999">
                <text:p>7.1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9433966429035">
                <text:p>26.9433966429035</text:p>
              </table:table-cell>
            </table:table-row>
            <table:table-row>
              <table:table-cell office:value-type="float" office:value="7.29999999999999">
                <text:p>7.2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110022419978">
                <text:p>27.110022419978</text:p>
              </table:table-cell>
            </table:table-row>
            <table:table-row>
              <table:table-cell office:value-type="float" office:value="7.39999999999999">
                <text:p>7.3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2566730789217">
                <text:p>27.2566730789217</text:p>
              </table:table-cell>
            </table:table-row>
            <table:table-row>
              <table:table-cell office:value-type="float" office:value="7.49999999999999">
                <text:p>7.4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3857432392908">
                <text:p>27.3857432392908</text:p>
              </table:table-cell>
            </table:table-row>
            <table:table-row>
              <table:table-cell office:value-type="float" office:value="7.59999999999999">
                <text:p>7.5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4993404533618">
                <text:p>27.4993404533618</text:p>
              </table:table-cell>
            </table:table-row>
            <table:table-row>
              <table:table-cell office:value-type="float" office:value="7.69999999999999">
                <text:p>7.6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5993196197919">
                <text:p>27.5993196197919</text:p>
              </table:table-cell>
            </table:table-row>
            <table:table-row>
              <table:table-cell office:value-type="float" office:value="7.79999999999999">
                <text:p>7.7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6873132717649">
                <text:p>27.6873132717649</text:p>
              </table:table-cell>
            </table:table-row>
            <table:table-row>
              <table:table-cell office:value-type="float" office:value="7.89999999999999">
                <text:p>7.8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7647582341907">
                <text:p>27.7647582341907</text:p>
              </table:table-cell>
            </table:table-row>
            <table:table-row>
              <table:table-cell office:value-type="float" office:value="7.99999999999999">
                <text:p>7.9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8329190852368">
                <text:p>27.8329190852368</text:p>
              </table:table-cell>
            </table:table-row>
            <table:table-row>
              <table:table-cell office:value-type="float" office:value="8.09999999999999">
                <text:p>8.0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4933084056879">
                <text:p>27.4933084056879</text:p>
              </table:table-cell>
            </table:table-row>
            <table:table-row>
              <table:table-cell office:value-type="float" office:value="8.19999999999999">
                <text:p>8.1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1944102951159">
                <text:p>27.1944102951159</text:p>
              </table:table-cell>
            </table:table-row>
            <table:table-row>
              <table:table-cell office:value-type="float" office:value="8.29999999999999">
                <text:p>8.2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9313441258713">
                <text:p>26.9313441258713</text:p>
              </table:table-cell>
            </table:table-row>
            <table:table-row>
              <table:table-cell office:value-type="float" office:value="8.39999999999999">
                <text:p>8.3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6998143605321">
                <text:p>26.6998143605321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4960404112175">
                <text:p>26.4960404112175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3166949073753">
                <text:p>26.3166949073753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1588493640336">
                <text:p>26.1588493640336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0199263633502">
                <text:p>26.0199263633502</text:p>
              </table:table-cell>
            </table:table-row>
            <table:table-row>
              <table:table-cell office:value-type="float" office:value="8.89999999999998">
                <text:p>8.8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8976574686429">
                <text:p>25.8976574686429</text:p>
              </table:table-cell>
            </table:table-row>
            <table:table-row>
              <table:table-cell office:value-type="float" office:value="8.99999999999998">
                <text:p>8.9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7900461836907">
                <text:p>25.7900461836907</text:p>
              </table:table-cell>
            </table:table-row>
            <table:table-row>
              <table:table-cell office:value-type="float" office:value="9.09999999999998">
                <text:p>9.0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95335352479">
                <text:p>25.695335352479</text:p>
              </table:table-cell>
            </table:table-row>
            <table:table-row>
              <table:table-cell office:value-type="float" office:value="9.19999999999998">
                <text:p>9.1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11978467067">
                <text:p>25.611978467067</text:p>
              </table:table-cell>
            </table:table-row>
            <table:table-row>
              <table:table-cell office:value-type="float" office:value="9.29999999999998">
                <text:p>9.2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386144150709">
                <text:p>25.5386144150709</text:p>
              </table:table-cell>
            </table:table-row>
            <table:table-row>
              <table:table-cell office:value-type="float" office:value="9.39999999999998">
                <text:p>9.3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740452544231">
                <text:p>25.4740452544231</text:p>
              </table:table-cell>
            </table:table-row>
            <table:table-row>
              <table:table-cell office:value-type="float" office:value="9.49999999999998">
                <text:p>9.4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172166524942">
                <text:p>25.4172166524942</text:p>
              </table:table-cell>
            </table:table-row>
            <table:table-row>
              <table:table-cell office:value-type="float" office:value="9.59999999999998">
                <text:p>9.5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672006701772">
                <text:p>25.3672006701772</text:p>
              </table:table-cell>
            </table:table-row>
            <table:table-row>
              <table:table-cell office:value-type="float" office:value="9.69999999999998">
                <text:p>9.6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231806098163">
                <text:p>25.3231806098163</text:p>
              </table:table-cell>
            </table:table-row>
            <table:table-row>
              <table:table-cell office:value-type="float" office:value="9.79999999999998">
                <text:p>9.7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2844376795686">
                <text:p>25.28443767956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heet1_2.M2:Sheet1_2.Q100 Sheet1_2.N1:Sheet1_2.Q1" chart:data-source-has-labels="both" svg:x="0.32cm" svg:y="0.18cm" svg:width="13.328cm" svg:height="8.64cm">
          <chartooo:coordinate-region svg:x="1.418cm" svg:y="0.332cm" svg:width="12.23cm" svg:height="7.443cm"/>
          <chart:axis chart:dimension="x" chart:name="primary-x" chart:style-name="ch4" chartooo:axis-type="auto">
            <chartooo:date-scale/>
            <chart:categories table:cell-range-address="Sheet1_2.M2:Sheet1_2.M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N2:Sheet1_2.N100" chart:label-cell-address="Sheet1_2.N1:Sheet1_2.N1" chart:class="chart:line">
            <chart:data-point chart:repeated="99"/>
          </chart:series>
          <chart:series chart:style-name="ch7" chart:values-cell-range-address="Sheet1_2.O2:Sheet1_2.O100" chart:label-cell-address="Sheet1_2.O1:Sheet1_2.O1" chart:class="chart:line">
            <chart:data-point chart:repeated="99"/>
          </chart:series>
          <chart:series chart:style-name="ch8" chart:values-cell-range-address="Sheet1_2.P2:Sheet1_2.P100" chart:label-cell-address="Sheet1_2.P1:Sheet1_2.P1" chart:class="chart:line">
            <chart:data-point chart:repeated="99"/>
          </chart:series>
          <chart:series chart:style-name="ch9" chart:values-cell-range-address="Sheet1_2.Q2:Sheet1_2.Q100" chart:label-cell-address="Sheet1_2.Q1:Sheet1_2.Q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_2.N1:Sheet1_2.N1</svg:desc>
                </draw:g>
              </table:table-cell>
              <table:table-cell office:value-type="string">
                <text:p>Q</text:p>
                <draw:g>
                  <svg:desc>Sheet1_2.O1:Sheet1_2.O1</svg:desc>
                </draw:g>
              </table:table-cell>
              <table:table-cell office:value-type="string">
                <text:p>Tout</text:p>
                <draw:g>
                  <svg:desc>Sheet1_2.P1:Sheet1_2.P1</svg:desc>
                </draw:g>
              </table:table-cell>
              <table:table-cell office:value-type="string">
                <text:p>Tin</text:p>
                <draw:g>
                  <svg:desc>Sheet1_2.Q1:Sheet1_2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_2.M2:Sheet1_2.M100</svg:desc>
                </draw:g>
              </table:table-cell>
              <table:table-cell office:value-type="float" office:value="0">
                <text:p>0</text:p>
                <draw:g>
                  <svg:desc>Sheet1_2.N2:Sheet1_2.N100</svg:desc>
                </draw:g>
              </table:table-cell>
              <table:table-cell office:value-type="float" office:value="0">
                <text:p>0</text:p>
                <draw:g>
                  <svg:desc>Sheet1_2.O2:Sheet1_2.O100</svg:desc>
                </draw:g>
              </table:table-cell>
              <table:table-cell office:value-type="float" office:value="25">
                <text:p>25</text:p>
                <draw:g>
                  <svg:desc>Sheet1_2.P2:Sheet1_2.P100</svg:desc>
                </draw:g>
              </table:table-cell>
              <table:table-cell office:value-type="float" office:value="30">
                <text:p>30</text:p>
                <draw:g>
                  <svg:desc>Sheet1_2.Q2:Sheet1_2.Q10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.4647636039251">
                <text:p>29.464763603925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9868228077868">
                <text:p>28.986822807786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560044273501">
                <text:p>28.5600442735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8.1789512201378">
                <text:p>28.17895122013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8386531412649">
                <text:p>27.83865314126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5347830458574">
                <text:p>27.534783045857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2634414173981">
                <text:p>27.26344141739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0211461720031">
                <text:p>27.021146172003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8047879733944">
                <text:p>26.80478797339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6115903312826">
                <text:p>26.611590331282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4390739711096">
                <text:p>26.439073971109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2850250179132">
                <text:p>26.285025017913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1474665860224">
                <text:p>26.147466586022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0246334099986">
                <text:p>26.024633409998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9149491912655">
                <text:p>25.914949191265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8170063697206">
                <text:p>25.817006369720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7295480607407">
                <text:p>25.729548060740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514519257818">
                <text:p>25.651451925781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817157695875">
                <text:p>25.5817157695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5978838980536">
                <text:p>25.597883898053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120679584509">
                <text:p>25.612067958450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245114252242">
                <text:p>25.624511425224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354278949093">
                <text:p>25.635427894909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450047525935">
                <text:p>25.64500475259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534063884473">
                <text:p>25.653406388447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607770195402">
                <text:p>25.660777019540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672431653781">
                <text:p>25.667243165378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729158196556">
                <text:p>25.672915819655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6778923555023">
                <text:p>25.67789235550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5069764314892">
                <text:p>25.506976431489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3570344147524">
                <text:p>25.357034414752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2254924972105">
                <text:p>25.225492497210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1100927150336">
                <text:p>25.110092715033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0088541898903">
                <text:p>25.008854189890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920039126466">
                <text:p>24.92003912646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8421229825879">
                <text:p>24.842122982587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7737682999163">
                <text:p>24.773768299916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7138017459959">
                <text:p>24.713801745995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6611939735867">
                <text:p>24.66119397358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6974622368959">
                <text:p>24.697462236895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729848081296">
                <text:p>24.72984808129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7587671091679">
                <text:p>24.758767109167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7845904337887">
                <text:p>24.784590433788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076494417685">
                <text:p>24.807649441768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282400456827">
                <text:p>24.828240045682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466264814704">
                <text:p>24.846626481470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630446993326">
                <text:p>24.863044699332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777053916432">
                <text:p>24.877705391643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8907966967304">
                <text:p>24.89079669673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8164690307156">
                <text:p>24.8164690307156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7512624666933">
                <text:p>24.751262466693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6940577107851">
                <text:p>24.694057710785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6438728229968">
                <text:p>24.643872822996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599846361869">
                <text:p>24.59984636186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5612225975276">
                <text:p>24.561222597527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5273385393114">
                <text:p>24.527338539311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97612555302">
                <text:p>24.49761255530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715343884045">
                <text:p>24.471534388404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48656397603">
                <text:p>24.4486563976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7791494049189">
                <text:p>24.7791494049189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069086040844">
                <text:p>25.069086040844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3234431709215">
                <text:p>25.3234431709215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5465869258141">
                <text:p>25.5465869258141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7423476474908">
                <text:p>25.7423476474908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9140856384097">
                <text:p>25.9140856384097</text:p>
              </table:table-cell>
            </table:table-row>
            <table:table-row>
              <table:table-cell office:value-type="float" office:value="6.59999999999999">
                <text:p>6.5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0647488423061">
                <text:p>26.0647488423061</text:p>
              </table:table-cell>
            </table:table-row>
            <table:table-row>
              <table:table-cell office:value-type="float" office:value="6.69999999999999">
                <text:p>6.6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1969234466955">
                <text:p>26.1969234466955</text:p>
              </table:table-cell>
            </table:table-row>
            <table:table-row>
              <table:table-cell office:value-type="float" office:value="6.79999999999999">
                <text:p>6.7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3128782757026">
                <text:p>26.3128782757026</text:p>
              </table:table-cell>
            </table:table-row>
            <table:table-row>
              <table:table-cell office:value-type="float" office:value="6.89999999999999">
                <text:p>6.8999999999999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.4146037352354">
                <text:p>26.4146037352354</text:p>
              </table:table-cell>
            </table:table-row>
            <table:table-row>
              <table:table-cell office:value-type="float" office:value="6.99999999999999">
                <text:p>6.9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619998518261">
                <text:p>26.619998518261</text:p>
              </table:table-cell>
            </table:table-row>
            <table:table-row>
              <table:table-cell office:value-type="float" office:value="7.09999999999999">
                <text:p>7.0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8034063485988">
                <text:p>26.8034063485988</text:p>
              </table:table-cell>
            </table:table-row>
            <table:table-row>
              <table:table-cell office:value-type="float" office:value="7.19999999999999">
                <text:p>7.1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9671808697123">
                <text:p>26.9671808697123</text:p>
              </table:table-cell>
            </table:table-row>
            <table:table-row>
              <table:table-cell office:value-type="float" office:value="7.29999999999999">
                <text:p>7.2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1134237739357">
                <text:p>27.1134237739357</text:p>
              </table:table-cell>
            </table:table-row>
            <table:table-row>
              <table:table-cell office:value-type="float" office:value="7.39999999999999">
                <text:p>7.3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2440117731576">
                <text:p>27.2440117731576</text:p>
              </table:table-cell>
            </table:table-row>
            <table:table-row>
              <table:table-cell office:value-type="float" office:value="7.49999999999999">
                <text:p>7.4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3606206823646">
                <text:p>27.3606206823646</text:p>
              </table:table-cell>
            </table:table-row>
            <table:table-row>
              <table:table-cell office:value-type="float" office:value="7.59999999999999">
                <text:p>7.5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4647469251088">
                <text:p>27.4647469251088</text:p>
              </table:table-cell>
            </table:table-row>
            <table:table-row>
              <table:table-cell office:value-type="float" office:value="7.69999999999999">
                <text:p>7.6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5577267368724">
                <text:p>27.5577267368724</text:p>
              </table:table-cell>
            </table:table-row>
            <table:table-row>
              <table:table-cell office:value-type="float" office:value="7.79999999999999">
                <text:p>7.7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6407533127647">
                <text:p>27.6407533127647</text:p>
              </table:table-cell>
            </table:table-row>
            <table:table-row>
              <table:table-cell office:value-type="float" office:value="7.89999999999999">
                <text:p>7.89999999999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7148921196053">
                <text:p>27.7148921196053</text:p>
              </table:table-cell>
            </table:table-row>
            <table:table-row>
              <table:table-cell office:value-type="float" office:value="7.99999999999999">
                <text:p>7.9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4242703048393">
                <text:p>27.4242703048393</text:p>
              </table:table-cell>
            </table:table-row>
            <table:table-row>
              <table:table-cell office:value-type="float" office:value="8.09999999999999">
                <text:p>8.0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7.1647587646246">
                <text:p>27.1647587646246</text:p>
              </table:table-cell>
            </table:table-row>
            <table:table-row>
              <table:table-cell office:value-type="float" office:value="8.19999999999999">
                <text:p>8.1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9330272287147">
                <text:p>26.9330272287147</text:p>
              </table:table-cell>
            </table:table-row>
            <table:table-row>
              <table:table-cell office:value-type="float" office:value="8.29999999999999">
                <text:p>8.2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7261019232323">
                <text:p>26.7261019232323</text:p>
              </table:table-cell>
            </table:table-row>
            <table:table-row>
              <table:table-cell office:value-type="float" office:value="8.39999999999999">
                <text:p>8.3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5413274087026">
                <text:p>26.5413274087026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3763325032215">
                <text:p>26.3763325032215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2289998534565">
                <text:p>26.2289998534565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.0974387629883">
                <text:p>26.0974387629883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9799609293054">
                <text:p>25.9799609293054</text:p>
              </table:table-cell>
            </table:table-row>
            <table:table-row>
              <table:table-cell office:value-type="float" office:value="8.89999999999998">
                <text:p>8.8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8750587780862">
                <text:p>25.8750587780862</text:p>
              </table:table-cell>
            </table:table-row>
            <table:table-row>
              <table:table-cell office:value-type="float" office:value="8.99999999999998">
                <text:p>8.9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7813861167389">
                <text:p>25.7813861167389</text:p>
              </table:table-cell>
            </table:table-row>
            <table:table-row>
              <table:table-cell office:value-type="float" office:value="9.09999999999998">
                <text:p>9.0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977408589257">
                <text:p>25.6977408589257</text:p>
              </table:table-cell>
            </table:table-row>
            <table:table-row>
              <table:table-cell office:value-type="float" office:value="9.19999999999998">
                <text:p>9.1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6230495983805">
                <text:p>25.6230495983805</text:p>
              </table:table-cell>
            </table:table-row>
            <table:table-row>
              <table:table-cell office:value-type="float" office:value="9.29999999999998">
                <text:p>9.2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5563538340579">
                <text:p>25.5563538340579</text:p>
              </table:table-cell>
            </table:table-row>
            <table:table-row>
              <table:table-cell office:value-type="float" office:value="9.39999999999998">
                <text:p>9.3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967976698412">
                <text:p>25.4967976698412</text:p>
              </table:table-cell>
            </table:table-row>
            <table:table-row>
              <table:table-cell office:value-type="float" office:value="9.49999999999998">
                <text:p>9.4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4436168309643">
                <text:p>25.4436168309643</text:p>
              </table:table-cell>
            </table:table-row>
            <table:table-row>
              <table:table-cell office:value-type="float" office:value="9.59999999999998">
                <text:p>9.5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961288561956">
                <text:p>25.3961288561956</text:p>
              </table:table-cell>
            </table:table-row>
            <table:table-row>
              <table:table-cell office:value-type="float" office:value="9.69999999999998">
                <text:p>9.6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537243399214">
                <text:p>25.3537243399214</text:p>
              </table:table-cell>
            </table:table-row>
            <table:table-row>
              <table:table-cell office:value-type="float" office:value="9.79999999999998">
                <text:p>9.7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.3158591117407">
                <text:p>25.31585911174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aecc05fe267cc68dde00352a451aa867b3b546a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